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" manifest:full-path="Object 6/Pictures/200001060000117500000CAD520555C6.svm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2.9047in"/>
    </style:style>
    <style:style style:name="co5" style:family="table-column">
      <style:table-column-properties fo:break-before="auto" style:column-width="0.5835in"/>
    </style:style>
    <style:style style:name="co6" style:family="table-column">
      <style:table-column-properties fo:break-before="auto" style:column-width="0.8291in"/>
    </style:style>
    <style:style style:name="co7" style:family="table-column">
      <style:table-column-properties fo:break-before="auto" style:column-width="2.8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Local host experiments</text:p>
          </table:table-cell>
          <table:table-cell office:value-type="string">
            <text:p>Avg Time</text:p>
          </table:table-cell>
          <table:table-cell/>
          <table:table-cell office:value-type="string">
            <text:p>2 clients experiments</text:p>
          </table:table-cell>
          <table:table-cell office:value-type="string">
            <text:p>Avg Times</text:p>
          </table:table-cell>
          <table:table-cell/>
          <table:table-cell office:value-type="string">
            <text:p>3 clients experiments</text:p>
          </table:table-cell>
          <table:table-cell/>
        </table:table-row>
        <table:table-row table:style-name="ro1">
          <table:table-cell office:value-type="string">
            <text:p>T0_1_OPENGL_1280x720_L10_C0.txt</text:p>
          </table:table-cell>
          <table:table-cell office:value-type="float" office:value="33.880853125">
            <text:p>33.88</text:p>
          </table:table-cell>
          <table:table-cell/>
          <table:table-cell office:value-type="string">
            <text:p>T0_2_OPENGL_1280x720_L10_C0.txt</text:p>
          </table:table-cell>
          <table:table-cell office:value-type="float" office:value="204.358919355">
            <text:p>204.36</text:p>
          </table:table-cell>
          <table:table-cell/>
          <table:table-cell office:value-type="string">
            <text:p>T0_3_OPENGL_1280x720_L10_C0.txt</text:p>
          </table:table-cell>
          <table:table-cell office:value-type="float" office:value="221.154842335">
            <text:p>221.15</text:p>
          </table:table-cell>
        </table:table-row>
        <table:table-row table:style-name="ro1">
          <table:table-cell office:value-type="string">
            <text:p>T0_1_OPENGL_1280x720_L10_C1.txt</text:p>
          </table:table-cell>
          <table:table-cell office:value-type="float" office:value="79.8381151515">
            <text:p>79.84</text:p>
          </table:table-cell>
          <table:table-cell/>
          <table:table-cell office:value-type="string">
            <text:p>T0_2_OPENGL_1280x720_L10_C1.txt</text:p>
          </table:table-cell>
          <table:table-cell office:value-type="float" office:value="90.4803473012">
            <text:p>90.48</text:p>
          </table:table-cell>
          <table:table-cell/>
          <table:table-cell office:value-type="string">
            <text:p>T0_3_OPENGL_1280x720_L10_C1.txt</text:p>
          </table:table-cell>
          <table:table-cell office:value-type="float" office:value="96.3668895833">
            <text:p>96.37</text:p>
          </table:table-cell>
        </table:table-row>
        <table:table-row table:style-name="ro1">
          <table:table-cell office:value-type="string">
            <text:p>T0_1_OPENGL_1280x720_L100_C0.txt</text:p>
          </table:table-cell>
          <table:table-cell office:value-type="float" office:value="81.1825235294">
            <text:p>81.18</text:p>
          </table:table-cell>
          <table:table-cell/>
          <table:table-cell office:value-type="string">
            <text:p>T0_2_OPENGL_1280x720_L100_C0.txt</text:p>
          </table:table-cell>
          <table:table-cell office:value-type="float" office:value="184.425330966">
            <text:p>184.43</text:p>
          </table:table-cell>
          <table:table-cell/>
          <table:table-cell office:value-type="string">
            <text:p>T0_3_OPENGL_1280x720_L100_C0.txt</text:p>
          </table:table-cell>
          <table:table-cell office:value-type="float" office:value="135.382495935">
            <text:p>135.38</text:p>
          </table:table-cell>
        </table:table-row>
        <table:table-row table:style-name="ro1">
          <table:table-cell office:value-type="string">
            <text:p>T0_1_OPENGL_1280x720_L100_C1.txt</text:p>
          </table:table-cell>
          <table:table-cell office:value-type="float" office:value="252.0695">
            <text:p>252.07</text:p>
          </table:table-cell>
          <table:table-cell/>
          <table:table-cell office:value-type="string">
            <text:p>T0_2_OPENGL_1280x720_L100_C1.txt</text:p>
          </table:table-cell>
          <table:table-cell office:value-type="float" office:value="134.888005545">
            <text:p>134.89</text:p>
          </table:table-cell>
          <table:table-cell/>
          <table:table-cell office:value-type="string">
            <text:p>T0_3_OPENGL_1280x720_L100_C1.txt</text:p>
          </table:table-cell>
          <table:table-cell office:value-type="float" office:value="107.671058423">
            <text:p>107.67</text:p>
          </table:table-cell>
        </table:table-row>
        <table:table-row table:style-name="ro1">
          <table:table-cell office:value-type="string">
            <text:p>T0_1_OPENGL_1280x720_L200_C0.txt</text:p>
          </table:table-cell>
          <table:table-cell office:value-type="float" office:value="166.127935484">
            <text:p>166.13</text:p>
          </table:table-cell>
          <table:table-cell/>
          <table:table-cell office:value-type="string">
            <text:p>T0_2_OPENGL_1280x720_L200_C0.txt</text:p>
          </table:table-cell>
          <table:table-cell office:value-type="float" office:value="204.204315054">
            <text:p>204.2</text:p>
          </table:table-cell>
          <table:table-cell/>
          <table:table-cell office:value-type="string">
            <text:p>T0_3_OPENGL_1280x720_L200_C0.txt</text:p>
          </table:table-cell>
          <table:table-cell office:value-type="float" office:value="137.896156705">
            <text:p>137.9</text:p>
          </table:table-cell>
        </table:table-row>
        <table:table-row table:style-name="ro1">
          <table:table-cell office:value-type="string">
            <text:p>T0_1_OPENGL_1280x720_L200_C1.txt</text:p>
          </table:table-cell>
          <table:table-cell office:value-type="float" office:value="316.296428571">
            <text:p>316.3</text:p>
          </table:table-cell>
          <table:table-cell/>
          <table:table-cell office:value-type="string">
            <text:p>T0_2_OPENGL_1280x720_L200_C1.txt</text:p>
          </table:table-cell>
          <table:table-cell office:value-type="float" office:value="181.887">
            <text:p>181.89</text:p>
          </table:table-cell>
          <table:table-cell/>
          <table:table-cell office:value-type="string">
            <text:p>T0_3_OPENGL_1280x720_L200_C1.txt</text:p>
          </table:table-cell>
          <table:table-cell office:value-type="float" office:value="124.707901862">
            <text:p>124.71</text:p>
          </table:table-cell>
        </table:table-row>
        <table:table-row table:style-name="ro1">
          <table:table-cell office:value-type="string">
            <text:p>T0_1_OPENGL_1920x1080_L10_C0.txt</text:p>
          </table:table-cell>
          <table:table-cell office:value-type="float" office:value="98.7461921053">
            <text:p>98.75</text:p>
          </table:table-cell>
          <table:table-cell/>
          <table:table-cell office:value-type="string">
            <text:p>T0_2_OPENGL_1920x1080_L10_C0.txt</text:p>
          </table:table-cell>
          <table:table-cell office:value-type="float" office:value="357.483141115">
            <text:p>357.48</text:p>
          </table:table-cell>
          <table:table-cell/>
          <table:table-cell office:value-type="string">
            <text:p>T0_3_OPENGL_1920x1080_L10_C0.txt</text:p>
          </table:table-cell>
          <table:table-cell office:value-type="float" office:value="490.703086773">
            <text:p>490.7</text:p>
          </table:table-cell>
        </table:table-row>
        <table:table-row table:style-name="ro1">
          <table:table-cell office:value-type="string">
            <text:p>T0_1_OPENGL_1920x1080_L10_C1.txt</text:p>
          </table:table-cell>
          <table:table-cell office:value-type="float" office:value="177.558515152">
            <text:p>177.56</text:p>
          </table:table-cell>
          <table:table-cell/>
          <table:table-cell office:value-type="string">
            <text:p>T0_2_OPENGL_1920x1080_L10_C1.txt</text:p>
          </table:table-cell>
          <table:table-cell office:value-type="float" office:value="131.409720238">
            <text:p>131.41</text:p>
          </table:table-cell>
          <table:table-cell/>
          <table:table-cell office:value-type="string">
            <text:p>T0_3_OPENGL_1920x1080_L10_C1.txt</text:p>
          </table:table-cell>
          <table:table-cell office:value-type="float" office:value="136.209322876">
            <text:p>136.21</text:p>
          </table:table-cell>
        </table:table-row>
        <table:table-row table:style-name="ro1">
          <table:table-cell office:value-type="string">
            <text:p>T0_1_OPENGL_1920x1080_L100_C0.txt</text:p>
          </table:table-cell>
          <table:table-cell office:value-type="float" office:value="206.669555556">
            <text:p>206.67</text:p>
          </table:table-cell>
          <table:table-cell/>
          <table:table-cell office:value-type="string">
            <text:p>T0_2_OPENGL_1920x1080_L100_C0.txt</text:p>
          </table:table-cell>
          <table:table-cell office:value-type="float" office:value="357.873139617">
            <text:p>357.87</text:p>
          </table:table-cell>
          <table:table-cell/>
          <table:table-cell office:value-type="string">
            <text:p>T0_3_OPENGL_1920x1080_L100_C0.txt</text:p>
          </table:table-cell>
          <table:table-cell office:value-type="float" office:value="250.483195402">
            <text:p>250.48</text:p>
          </table:table-cell>
        </table:table-row>
        <table:table-row table:style-name="ro1">
          <table:table-cell office:value-type="string">
            <text:p>T0_1_OPENGL_1920x1080_L100_C1.txt</text:p>
          </table:table-cell>
          <table:table-cell office:value-type="float" office:value="448.749758621">
            <text:p>448.75</text:p>
          </table:table-cell>
          <table:table-cell/>
          <table:table-cell office:value-type="string">
            <text:p>T0_2_OPENGL_1920x1080_L100_C1.txt</text:p>
          </table:table-cell>
          <table:table-cell office:value-type="float" office:value="254.515867205">
            <text:p>254.52</text:p>
          </table:table-cell>
          <table:table-cell/>
          <table:table-cell office:value-type="string">
            <text:p>T0_3_OPENGL_1920x1080_L100_C1.txt</text:p>
          </table:table-cell>
          <table:table-cell office:value-type="float" office:value="169.354903941">
            <text:p>169.35</text:p>
          </table:table-cell>
        </table:table-row>
        <table:table-row table:style-name="ro1">
          <table:table-cell office:value-type="string">
            <text:p>T0_1_OPENGL_1920x1080_L200_C0.txt</text:p>
          </table:table-cell>
          <table:table-cell office:value-type="float" office:value="401.911404762">
            <text:p>401.91</text:p>
          </table:table-cell>
          <table:table-cell/>
          <table:table-cell office:value-type="string">
            <text:p>T0_2_OPENGL_1920x1080_L200_C0.txt</text:p>
          </table:table-cell>
          <table:table-cell office:value-type="float" office:value="382.082806985">
            <text:p>382.08</text:p>
          </table:table-cell>
          <table:table-cell/>
          <table:table-cell office:value-type="string">
            <text:p>T0_3_OPENGL_1920x1080_L200_C0.txt</text:p>
          </table:table-cell>
          <table:table-cell office:value-type="float" office:value="288.024959877">
            <text:p>288.02</text:p>
          </table:table-cell>
        </table:table-row>
        <table:table-row table:style-name="ro1">
          <table:table-cell office:value-type="string">
            <text:p>T0_1_OPENGL_1920x1080_L200_C1.txt</text:p>
          </table:table-cell>
          <table:table-cell office:value-type="float" office:value="719.633030303">
            <text:p>719.63</text:p>
          </table:table-cell>
          <table:table-cell/>
          <table:table-cell office:value-type="string">
            <text:p>T0_2_OPENGL_1920x1080_L200_C1.txt</text:p>
          </table:table-cell>
          <table:table-cell office:value-type="float" office:value="297.666637395">
            <text:p>297.67</text:p>
          </table:table-cell>
          <table:table-cell/>
          <table:table-cell office:value-type="string">
            <text:p>T0_3_OPENGL_1920x1080_L200_C1.txt</text:p>
          </table:table-cell>
          <table:table-cell office:value-type="float" office:value="224.044699056">
            <text:p>224.04</text:p>
          </table:table-cell>
        </table:table-row>
        <table:table-row table:style-name="ro1">
          <table:table-cell office:value-type="string">
            <text:p>T0_1_OPENGL_640x480_L10_C0.txt</text:p>
          </table:table-cell>
          <table:table-cell office:value-type="float" office:value="12.4306225806">
            <text:p>12.43</text:p>
          </table:table-cell>
          <table:table-cell/>
          <table:table-cell office:value-type="string">
            <text:p>T0_2_OPENGL_640x480_L10_C0.txt</text:p>
          </table:table-cell>
          <table:table-cell office:value-type="float" office:value="97.1337382389">
            <text:p>97.13</text:p>
          </table:table-cell>
          <table:table-cell/>
          <table:table-cell office:value-type="string">
            <text:p>T0_3_OPENGL_640x480_L10_C0.txt</text:p>
          </table:table-cell>
          <table:table-cell office:value-type="float" office:value="81.4655676136">
            <text:p>81.47</text:p>
          </table:table-cell>
        </table:table-row>
        <table:table-row table:style-name="ro1">
          <table:table-cell office:value-type="string">
            <text:p>T0_1_OPENGL_640x480_L10_C1.txt</text:p>
          </table:table-cell>
          <table:table-cell office:value-type="float" office:value="22.05219">
            <text:p>22.05</text:p>
          </table:table-cell>
          <table:table-cell/>
          <table:table-cell office:value-type="string">
            <text:p>T0_2_OPENGL_640x480_L10_C1.txt</text:p>
          </table:table-cell>
          <table:table-cell office:value-type="float" office:value="67.2152732143">
            <text:p>67.22</text:p>
          </table:table-cell>
          <table:table-cell/>
          <table:table-cell office:value-type="string">
            <text:p>T0_3_OPENGL_640x480_L10_C1.txt</text:p>
          </table:table-cell>
          <table:table-cell table:style-name="ce1" office:value-type="float" office:value="1.48636888889E+212">
            <text:p>1.49E+212</text:p>
          </table:table-cell>
        </table:table-row>
        <table:table-row table:style-name="ro1">
          <table:table-cell office:value-type="string">
            <text:p>T0_1_OPENGL_640x480_L100_C0.txt</text:p>
          </table:table-cell>
          <table:table-cell office:value-type="float" office:value="26.5866677419">
            <text:p>26.59</text:p>
          </table:table-cell>
          <table:table-cell/>
          <table:table-cell office:value-type="string">
            <text:p>T0_2_OPENGL_640x480_L100_C0.txt</text:p>
          </table:table-cell>
          <table:table-cell office:value-type="float" office:value="65.6141597527">
            <text:p>65.61</text:p>
          </table:table-cell>
          <table:table-cell/>
          <table:table-cell office:value-type="string">
            <text:p>T0_3_OPENGL_640x480_L100_C0.txt</text:p>
          </table:table-cell>
          <table:table-cell office:value-type="float" office:value="44.7505641219">
            <text:p>44.75</text:p>
          </table:table-cell>
        </table:table-row>
        <table:table-row table:style-name="ro1">
          <table:table-cell office:value-type="string">
            <text:p>T0_1_OPENGL_640x480_L100_C1.txt</text:p>
          </table:table-cell>
          <table:table-cell office:value-type="float" office:value="49.1852096774">
            <text:p>49.19</text:p>
          </table:table-cell>
          <table:table-cell/>
          <table:table-cell office:value-type="string">
            <text:p>T0_2_OPENGL_640x480_L100_C1.txt</text:p>
          </table:table-cell>
          <table:table-cell office:value-type="float" office:value="56.0090548531">
            <text:p>56.01</text:p>
          </table:table-cell>
          <table:table-cell/>
          <table:table-cell office:value-type="string">
            <text:p>T0_3_OPENGL_640x480_L100_C1.txt</text:p>
          </table:table-cell>
          <table:table-cell office:value-type="float" office:value="33.3175675175">
            <text:p>33.32</text:p>
          </table:table-cell>
        </table:table-row>
        <table:table-row table:style-name="ro1">
          <table:table-cell office:value-type="string">
            <text:p>T0_1_OPENGL_640x480_L200_C0.txt</text:p>
          </table:table-cell>
          <table:table-cell office:value-type="float" office:value="44.1435766667">
            <text:p>44.14</text:p>
          </table:table-cell>
          <table:table-cell/>
          <table:table-cell office:value-type="string">
            <text:p>T0_2_OPENGL_640x480_L200_C0.txt</text:p>
          </table:table-cell>
          <table:table-cell office:value-type="float" office:value="76.0137581395">
            <text:p>76.01</text:p>
          </table:table-cell>
          <table:table-cell/>
          <table:table-cell office:value-type="string">
            <text:p>T0_3_OPENGL_640x480_L200_C0.txt</text:p>
          </table:table-cell>
          <table:table-cell office:value-type="float" office:value="53.0012049672">
            <text:p>53</text:p>
          </table:table-cell>
        </table:table-row>
        <table:table-row table:style-name="ro1">
          <table:table-cell office:value-type="string">
            <text:p>T0_1_OPENGL_640x480_L200_C1.txt</text:p>
          </table:table-cell>
          <table:table-cell office:value-type="float" office:value="68.183025">
            <text:p>68.18</text:p>
          </table:table-cell>
          <table:table-cell/>
          <table:table-cell office:value-type="string">
            <text:p>T0_2_OPENGL_640x480_L200_C1.txt</text:p>
          </table:table-cell>
          <table:table-cell office:value-type="float" office:value="67.7856450535">
            <text:p>67.79</text:p>
          </table:table-cell>
          <table:table-cell/>
          <table:table-cell office:value-type="string">
            <text:p>T0_3_OPENGL_640x480_L200_C1.txt</text:p>
          </table:table-cell>
          <table:table-cell office:value-type="float" office:value="49.5883203962">
            <text:p>49.59</text:p>
          </table:table-cell>
        </table:table-row>
        <table:table-row table:style-name="ro1">
          <table:table-cell office:value-type="string">
            <text:p>T0_1_VULKAN_1280x720_L10_C0.txt</text:p>
          </table:table-cell>
          <table:table-cell office:value-type="float" office:value="44.2673181818">
            <text:p>44.27</text:p>
          </table:table-cell>
          <table:table-cell/>
          <table:table-cell office:value-type="string">
            <text:p>T0_2_VULKAN_1280x720_L10_C0.txt</text:p>
          </table:table-cell>
          <table:table-cell office:value-type="float" office:value="195.767238095">
            <text:p>195.77</text:p>
          </table:table-cell>
          <table:table-cell/>
          <table:table-cell office:value-type="string">
            <text:p>T0_3_VULKAN_1280x720_L10_C0.txt</text:p>
          </table:table-cell>
          <table:table-cell office:value-type="float" office:value="217.385630036">
            <text:p>217.39</text:p>
          </table:table-cell>
        </table:table-row>
        <table:table-row table:style-name="ro1">
          <table:table-cell office:value-type="string">
            <text:p>T0_1_VULKAN_1280x720_L10_C1.txt</text:p>
          </table:table-cell>
          <table:table-cell office:value-type="float" office:value="698.234758621">
            <text:p>698.23</text:p>
          </table:table-cell>
          <table:table-cell/>
          <table:table-cell office:value-type="string">
            <text:p>T0_2_VULKAN_1280x720_L10_C1.txt</text:p>
          </table:table-cell>
          <table:table-cell office:value-type="float" office:value="129.503689338">
            <text:p>129.5</text:p>
          </table:table-cell>
          <table:table-cell/>
          <table:table-cell office:value-type="string">
            <text:p>T0_3_VULKAN_1280x720_L10_C1.txt</text:p>
          </table:table-cell>
          <table:table-cell office:value-type="float" office:value="133.531595238">
            <text:p>133.53</text:p>
          </table:table-cell>
        </table:table-row>
        <table:table-row table:style-name="ro1">
          <table:table-cell office:value-type="string">
            <text:p>T0_1_VULKAN_1280x720_L100_C0.txt</text:p>
          </table:table-cell>
          <table:table-cell office:value-type="float" office:value="91.9768935484">
            <text:p>91.98</text:p>
          </table:table-cell>
          <table:table-cell/>
          <table:table-cell office:value-type="string">
            <text:p>T0_2_VULKAN_1280x720_L100_C0.txt</text:p>
          </table:table-cell>
          <table:table-cell office:value-type="float" office:value="143.939530303">
            <text:p>143.94</text:p>
          </table:table-cell>
          <table:table-cell/>
          <table:table-cell office:value-type="string">
            <text:p>T0_3_VULKAN_1280x720_L100_C0.txt</text:p>
          </table:table-cell>
          <table:table-cell office:value-type="float" office:value="152.848865079">
            <text:p>152.85</text:p>
          </table:table-cell>
        </table:table-row>
        <table:table-row table:style-name="ro1">
          <table:table-cell office:value-type="string">
            <text:p>T0_1_VULKAN_1280x720_L100_C1.txt</text:p>
          </table:table-cell>
          <table:table-cell office:value-type="float" office:value="1415.17090909">
            <text:p>1415.17</text:p>
          </table:table-cell>
          <table:table-cell/>
          <table:table-cell office:value-type="string">
            <text:p>T0_2_VULKAN_1280x720_L100_C1.txt</text:p>
          </table:table-cell>
          <table:table-cell office:value-type="float" office:value="241.811290466">
            <text:p>241.81</text:p>
          </table:table-cell>
          <table:table-cell/>
          <table:table-cell office:value-type="string">
            <text:p>T0_3_VULKAN_1280x720_L100_C1.txt</text:p>
          </table:table-cell>
          <table:table-cell office:value-type="float" office:value="206.27493858">
            <text:p>206.27</text:p>
          </table:table-cell>
        </table:table-row>
        <table:table-row table:style-name="ro1">
          <table:table-cell office:value-type="string">
            <text:p>T0_1_VULKAN_1280x720_L200_C0.txt</text:p>
          </table:table-cell>
          <table:table-cell office:value-type="float" office:value="132.1446">
            <text:p>132.14</text:p>
          </table:table-cell>
          <table:table-cell/>
          <table:table-cell office:value-type="string">
            <text:p>T0_2_VULKAN_1280x720_L200_C0.txt</text:p>
          </table:table-cell>
          <table:table-cell office:value-type="float" office:value="280.164597782">
            <text:p>280.16</text:p>
          </table:table-cell>
          <table:table-cell/>
          <table:table-cell office:value-type="string">
            <text:p>T0_3_VULKAN_1280x720_L200_C0.txt</text:p>
          </table:table-cell>
          <table:table-cell office:value-type="float" office:value="162.135239068">
            <text:p>162.14</text:p>
          </table:table-cell>
        </table:table-row>
        <table:table-row table:style-name="ro1">
          <table:table-cell office:value-type="string">
            <text:p>T0_1_VULKAN_1280x720_L200_C1.txt</text:p>
          </table:table-cell>
          <table:table-cell office:value-type="float" office:value="1200.50055172">
            <text:p>1200.5</text:p>
          </table:table-cell>
          <table:table-cell/>
          <table:table-cell office:value-type="string">
            <text:p>T0_2_VULKAN_1280x720_L200_C1.txt</text:p>
          </table:table-cell>
          <table:table-cell office:value-type="float" office:value="290.234671875">
            <text:p>290.23</text:p>
          </table:table-cell>
          <table:table-cell/>
          <table:table-cell office:value-type="string">
            <text:p>T0_3_VULKAN_1280x720_L200_C1.txt</text:p>
          </table:table-cell>
          <table:table-cell office:value-type="float" office:value="245.863843657">
            <text:p>245.86</text:p>
          </table:table-cell>
        </table:table-row>
        <table:table-row table:style-name="ro1">
          <table:table-cell office:value-type="string">
            <text:p>T0_1_VULKAN_1920x1080_L10_C0.txt</text:p>
          </table:table-cell>
          <table:table-cell office:value-type="float" office:value="110.14868">
            <text:p>110.15</text:p>
          </table:table-cell>
          <table:table-cell/>
          <table:table-cell office:value-type="string">
            <text:p>T0_2_VULKAN_1920x1080_L10_C0.txt</text:p>
          </table:table-cell>
          <table:table-cell office:value-type="float" office:value="331.989562366">
            <text:p>331.99</text:p>
          </table:table-cell>
          <table:table-cell/>
          <table:table-cell office:value-type="string">
            <text:p>T0_3_VULKAN_1920x1080_L10_C0.txt</text:p>
          </table:table-cell>
          <table:table-cell office:value-type="float" office:value="492.604233333">
            <text:p>492.6</text:p>
          </table:table-cell>
        </table:table-row>
        <table:table-row table:style-name="ro1">
          <table:table-cell office:value-type="string">
            <text:p>T0_1_VULKAN_1920x1080_L10_C1.txt</text:p>
          </table:table-cell>
          <table:table-cell office:value-type="float" office:value="1782.58655172">
            <text:p>1782.59</text:p>
          </table:table-cell>
          <table:table-cell/>
          <table:table-cell office:value-type="string">
            <text:p>T0_2_VULKAN_1920x1080_L10_C1.txt</text:p>
          </table:table-cell>
          <table:table-cell office:value-type="float" office:value="228.566876624">
            <text:p>228.57</text:p>
          </table:table-cell>
          <table:table-cell/>
          <table:table-cell office:value-type="string">
            <text:p>T0_3_VULKAN_1920x1080_L10_C1.txt</text:p>
          </table:table-cell>
          <table:table-cell office:value-type="float" office:value="225.596114856">
            <text:p>225.6</text:p>
          </table:table-cell>
        </table:table-row>
        <table:table-row table:style-name="ro1">
          <table:table-cell office:value-type="string">
            <text:p>T0_1_VULKAN_1920x1080_L100_C0.txt</text:p>
          </table:table-cell>
          <table:table-cell office:value-type="float" office:value="254.495466667">
            <text:p>254.5</text:p>
          </table:table-cell>
          <table:table-cell/>
          <table:table-cell office:value-type="string">
            <text:p>T0_2_VULKAN_1920x1080_L100_C0.txt</text:p>
          </table:table-cell>
          <table:table-cell office:value-type="float" office:value="294.445066667">
            <text:p>294.45</text:p>
          </table:table-cell>
          <table:table-cell/>
          <table:table-cell office:value-type="string">
            <text:p>T0_3_VULKAN_1920x1080_L100_C0.txt</text:p>
          </table:table-cell>
          <table:table-cell office:value-type="float" office:value="258.579119854">
            <text:p>258.58</text:p>
          </table:table-cell>
        </table:table-row>
        <table:table-row table:style-name="ro1">
          <table:table-cell office:value-type="string">
            <text:p>T0_1_VULKAN_1920x1080_L100_C1.txt</text:p>
          </table:table-cell>
          <table:table-cell office:value-type="float" office:value="3275.4692">
            <text:p>3275.47</text:p>
          </table:table-cell>
          <table:table-cell/>
          <table:table-cell office:value-type="string">
            <text:p>T0_2_VULKAN_1920x1080_L100_C1.txt</text:p>
          </table:table-cell>
          <table:table-cell office:value-type="float" office:value="548.4579099">
            <text:p>548.46</text:p>
          </table:table-cell>
          <table:table-cell/>
          <table:table-cell office:value-type="string">
            <text:p>T0_3_VULKAN_1920x1080_L100_C1.txt</text:p>
          </table:table-cell>
          <table:table-cell office:value-type="float" office:value="463.782911364">
            <text:p>463.78</text:p>
          </table:table-cell>
        </table:table-row>
        <table:table-row table:style-name="ro1">
          <table:table-cell office:value-type="string">
            <text:p>T0_1_VULKAN_1920x1080_L200_C0.txt</text:p>
          </table:table-cell>
          <table:table-cell office:value-type="float" office:value="372.352275862">
            <text:p>372.35</text:p>
          </table:table-cell>
          <table:table-cell/>
          <table:table-cell office:value-type="string">
            <text:p>T0_2_VULKAN_1920x1080_L200_C0.txt</text:p>
          </table:table-cell>
          <table:table-cell office:value-type="float" office:value="294.755018518">
            <text:p>294.76</text:p>
          </table:table-cell>
          <table:table-cell/>
          <table:table-cell office:value-type="string">
            <text:p>T0_3_VULKAN_1920x1080_L200_C0.txt</text:p>
          </table:table-cell>
          <table:table-cell office:value-type="float" office:value="264.287689655">
            <text:p>264.29</text:p>
          </table:table-cell>
        </table:table-row>
        <table:table-row table:style-name="ro1">
          <table:table-cell office:value-type="string">
            <text:p>T0_1_VULKAN_1920x1080_L200_C1.txt</text:p>
          </table:table-cell>
          <table:table-cell office:value-type="float" office:value="3182.1875">
            <text:p>3182.19</text:p>
          </table:table-cell>
          <table:table-cell/>
          <table:table-cell office:value-type="string">
            <text:p>T0_2_VULKAN_1920x1080_L200_C1.txt</text:p>
          </table:table-cell>
          <table:table-cell office:value-type="float" office:value="519.734178572">
            <text:p>519.73</text:p>
          </table:table-cell>
          <table:table-cell/>
          <table:table-cell office:value-type="string">
            <text:p>T0_3_VULKAN_1920x1080_L200_C1.txt</text:p>
          </table:table-cell>
          <table:table-cell office:value-type="float" office:value="419.36535468">
            <text:p>419.37</text:p>
          </table:table-cell>
        </table:table-row>
        <table:table-row table:style-name="ro1">
          <table:table-cell office:value-type="string">
            <text:p>T0_1_VULKAN_640x480_L10_C0.txt</text:p>
          </table:table-cell>
          <table:table-cell office:value-type="float" office:value="13.3045633333">
            <text:p>13.3</text:p>
          </table:table-cell>
          <table:table-cell/>
          <table:table-cell office:value-type="string">
            <text:p>T0_2_VULKAN_640x480_L10_C0.txt</text:p>
          </table:table-cell>
          <table:table-cell office:value-type="float" office:value="90.3242712316">
            <text:p>90.32</text:p>
          </table:table-cell>
          <table:table-cell/>
          <table:table-cell office:value-type="string">
            <text:p>T0_3_VULKAN_640x480_L10_C0.txt</text:p>
          </table:table-cell>
          <table:table-cell office:value-type="float" office:value="79.0964408487">
            <text:p>79.1</text:p>
          </table:table-cell>
        </table:table-row>
        <table:table-row table:style-name="ro1">
          <table:table-cell office:value-type="string">
            <text:p>T0_1_VULKAN_640x480_L10_C1.txt</text:p>
          </table:table-cell>
          <table:table-cell office:value-type="float" office:value="177.196">
            <text:p>177.2</text:p>
          </table:table-cell>
          <table:table-cell/>
          <table:table-cell office:value-type="string">
            <text:p>T0_2_VULKAN_640x480_L10_C1.txt</text:p>
          </table:table-cell>
          <table:table-cell office:value-type="float" office:value="59.6933988095">
            <text:p>59.69</text:p>
          </table:table-cell>
          <table:table-cell/>
          <table:table-cell office:value-type="string">
            <text:p>T0_3_VULKAN_640x480_L10_C1.txt</text:p>
          </table:table-cell>
          <table:table-cell office:value-type="float" office:value="67.367700168">
            <text:p>67.37</text:p>
          </table:table-cell>
        </table:table-row>
        <table:table-row table:style-name="ro1">
          <table:table-cell office:value-type="string">
            <text:p>T0_1_VULKAN_640x480_L100_C0.txt</text:p>
          </table:table-cell>
          <table:table-cell office:value-type="float" office:value="24.72225">
            <text:p>24.72</text:p>
          </table:table-cell>
          <table:table-cell/>
          <table:table-cell office:value-type="string">
            <text:p>T0_2_VULKAN_640x480_L100_C0.txt</text:p>
          </table:table-cell>
          <table:table-cell office:value-type="float" office:value="47.1825238095">
            <text:p>47.18</text:p>
          </table:table-cell>
          <table:table-cell/>
          <table:table-cell office:value-type="string">
            <text:p>T0_3_VULKAN_640x480_L100_C0.txt</text:p>
          </table:table-cell>
          <table:table-cell office:value-type="float" office:value="83.1197596296">
            <text:p>83.12</text:p>
          </table:table-cell>
        </table:table-row>
        <table:table-row table:style-name="ro1">
          <table:table-cell office:value-type="string">
            <text:p>T0_1_VULKAN_640x480_L100_C1.txt</text:p>
          </table:table-cell>
          <table:table-cell office:value-type="float" office:value="368.856535714">
            <text:p>368.86</text:p>
          </table:table-cell>
          <table:table-cell/>
          <table:table-cell office:value-type="string">
            <text:p>T0_2_VULKAN_640x480_L100_C1.txt</text:p>
          </table:table-cell>
          <table:table-cell office:value-type="float" office:value="95.7356454301">
            <text:p>95.74</text:p>
          </table:table-cell>
          <table:table-cell/>
          <table:table-cell office:value-type="string">
            <text:p>T0_3_VULKAN_640x480_L100_C1.txt</text:p>
          </table:table-cell>
          <table:table-cell office:value-type="float" office:value="78.4086751058">
            <text:p>78.41</text:p>
          </table:table-cell>
        </table:table-row>
        <table:table-row table:style-name="ro1">
          <table:table-cell office:value-type="string">
            <text:p>T0_1_VULKAN_640x480_L200_C0.txt</text:p>
          </table:table-cell>
          <table:table-cell office:value-type="float" office:value="37.878771875">
            <text:p>37.88</text:p>
          </table:table-cell>
          <table:table-cell/>
          <table:table-cell office:value-type="string">
            <text:p>T0_2_VULKAN_640x480_L200_C0.txt</text:p>
          </table:table-cell>
          <table:table-cell office:value-type="float" office:value="47.4298682788">
            <text:p>47.43</text:p>
          </table:table-cell>
          <table:table-cell/>
          <table:table-cell office:value-type="string">
            <text:p>T0_3_VULKAN_640x480_L200_C0.txt</text:p>
          </table:table-cell>
          <table:table-cell office:value-type="float" office:value="90.0396688122">
            <text:p>90.04</text:p>
          </table:table-cell>
        </table:table-row>
        <table:table-row table:style-name="ro1">
          <table:table-cell office:value-type="string">
            <text:p>T0_1_VULKAN_640x480_L200_C1.txt</text:p>
          </table:table-cell>
          <table:table-cell office:value-type="float" office:value="385.102805556">
            <text:p>385.1</text:p>
          </table:table-cell>
          <table:table-cell/>
          <table:table-cell office:value-type="string">
            <text:p>T0_2_VULKAN_640x480_L200_C1.txt</text:p>
          </table:table-cell>
          <table:table-cell office:value-type="float" office:value="124.510675862">
            <text:p>124.51</text:p>
          </table:table-cell>
          <table:table-cell/>
          <table:table-cell office:value-type="string">
            <text:p>T0_OPENGL_1920x1080_L100_C0.txt</text:p>
          </table:table-cell>
          <table:table-cell office:value-type="float" office:value="82.6165550493">
            <text:p>82.62</text:p>
          </table:table-cell>
        </table:table-row>
        <table:table-row table:style-name="ro1">
          <table:table-cell office:value-type="string">
            <text:p>T1_1_OPENGL_1280x720_L100_C0.txt</text:p>
          </table:table-cell>
          <table:table-cell office:value-type="float" office:value="96.7842774194">
            <text:p>96.78</text:p>
          </table:table-cell>
          <table:table-cell/>
          <table:table-cell office:value-type="string">
            <text:p>T1_2_OPENGL_1280x720_L100_C0.txt</text:p>
          </table:table-cell>
          <table:table-cell office:value-type="float" office:value="163.281687192">
            <text:p>163.28</text:p>
          </table:table-cell>
          <table:table-cell/>
          <table:table-cell office:value-type="string">
            <text:p>T1_3_OPENGL_1280x720_L100_C0.txt</text:p>
          </table:table-cell>
          <table:table-cell office:value-type="float" office:value="123.597504301">
            <text:p>123.6</text:p>
          </table:table-cell>
        </table:table-row>
        <table:table-row table:style-name="ro1">
          <table:table-cell office:value-type="string">
            <text:p>T1_1_OPENGL_1280x720_L100_C1.txt</text:p>
          </table:table-cell>
          <table:table-cell office:value-type="float" office:value="164.319172414">
            <text:p>164.32</text:p>
          </table:table-cell>
          <table:table-cell/>
          <table:table-cell office:value-type="string">
            <text:p>T1_2_OPENGL_1280x720_L100_C1.txt</text:p>
          </table:table-cell>
          <table:table-cell office:value-type="float" office:value="56.1506364942">
            <text:p>56.15</text:p>
          </table:table-cell>
          <table:table-cell/>
          <table:table-cell office:value-type="string">
            <text:p>T1_3_OPENGL_1280x720_L100_C1.txt</text:p>
          </table:table-cell>
          <table:table-cell office:value-type="float" office:value="61.2485829861">
            <text:p>61.25</text:p>
          </table:table-cell>
        </table:table-row>
        <table:table-row table:style-name="ro1">
          <table:table-cell office:value-type="string">
            <text:p>T1_1_OPENGL_1280x720_L1000_C0.txt</text:p>
          </table:table-cell>
          <table:table-cell office:value-type="float" office:value="242.40428125">
            <text:p>242.4</text:p>
          </table:table-cell>
          <table:table-cell/>
          <table:table-cell office:value-type="string">
            <text:p>T1_2_OPENGL_1280x720_L1000_C0.txt</text:p>
          </table:table-cell>
          <table:table-cell office:value-type="float" office:value="165.152552381">
            <text:p>165.15</text:p>
          </table:table-cell>
          <table:table-cell/>
          <table:table-cell office:value-type="string">
            <text:p>T1_3_OPENGL_1280x720_L1000_C0.txt</text:p>
          </table:table-cell>
          <table:table-cell office:value-type="float" office:value="159.447543325">
            <text:p>159.45</text:p>
          </table:table-cell>
        </table:table-row>
        <table:table-row table:style-name="ro1">
          <table:table-cell office:value-type="string">
            <text:p>T1_1_OPENGL_1280x720_L1000_C1.txt</text:p>
          </table:table-cell>
          <table:table-cell office:value-type="float" office:value="237.0454375">
            <text:p>237.05</text:p>
          </table:table-cell>
          <table:table-cell/>
          <table:table-cell office:value-type="string">
            <text:p>T1_2_OPENGL_1280x720_L1000_C1.txt</text:p>
          </table:table-cell>
          <table:table-cell office:value-type="float" office:value="78.1008239416">
            <text:p>78.1</text:p>
          </table:table-cell>
          <table:table-cell/>
          <table:table-cell office:value-type="string">
            <text:p>T1_3_OPENGL_1280x720_L1000_C1.txt</text:p>
          </table:table-cell>
          <table:table-cell office:value-type="float" office:value="78.0754648148">
            <text:p>78.08</text:p>
          </table:table-cell>
        </table:table-row>
        <table:table-row table:style-name="ro1">
          <table:table-cell office:value-type="string">
            <text:p>T1_1_OPENGL_1280x720_L500_C0.txt</text:p>
          </table:table-cell>
          <table:table-cell office:value-type="float" office:value="109.328865625">
            <text:p>109.33</text:p>
          </table:table-cell>
          <table:table-cell/>
          <table:table-cell office:value-type="string">
            <text:p>T1_2_OPENGL_1280x720_L500_C0.txt</text:p>
          </table:table-cell>
          <table:table-cell office:value-type="float" office:value="158.037821429">
            <text:p>158.04</text:p>
          </table:table-cell>
          <table:table-cell/>
          <table:table-cell office:value-type="string">
            <text:p>T1_3_OPENGL_1280x720_L500_C0.txt</text:p>
          </table:table-cell>
          <table:table-cell office:value-type="float" office:value="134.924660897">
            <text:p>134.92</text:p>
          </table:table-cell>
        </table:table-row>
        <table:table-row table:style-name="ro1">
          <table:table-cell office:value-type="string">
            <text:p>T1_1_OPENGL_1280x720_L500_C1.txt</text:p>
          </table:table-cell>
          <table:table-cell office:value-type="float" office:value="162.36580588">
            <text:p>162.37</text:p>
          </table:table-cell>
          <table:table-cell/>
          <table:table-cell office:value-type="string">
            <text:p>T1_2_OPENGL_1280x720_L500_C1.txt</text:p>
          </table:table-cell>
          <table:table-cell office:value-type="float" office:value="68.3521332672">
            <text:p>68.35</text:p>
          </table:table-cell>
          <table:table-cell/>
          <table:table-cell office:value-type="string">
            <text:p>T1_3_OPENGL_1280x720_L500_C1.txt</text:p>
          </table:table-cell>
          <table:table-cell office:value-type="float" office:value="87.9152280788">
            <text:p>87.92</text:p>
          </table:table-cell>
        </table:table-row>
        <table:table-row table:style-name="ro1">
          <table:table-cell office:value-type="string">
            <text:p>T1_1_OPENGL_1920x1080_L100_C0.txt</text:p>
          </table:table-cell>
          <table:table-cell office:value-type="float" office:value="175.501909091">
            <text:p>175.5</text:p>
          </table:table-cell>
          <table:table-cell/>
          <table:table-cell office:value-type="string">
            <text:p>T1_2_OPENGL_1920x1080_L100_C0.txt</text:p>
          </table:table-cell>
          <table:table-cell office:value-type="float" office:value="335.332297414">
            <text:p>335.33</text:p>
          </table:table-cell>
          <table:table-cell/>
          <table:table-cell office:value-type="string">
            <text:p>T1_3_OPENGL_1920x1080_L100_C0.txt</text:p>
          </table:table-cell>
          <table:table-cell office:value-type="float" office:value="275.290588374">
            <text:p>275.29</text:p>
          </table:table-cell>
        </table:table-row>
        <table:table-row table:style-name="ro1">
          <table:table-cell office:value-type="string">
            <text:p>T1_1_OPENGL_1920x1080_L100_C1.txt</text:p>
          </table:table-cell>
          <table:table-cell office:value-type="float" office:value="353.7688">
            <text:p>353.77</text:p>
          </table:table-cell>
          <table:table-cell/>
          <table:table-cell office:value-type="string">
            <text:p>T1_2_OPENGL_1920x1080_L100_C1.txt</text:p>
          </table:table-cell>
          <table:table-cell office:value-type="float" office:value="167.135760997">
            <text:p>167.14</text:p>
          </table:table-cell>
          <table:table-cell/>
          <table:table-cell office:value-type="string">
            <text:p>T1_3_OPENGL_1920x1080_L100_C1.txt</text:p>
          </table:table-cell>
          <table:table-cell office:value-type="float" office:value="127.759345442">
            <text:p>127.76</text:p>
          </table:table-cell>
        </table:table-row>
        <table:table-row table:style-name="ro1">
          <table:table-cell office:value-type="string">
            <text:p>T1_1_OPENGL_1920x1080_L1000_C0.txt</text:p>
          </table:table-cell>
          <table:table-cell office:value-type="float" office:value="847.286833333">
            <text:p>847.29</text:p>
          </table:table-cell>
          <table:table-cell/>
          <table:table-cell office:value-type="string">
            <text:p>T1_2_OPENGL_1920x1080_L1000_C0.txt</text:p>
          </table:table-cell>
          <table:table-cell office:value-type="float" office:value="324.824462595">
            <text:p>324.82</text:p>
          </table:table-cell>
          <table:table-cell/>
          <table:table-cell office:value-type="string">
            <text:p>T1_3_OPENGL_1920x1080_L1000_C0.txt</text:p>
          </table:table-cell>
          <table:table-cell office:value-type="float" office:value="246.18287266">
            <text:p>246.18</text:p>
          </table:table-cell>
        </table:table-row>
        <table:table-row table:style-name="ro1">
          <table:table-cell office:value-type="string">
            <text:p>T1_1_OPENGL_1920x1080_L1000_C1.txt</text:p>
          </table:table-cell>
          <table:table-cell office:value-type="float" office:value="911.7948125">
            <text:p>911.79</text:p>
          </table:table-cell>
          <table:table-cell/>
          <table:table-cell office:value-type="string">
            <text:p>T1_2_OPENGL_1920x1080_L1000_C1.txt</text:p>
          </table:table-cell>
          <table:table-cell office:value-type="float" office:value="214.772319965">
            <text:p>214.77</text:p>
          </table:table-cell>
          <table:table-cell/>
          <table:table-cell office:value-type="string">
            <text:p>T1_3_OPENGL_1920x1080_L1000_C1.txt</text:p>
          </table:table-cell>
          <table:table-cell office:value-type="float" office:value="200.7119924">
            <text:p>200.71</text:p>
          </table:table-cell>
        </table:table-row>
        <table:table-row table:style-name="ro1">
          <table:table-cell office:value-type="string">
            <text:p>T1_1_OPENGL_1920x1080_L500_C0.txt</text:p>
          </table:table-cell>
          <table:table-cell office:value-type="float" office:value="382.909756757">
            <text:p>382.91</text:p>
          </table:table-cell>
          <table:table-cell/>
          <table:table-cell office:value-type="string">
            <text:p>T1_2_OPENGL_1920x1080_L500_C0.txt</text:p>
          </table:table-cell>
          <table:table-cell office:value-type="float" office:value="326.245625">
            <text:p>326.25</text:p>
          </table:table-cell>
          <table:table-cell/>
          <table:table-cell office:value-type="string">
            <text:p>T1_3_OPENGL_1920x1080_L500_C0.txt</text:p>
          </table:table-cell>
          <table:table-cell office:value-type="float" office:value="260.077235249">
            <text:p>260.08</text:p>
          </table:table-cell>
        </table:table-row>
        <table:table-row table:style-name="ro1">
          <table:table-cell office:value-type="string">
            <text:p>T1_1_OPENGL_1920x1080_L500_C1.txt</text:p>
          </table:table-cell>
          <table:table-cell office:value-type="float" office:value="479.557433333">
            <text:p>479.56</text:p>
          </table:table-cell>
          <table:table-cell/>
          <table:table-cell office:value-type="string">
            <text:p>T1_2_OPENGL_1920x1080_L500_C1.txt</text:p>
          </table:table-cell>
          <table:table-cell office:value-type="float" office:value="201.266038709">
            <text:p>201.27</text:p>
          </table:table-cell>
          <table:table-cell/>
          <table:table-cell office:value-type="string">
            <text:p>T1_3_OPENGL_1920x1080_L500_C1.txt</text:p>
          </table:table-cell>
          <table:table-cell office:value-type="float" office:value="151.36031458">
            <text:p>151.36</text:p>
          </table:table-cell>
        </table:table-row>
        <table:table-row table:style-name="ro1">
          <table:table-cell office:value-type="string">
            <text:p>T1_1_OPENGL_640x480_L100_C0.txt</text:p>
          </table:table-cell>
          <table:table-cell office:value-type="float" office:value="23.6338142857">
            <text:p>23.63</text:p>
          </table:table-cell>
          <table:table-cell/>
          <table:table-cell office:value-type="string">
            <text:p>T1_2_OPENGL_640x480_L100_C0.txt</text:p>
          </table:table-cell>
          <table:table-cell office:value-type="float" office:value="57.676937931">
            <text:p>57.68</text:p>
          </table:table-cell>
          <table:table-cell/>
          <table:table-cell office:value-type="string">
            <text:p>T1_3_OPENGL_640x480_L100_C0.txt</text:p>
          </table:table-cell>
          <table:table-cell office:value-type="float" office:value="41.7721057932">
            <text:p>41.77</text:p>
          </table:table-cell>
        </table:table-row>
        <table:table-row table:style-name="ro1">
          <table:table-cell office:value-type="string">
            <text:p>T1_1_OPENGL_640x480_L100_C1.txt</text:p>
          </table:table-cell>
          <table:table-cell office:value-type="float" office:value="38.0204666667">
            <text:p>38.02</text:p>
          </table:table-cell>
          <table:table-cell/>
          <table:table-cell office:value-type="string">
            <text:p>T1_2_OPENGL_640x480_L100_C1.txt</text:p>
          </table:table-cell>
          <table:table-cell office:value-type="float" office:value="27.1205666666">
            <text:p>27.12</text:p>
          </table:table-cell>
          <table:table-cell/>
          <table:table-cell office:value-type="string">
            <text:p>T1_3_OPENGL_640x480_L100_C1.txt</text:p>
          </table:table-cell>
          <table:table-cell office:value-type="float" office:value="23.5661667417">
            <text:p>23.57</text:p>
          </table:table-cell>
        </table:table-row>
        <table:table-row table:style-name="ro1">
          <table:table-cell office:value-type="string">
            <text:p>T1_1_OPENGL_640x480_L1000_C0.txt</text:p>
          </table:table-cell>
          <table:table-cell office:value-type="float" office:value="56.9890066667">
            <text:p>56.99</text:p>
          </table:table-cell>
          <table:table-cell/>
          <table:table-cell office:value-type="string">
            <text:p>T1_2_OPENGL_640x480_L1000_C0.txt</text:p>
          </table:table-cell>
          <table:table-cell office:value-type="float" office:value="94.8374239132">
            <text:p>94.84</text:p>
          </table:table-cell>
          <table:table-cell/>
          <table:table-cell office:value-type="string">
            <text:p>T1_3_OPENGL_640x480_L1000_C0.txt</text:p>
          </table:table-cell>
          <table:table-cell office:value-type="float" office:value="51.3246699185">
            <text:p>51.32</text:p>
          </table:table-cell>
        </table:table-row>
        <table:table-row table:style-name="ro1">
          <table:table-cell office:value-type="string">
            <text:p>T1_1_OPENGL_640x480_L1000_C1.txt</text:p>
          </table:table-cell>
          <table:table-cell office:value-type="float" office:value="77.4556333333">
            <text:p>77.46</text:p>
          </table:table-cell>
          <table:table-cell/>
          <table:table-cell office:value-type="string">
            <text:p>T1_2_OPENGL_640x480_L1000_C1.txt</text:p>
          </table:table-cell>
          <table:table-cell office:value-type="float" office:value="40.7586480769">
            <text:p>40.76</text:p>
          </table:table-cell>
          <table:table-cell/>
          <table:table-cell office:value-type="string">
            <text:p>T1_3_OPENGL_640x480_L1000_C1.txt</text:p>
          </table:table-cell>
          <table:table-cell office:value-type="float" office:value="37.7525857143">
            <text:p>37.75</text:p>
          </table:table-cell>
        </table:table-row>
        <table:table-row table:style-name="ro1">
          <table:table-cell office:value-type="string">
            <text:p>T1_1_OPENGL_640x480_L500_C0.txt</text:p>
          </table:table-cell>
          <table:table-cell office:value-type="float" office:value="38.3102659091">
            <text:p>38.31</text:p>
          </table:table-cell>
          <table:table-cell/>
          <table:table-cell office:value-type="string">
            <text:p>T1_2_OPENGL_640x480_L500_C0.txt</text:p>
          </table:table-cell>
          <table:table-cell office:value-type="float" office:value="61.5927530788">
            <text:p>61.59</text:p>
          </table:table-cell>
          <table:table-cell/>
          <table:table-cell office:value-type="string">
            <text:p>T1_3_OPENGL_640x480_L500_C0.txt</text:p>
          </table:table-cell>
          <table:table-cell office:value-type="float" office:value="49.5423673611">
            <text:p>49.54</text:p>
          </table:table-cell>
        </table:table-row>
        <table:table-row table:style-name="ro1">
          <table:table-cell office:value-type="string">
            <text:p>T1_1_OPENGL_640x480_L500_C1.txt</text:p>
          </table:table-cell>
          <table:table-cell office:value-type="float" office:value="49.2357866667">
            <text:p>49.24</text:p>
          </table:table-cell>
          <table:table-cell/>
          <table:table-cell office:value-type="string">
            <text:p>T1_2_OPENGL_640x480_L500_C1.txt</text:p>
          </table:table-cell>
          <table:table-cell office:value-type="float" office:value="34.4868116935">
            <text:p>34.49</text:p>
          </table:table-cell>
          <table:table-cell/>
          <table:table-cell office:value-type="string">
            <text:p>T1_3_OPENGL_640x480_L500_C1.txt</text:p>
          </table:table-cell>
          <table:table-cell office:value-type="float" office:value="38.8003589914">
            <text:p>38.8</text:p>
          </table:table-cell>
        </table:table-row>
        <table:table-row table:style-name="ro1">
          <table:table-cell office:value-type="string">
            <text:p>T1_1_VULKAN_1280x720_L100_C0.txt</text:p>
          </table:table-cell>
          <table:table-cell office:value-type="float" office:value="80.8580965517">
            <text:p>80.86</text:p>
          </table:table-cell>
          <table:table-cell/>
          <table:table-cell office:value-type="string">
            <text:p>T1_2_VULKAN_1280x720_L100_C0.txt</text:p>
          </table:table-cell>
          <table:table-cell office:value-type="float" office:value="144.910310345">
            <text:p>144.91</text:p>
          </table:table-cell>
          <table:table-cell/>
          <table:table-cell office:value-type="string">
            <text:p>T1_3_VULKAN_1280x720_L100_C0.txt</text:p>
          </table:table-cell>
          <table:table-cell office:value-type="float" office:value="150.049473109">
            <text:p>150.05</text:p>
          </table:table-cell>
        </table:table-row>
        <table:table-row table:style-name="ro1">
          <table:table-cell office:value-type="string">
            <text:p>T1_1_VULKAN_1280x720_L100_C1.txt</text:p>
          </table:table-cell>
          <table:table-cell office:value-type="float" office:value="1234.52177419">
            <text:p>1234.52</text:p>
          </table:table-cell>
          <table:table-cell/>
          <table:table-cell office:value-type="string">
            <text:p>T1_2_VULKAN_1280x720_L100_C1.txt</text:p>
          </table:table-cell>
          <table:table-cell office:value-type="float" office:value="179.752035714">
            <text:p>179.75</text:p>
          </table:table-cell>
          <table:table-cell/>
          <table:table-cell office:value-type="string">
            <text:p>T1_3_VULKAN_1280x720_L100_C1.txt</text:p>
          </table:table-cell>
          <table:table-cell office:value-type="float" office:value="148.781486772">
            <text:p>148.78</text:p>
          </table:table-cell>
        </table:table-row>
        <table:table-row table:style-name="ro1">
          <table:table-cell office:value-type="string">
            <text:p>T1_1_VULKAN_1280x720_L1000_C0.txt</text:p>
          </table:table-cell>
          <table:table-cell office:value-type="float" office:value="197.954851852">
            <text:p>197.95</text:p>
          </table:table-cell>
          <table:table-cell/>
          <table:table-cell office:value-type="string">
            <text:p>T1_2_VULKAN_1280x720_L1000_C0.txt</text:p>
          </table:table-cell>
          <table:table-cell office:value-type="float" office:value="153.587005628">
            <text:p>153.59</text:p>
          </table:table-cell>
          <table:table-cell/>
          <table:table-cell office:value-type="string">
            <text:p>T1_3_VULKAN_1280x720_L1000_C0.txt</text:p>
          </table:table-cell>
          <table:table-cell office:value-type="float" office:value="162.531428823">
            <text:p>162.53</text:p>
          </table:table-cell>
        </table:table-row>
        <table:table-row table:style-name="ro1">
          <table:table-cell office:value-type="string">
            <text:p>T1_1_VULKAN_1280x720_L1000_C1.txt</text:p>
          </table:table-cell>
          <table:table-cell office:value-type="float" office:value="1288.17435897">
            <text:p>1288.17</text:p>
          </table:table-cell>
          <table:table-cell/>
          <table:table-cell office:value-type="string">
            <text:p>T1_2_VULKAN_1280x720_L1000_C1.txt</text:p>
          </table:table-cell>
          <table:table-cell office:value-type="float" office:value="326.067318646">
            <text:p>326.07</text:p>
          </table:table-cell>
          <table:table-cell/>
          <table:table-cell office:value-type="string">
            <text:p>T1_3_VULKAN_1280x720_L1000_C1.txt</text:p>
          </table:table-cell>
          <table:table-cell office:value-type="float" office:value="247.546580173">
            <text:p>247.55</text:p>
          </table:table-cell>
        </table:table-row>
        <table:table-row table:style-name="ro1">
          <table:table-cell office:value-type="string">
            <text:p>T1_1_VULKAN_1280x720_L500_C0.txt</text:p>
          </table:table-cell>
          <table:table-cell office:value-type="float" office:value="140.535369565">
            <text:p>140.54</text:p>
          </table:table-cell>
          <table:table-cell/>
          <table:table-cell office:value-type="string">
            <text:p>T1_2_VULKAN_1280x720_L500_C0.txt</text:p>
          </table:table-cell>
          <table:table-cell office:value-type="float" office:value="145.503092592">
            <text:p>145.5</text:p>
          </table:table-cell>
          <table:table-cell/>
          <table:table-cell office:value-type="string">
            <text:p>T1_3_VULKAN_1280x720_L500_C0.txt</text:p>
          </table:table-cell>
          <table:table-cell office:value-type="float" office:value="132.150636263">
            <text:p>132.15</text:p>
          </table:table-cell>
        </table:table-row>
        <table:table-row table:style-name="ro1">
          <table:table-cell office:value-type="string">
            <text:p>T1_1_VULKAN_1280x720_L500_C1.txt</text:p>
          </table:table-cell>
          <table:table-cell office:value-type="float" office:value="1545.02633333">
            <text:p>1545.03</text:p>
          </table:table-cell>
          <table:table-cell/>
          <table:table-cell office:value-type="string">
            <text:p>T1_2_VULKAN_1280x720_L500_C1.txt</text:p>
          </table:table-cell>
          <table:table-cell office:value-type="float" office:value="303.364426728">
            <text:p>303.36</text:p>
          </table:table-cell>
          <table:table-cell/>
          <table:table-cell office:value-type="string">
            <text:p>T1_3_VULKAN_1280x720_L500_C1.txt</text:p>
          </table:table-cell>
          <table:table-cell office:value-type="float" office:value="196.642550569">
            <text:p>196.64</text:p>
          </table:table-cell>
        </table:table-row>
        <table:table-row table:style-name="ro1">
          <table:table-cell office:value-type="string">
            <text:p>T1_1_VULKAN_1920x1080_L100_C0.txt</text:p>
          </table:table-cell>
          <table:table-cell office:value-type="float" office:value="195.570551724">
            <text:p>195.57</text:p>
          </table:table-cell>
          <table:table-cell/>
          <table:table-cell office:value-type="string">
            <text:p>T1_2_VULKAN_1920x1080_L100_C0.txt</text:p>
          </table:table-cell>
          <table:table-cell office:value-type="float" office:value="294.041447294">
            <text:p>294.04</text:p>
          </table:table-cell>
          <table:table-cell/>
          <table:table-cell office:value-type="string">
            <text:p>T1_3_VULKAN_1920x1080_L100_C0.txt</text:p>
          </table:table-cell>
          <table:table-cell office:value-type="float" office:value="283.448024382">
            <text:p>283.45</text:p>
          </table:table-cell>
        </table:table-row>
        <table:table-row table:style-name="ro1">
          <table:table-cell office:value-type="string">
            <text:p>T1_1_VULKAN_1920x1080_L100_C1.txt</text:p>
          </table:table-cell>
          <table:table-cell office:value-type="float" office:value="2209.7524">
            <text:p>2209.75</text:p>
          </table:table-cell>
          <table:table-cell/>
          <table:table-cell office:value-type="string">
            <text:p>T1_2_VULKAN_1920x1080_L100_C1.txt</text:p>
          </table:table-cell>
          <table:table-cell office:value-type="float" office:value="377.89907288">
            <text:p>377.9</text:p>
          </table:table-cell>
          <table:table-cell/>
          <table:table-cell office:value-type="string">
            <text:p>T1_3_VULKAN_1920x1080_L100_C1.txt</text:p>
          </table:table-cell>
          <table:table-cell office:value-type="float" office:value="313.97625086">
            <text:p>313.98</text:p>
          </table:table-cell>
        </table:table-row>
        <table:table-row table:style-name="ro1">
          <table:table-cell office:value-type="string">
            <text:p>T1_1_VULKAN_1920x1080_L1000_C0.txt</text:p>
          </table:table-cell>
          <table:table-cell office:value-type="float" office:value="787.555733333">
            <text:p>787.56</text:p>
          </table:table-cell>
          <table:table-cell/>
          <table:table-cell office:value-type="string">
            <text:p>T1_2_VULKAN_1920x1080_L1000_C0.txt</text:p>
          </table:table-cell>
          <table:table-cell office:value-type="float" office:value="299.656175">
            <text:p>299.66</text:p>
          </table:table-cell>
          <table:table-cell/>
          <table:table-cell office:value-type="string">
            <text:p>T1_3_VULKAN_1920x1080_L1000_C0.txt</text:p>
          </table:table-cell>
          <table:table-cell office:value-type="float" office:value="287.535006944">
            <text:p>287.54</text:p>
          </table:table-cell>
        </table:table-row>
        <table:table-row table:style-name="ro1">
          <table:table-cell office:value-type="string">
            <text:p>T1_1_VULKAN_1920x1080_L1000_C1.txt</text:p>
          </table:table-cell>
          <table:table-cell office:value-type="float" office:value="4213.66807692">
            <text:p>4213.67</text:p>
          </table:table-cell>
          <table:table-cell/>
          <table:table-cell office:value-type="string">
            <text:p>T1_2_VULKAN_1920x1080_L1000_C1.txt</text:p>
          </table:table-cell>
          <table:table-cell office:value-type="float" office:value="609.559152143">
            <text:p>609.56</text:p>
          </table:table-cell>
          <table:table-cell/>
          <table:table-cell office:value-type="string">
            <text:p>T1_3_VULKAN_1920x1080_L1000_C1.txt</text:p>
          </table:table-cell>
          <table:table-cell table:style-name="ce1" office:value-type="float" office:value="1.85796111111E+212">
            <text:p>1.86E+212</text:p>
          </table:table-cell>
        </table:table-row>
        <table:table-row table:style-name="ro1">
          <table:table-cell office:value-type="string">
            <text:p>T1_1_VULKAN_1920x1080_L500_C0.txt</text:p>
          </table:table-cell>
          <table:table-cell office:value-type="float" office:value="562.127333333">
            <text:p>562.13</text:p>
          </table:table-cell>
          <table:table-cell/>
          <table:table-cell office:value-type="string">
            <text:p>T1_2_VULKAN_1920x1080_L500_C0.txt</text:p>
          </table:table-cell>
          <table:table-cell office:value-type="float" office:value="292.50382">
            <text:p>292.5</text:p>
          </table:table-cell>
          <table:table-cell/>
          <table:table-cell office:value-type="string">
            <text:p>T1_3_VULKAN_1920x1080_L500_C0.txt</text:p>
          </table:table-cell>
          <table:table-cell office:value-type="float" office:value="288.07073399">
            <text:p>288.07</text:p>
          </table:table-cell>
        </table:table-row>
        <table:table-row table:style-name="ro1">
          <table:table-cell office:value-type="string">
            <text:p>T1_1_VULKAN_1920x1080_L500_C1.txt</text:p>
          </table:table-cell>
          <table:table-cell office:value-type="float" office:value="2961.48">
            <text:p>2961.48</text:p>
          </table:table-cell>
          <table:table-cell/>
          <table:table-cell office:value-type="string">
            <text:p>T1_2_VULKAN_1920x1080_L500_C1.txt</text:p>
          </table:table-cell>
          <table:table-cell office:value-type="float" office:value="498.542648149">
            <text:p>498.54</text:p>
          </table:table-cell>
          <table:table-cell/>
          <table:table-cell office:value-type="string">
            <text:p>T1_3_VULKAN_1920x1080_L500_C1.txt</text:p>
          </table:table-cell>
          <table:table-cell office:value-type="float" office:value="402.051020202">
            <text:p>402.05</text:p>
          </table:table-cell>
        </table:table-row>
        <table:table-row table:style-name="ro1">
          <table:table-cell office:value-type="string">
            <text:p>T1_1_VULKAN_640x480_L100_C0.txt</text:p>
          </table:table-cell>
          <table:table-cell office:value-type="float" office:value="20.6263555556">
            <text:p>20.63</text:p>
          </table:table-cell>
          <table:table-cell/>
          <table:table-cell office:value-type="string">
            <text:p>T1_2_VULKAN_640x480_L100_C0.txt</text:p>
          </table:table-cell>
          <table:table-cell office:value-type="float" office:value="48.1298635484">
            <text:p>48.13</text:p>
          </table:table-cell>
          <table:table-cell/>
          <table:table-cell office:value-type="string">
            <text:p>T1_3_VULKAN_640x480_L100_C0.txt</text:p>
          </table:table-cell>
          <table:table-cell office:value-type="float" office:value="64.7170391667">
            <text:p>64.72</text:p>
          </table:table-cell>
        </table:table-row>
        <table:table-row table:style-name="ro1">
          <table:table-cell office:value-type="string">
            <text:p>T1_1_VULKAN_640x480_L100_C1.txt</text:p>
          </table:table-cell>
          <table:table-cell office:value-type="float" office:value="283.190172414">
            <text:p>283.19</text:p>
          </table:table-cell>
          <table:table-cell/>
          <table:table-cell office:value-type="string">
            <text:p>T1_2_VULKAN_640x480_L100_C1.txt</text:p>
          </table:table-cell>
          <table:table-cell office:value-type="float" office:value="77.2904934524">
            <text:p>77.29</text:p>
          </table:table-cell>
          <table:table-cell/>
          <table:table-cell office:value-type="string">
            <text:p>T1_3_VULKAN_640x480_L100_C1.txt</text:p>
          </table:table-cell>
          <table:table-cell office:value-type="float" office:value="54.5025323628">
            <text:p>54.5</text:p>
          </table:table-cell>
        </table:table-row>
        <table:table-row table:style-name="ro1">
          <table:table-cell office:value-type="string">
            <text:p>T1_1_VULKAN_640x480_L1000_C0.txt</text:p>
          </table:table-cell>
          <table:table-cell office:value-type="float" office:value="53.0869454545">
            <text:p>53.09</text:p>
          </table:table-cell>
          <table:table-cell/>
          <table:table-cell office:value-type="string">
            <text:p>T1_2_VULKAN_640x480_L1000_C0.txt</text:p>
          </table:table-cell>
          <table:table-cell office:value-type="float" office:value="52.1226561905">
            <text:p>52.12</text:p>
          </table:table-cell>
          <table:table-cell/>
          <table:table-cell office:value-type="string">
            <text:p>T1_3_VULKAN_640x480_L1000_C0.txt</text:p>
          </table:table-cell>
          <table:table-cell office:value-type="float" office:value="43.3104849462">
            <text:p>43.31</text:p>
          </table:table-cell>
        </table:table-row>
        <table:table-row table:style-name="ro1">
          <table:table-cell office:value-type="string">
            <text:p>T1_1_VULKAN_640x480_L1000_C1.txt</text:p>
          </table:table-cell>
          <table:table-cell office:value-type="float" office:value="357.054741935">
            <text:p>357.05</text:p>
          </table:table-cell>
          <table:table-cell/>
          <table:table-cell office:value-type="string">
            <text:p>T1_2_VULKAN_640x480_L1000_C1.txt</text:p>
          </table:table-cell>
          <table:table-cell office:value-type="float" office:value="125.645133005">
            <text:p>125.65</text:p>
          </table:table-cell>
          <table:table-cell/>
          <table:table-cell office:value-type="string">
            <text:p>T1_3_VULKAN_640x480_L1000_C1.txt</text:p>
          </table:table-cell>
          <table:table-cell office:value-type="float" office:value="81.5501232749">
            <text:p>81.55</text:p>
          </table:table-cell>
        </table:table-row>
        <table:table-row table:style-name="ro1">
          <table:table-cell office:value-type="string">
            <text:p>T1_1_VULKAN_640x480_L500_C0.txt</text:p>
          </table:table-cell>
          <table:table-cell office:value-type="float" office:value="34.9183655172">
            <text:p>34.92</text:p>
          </table:table-cell>
          <table:table-cell/>
          <table:table-cell office:value-type="string">
            <text:p>T1_2_VULKAN_640x480_L500_C0.txt</text:p>
          </table:table-cell>
          <table:table-cell office:value-type="float" office:value="49.615432209">
            <text:p>49.62</text:p>
          </table:table-cell>
          <table:table-cell/>
          <table:table-cell office:value-type="string">
            <text:p>T1_3_VULKAN_640x480_L500_C0.txt</text:p>
          </table:table-cell>
          <table:table-cell office:value-type="float" office:value="49.9086802189">
            <text:p>49.91</text:p>
          </table:table-cell>
        </table:table-row>
        <table:table-row table:style-name="ro1">
          <table:table-cell office:value-type="string">
            <text:p>T1_1_VULKAN_640x480_L500_C1.txt</text:p>
          </table:table-cell>
          <table:table-cell office:value-type="float" office:value="342.36562069">
            <text:p>342.37</text:p>
          </table:table-cell>
          <table:table-cell/>
          <table:table-cell office:value-type="string">
            <text:p>T1_2_VULKAN_640x480_L500_C1.txt</text:p>
          </table:table-cell>
          <table:table-cell office:value-type="float" office:value="100.360728633">
            <text:p>100.36</text:p>
          </table:table-cell>
          <table:table-cell/>
          <table:table-cell office:value-type="string">
            <text:p>T1_3_VULKAN_640x480_L500_C1.txt</text:p>
          </table:table-cell>
          <table:table-cell office:value-type="float" office:value="66.1660952564">
            <text:p>66.17</text:p>
          </table:table-cell>
        </table:table-row>
        <table:table-row table:style-name="ro1" table:number-rows-repeated="10485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bility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2.5318">
            <text:p>12.53</text:p>
          </table:table-cell>
          <table:table-cell office:value-type="float" office:value="12.5266">
            <text:p>12.53</text:p>
          </table:table-cell>
          <table:table-cell office:value-type="string">
            <text:p>Client_T0_1_VULKAN_640x480_L10_C0</text:p>
          </table:table-cell>
          <table:table-cell/>
        </table:table-row>
        <table:table-row table:style-name="ro1">
          <table:table-cell office:value-type="float" office:value="12.5195">
            <text:p>12.52</text:p>
          </table:table-cell>
          <table:table-cell office:value-type="float" office:value="12.8205">
            <text:p>12.82</text:p>
          </table:table-cell>
          <table:table-cell table:number-columns-repeated="2"/>
        </table:table-row>
        <table:table-row table:style-name="ro1">
          <table:table-cell office:value-type="float" office:value="13.0313">
            <text:p>13.03</text:p>
          </table:table-cell>
          <table:table-cell office:value-type="float" office:value="13.019">
            <text:p>13.02</text:p>
          </table:table-cell>
          <table:table-cell/>
          <table:table-cell>
            <draw:frame table:end-cell-address="Stability.K24" table:end-x="0.635in" table:end-y="0.0402in" draw:z-index="0" draw:style-name="gr1" draw:text-style-name="P1" svg:width="6.2988in" svg:height="3.5429in" svg:x="0.5591in" svg:y="0.0535in">
              <draw:object draw:notify-on-update-of-ranges="Stability.A44:Stability.A44 Stability.A2:Stability.A31 Stability.B44:Stability.B44 Stability.B2:Stability.B3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12.7021">
            <text:p>12.7</text:p>
          </table:table-cell>
          <table:table-cell office:value-type="float" office:value="12.8529">
            <text:p>12.85</text:p>
          </table:table-cell>
          <table:table-cell table:number-columns-repeated="2"/>
        </table:table-row>
        <table:table-row table:style-name="ro1">
          <table:table-cell office:value-type="float" office:value="12.404">
            <text:p>12.4</text:p>
          </table:table-cell>
          <table:table-cell office:value-type="float" office:value="12.8473">
            <text:p>12.85</text:p>
          </table:table-cell>
          <table:table-cell table:number-columns-repeated="2"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12.9871">
            <text:p>12.99</text:p>
          </table:table-cell>
          <table:table-cell table:number-columns-repeated="2"/>
        </table:table-row>
        <table:table-row table:style-name="ro1">
          <table:table-cell office:value-type="float" office:value="12.4026">
            <text:p>12.4</text:p>
          </table:table-cell>
          <table:table-cell office:value-type="float" office:value="12.9873">
            <text:p>12.99</text:p>
          </table:table-cell>
          <table:table-cell table:number-columns-repeated="2"/>
        </table:table-row>
        <table:table-row table:style-name="ro1">
          <table:table-cell office:value-type="float" office:value="12.1171">
            <text:p>12.12</text:p>
          </table:table-cell>
          <table:table-cell office:value-type="float" office:value="12.8623">
            <text:p>12.86</text:p>
          </table:table-cell>
          <table:table-cell table:number-columns-repeated="2"/>
        </table:table-row>
        <table:table-row table:style-name="ro1">
          <table:table-cell office:value-type="float" office:value="12.1951">
            <text:p>12.2</text:p>
          </table:table-cell>
          <table:table-cell office:value-type="float" office:value="12.8488">
            <text:p>12.85</text:p>
          </table:table-cell>
          <table:table-cell table:number-columns-repeated="2"/>
        </table:table-row>
        <table:table-row table:style-name="ro1">
          <table:table-cell office:value-type="float" office:value="11.9248">
            <text:p>11.92</text:p>
          </table:table-cell>
          <table:table-cell office:value-type="float" office:value="13.1681">
            <text:p>13.17</text:p>
          </table:table-cell>
          <table:table-cell table:number-columns-repeated="2"/>
        </table:table-row>
        <table:table-row table:style-name="ro1">
          <table:table-cell office:value-type="float" office:value="12.2815">
            <text:p>12.28</text:p>
          </table:table-cell>
          <table:table-cell office:value-type="float" office:value="13.3617">
            <text:p>13.36</text:p>
          </table:table-cell>
          <table:table-cell table:number-columns-repeated="2"/>
        </table:table-row>
        <table:table-row table:style-name="ro1">
          <table:table-cell office:value-type="float" office:value="12.1951">
            <text:p>12.2</text:p>
          </table:table-cell>
          <table:table-cell office:value-type="float" office:value="15.4083">
            <text:p>15.41</text:p>
          </table:table-cell>
          <table:table-cell table:number-columns-repeated="2"/>
        </table:table-row>
        <table:table-row table:style-name="ro1">
          <table:table-cell office:value-type="float" office:value="12.0482">
            <text:p>12.05</text:p>
          </table:table-cell>
          <table:table-cell office:value-type="float" office:value="14.9266">
            <text:p>14.93</text:p>
          </table:table-cell>
          <table:table-cell table:number-columns-repeated="2"/>
        </table:table-row>
        <table:table-row table:style-name="ro1">
          <table:table-cell office:value-type="float" office:value="12.2187">
            <text:p>12.22</text:p>
          </table:table-cell>
          <table:table-cell office:value-type="float" office:value="13.8894">
            <text:p>13.89</text:p>
          </table:table-cell>
          <table:table-cell table:number-columns-repeated="2"/>
        </table:table-row>
        <table:table-row table:style-name="ro1">
          <table:table-cell office:value-type="float" office:value="12.0482">
            <text:p>12.05</text:p>
          </table:table-cell>
          <table:table-cell office:value-type="float" office:value="13.8889">
            <text:p>13.89</text:p>
          </table:table-cell>
          <table:table-cell table:number-columns-repeated="2"/>
        </table:table-row>
        <table:table-row table:style-name="ro1">
          <table:table-cell office:value-type="float" office:value="12.3807">
            <text:p>12.38</text:p>
          </table:table-cell>
          <table:table-cell office:value-type="float" office:value="13.7421">
            <text:p>13.74</text:p>
          </table:table-cell>
          <table:table-cell table:number-columns-repeated="2"/>
        </table:table-row>
        <table:table-row table:style-name="ro1">
          <table:table-cell office:value-type="float" office:value="12.1952">
            <text:p>12.2</text:p>
          </table:table-cell>
          <table:table-cell office:value-type="float" office:value="13.5151">
            <text:p>13.52</text:p>
          </table:table-cell>
          <table:table-cell table:number-columns-repeated="2"/>
        </table:table-row>
        <table:table-row table:style-name="ro1">
          <table:table-cell office:value-type="float" office:value="11.9786">
            <text:p>11.98</text:p>
          </table:table-cell>
          <table:table-cell office:value-type="float" office:value="13.5205">
            <text:p>13.52</text:p>
          </table:table-cell>
          <table:table-cell table:number-columns-repeated="2"/>
        </table:table-row>
        <table:table-row table:style-name="ro1">
          <table:table-cell office:value-type="float" office:value="12.3457">
            <text:p>12.35</text:p>
          </table:table-cell>
          <table:table-cell office:value-type="float" office:value="13.9252">
            <text:p>13.93</text:p>
          </table:table-cell>
          <table:table-cell table:number-columns-repeated="2"/>
        </table:table-row>
        <table:table-row table:style-name="ro1">
          <table:table-cell office:value-type="float" office:value="12.2552">
            <text:p>12.26</text:p>
          </table:table-cell>
          <table:table-cell office:value-type="float" office:value="13.158">
            <text:p>13.16</text:p>
          </table:table-cell>
          <table:table-cell table:number-columns-repeated="2"/>
        </table:table-row>
        <table:table-row table:style-name="ro1">
          <table:table-cell office:value-type="float" office:value="12.2027">
            <text:p>12.2</text:p>
          </table:table-cell>
          <table:table-cell office:value-type="float" office:value="12.1951">
            <text:p>12.2</text:p>
          </table:table-cell>
          <table:table-cell table:number-columns-repeated="2"/>
        </table:table-row>
        <table:table-row table:style-name="ro1">
          <table:table-cell office:value-type="float" office:value="12.3853">
            <text:p>12.39</text:p>
          </table:table-cell>
          <table:table-cell office:value-type="float" office:value="13.3334">
            <text:p>13.33</text:p>
          </table:table-cell>
          <table:table-cell table:number-columns-repeated="2"/>
        </table:table-row>
        <table:table-row table:style-name="ro1">
          <table:table-cell office:value-type="float" office:value="12.3457">
            <text:p>12.35</text:p>
          </table:table-cell>
          <table:table-cell office:value-type="float" office:value="13.5135">
            <text:p>13.51</text:p>
          </table:table-cell>
          <table:table-cell table:number-columns-repeated="2"/>
        </table:table-row>
        <table:table-row table:style-name="ro1">
          <table:table-cell office:value-type="float" office:value="12.0923">
            <text:p>12.09</text:p>
          </table:table-cell>
          <table:table-cell office:value-type="float" office:value="11.9048">
            <text:p>11.9</text:p>
          </table:table-cell>
          <table:table-cell table:number-columns-repeated="2"/>
        </table:table-row>
        <table:table-row table:style-name="ro1">
          <table:table-cell office:value-type="float" office:value="12.504">
            <text:p>12.5</text:p>
          </table:table-cell>
          <table:table-cell office:value-type="float" office:value="12.2144">
            <text:p>12.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.3457">
            <text:p>12.35</text:p>
          </table:table-cell>
          <table:table-cell table:number-columns-repeated="2"/>
        </table:table-row>
        <table:table-row table:style-name="ro1">
          <table:table-cell office:value-type="float" office:value="12.3457">
            <text:p>12.35</text:p>
          </table:table-cell>
          <table:table-cell office:value-type="float" office:value="13.8889">
            <text:p>13.89</text:p>
          </table:table-cell>
          <table:table-cell table:number-columns-repeated="2"/>
        </table:table-row>
        <table:table-row table:style-name="ro1">
          <table:table-cell office:value-type="float" office:value="12.5391">
            <text:p>12.54</text:p>
          </table:table-cell>
          <table:table-cell office:value-type="float" office:value="13.1619">
            <text:p>13.16</text:p>
          </table:table-cell>
          <table:table-cell table:number-columns-repeated="2"/>
        </table:table-row>
        <table:table-row table:style-name="ro1">
          <table:table-cell office:value-type="float" office:value="12.6619">
            <text:p>12.66</text:p>
          </table:table-cell>
          <table:table-cell office:value-type="float" office:value="13.172">
            <text:p>13.17</text:p>
          </table:table-cell>
          <table:table-cell table:number-columns-repeated="2"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15.1515">
            <text:p>15.15</text:p>
          </table:table-cell>
          <table:table-cell table:number-columns-repeated="2"/>
        </table:table-row>
        <table:table-row table:style-name="ro1">
          <table:table-cell office:value-type="float" office:value="15.1515">
            <text:p>15.15</text:p>
          </table:table-cell>
          <table:table-cell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tability.K63" table:end-x="0.1701in" table:end-y="0.026in" draw:z-index="1" draw:style-name="gr1" draw:text-style-name="P1" svg:width="6.2988in" svg:height="3.5429in" svg:x="0.0941in" svg:y="0.039in">
              <draw:object draw:notify-on-update-of-ranges="Stability.A44:Stability.A44 Stability.A45:Stability.A74 Stability.B44:Stability.B44 Stability.B45:Stability.B7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OpenGL</text:p>
          </table:table-cell>
          <table:table-cell office:value-type="string">
            <text:p>Vulkan</text:p>
          </table:table-cell>
          <table:table-cell table:number-columns-repeated="2"/>
        </table:table-row>
        <table:table-row table:style-name="ro1">
          <table:table-cell office:value-type="float" office:value="27.027">
            <text:p>27.03</text:p>
          </table:table-cell>
          <table:table-cell office:value-type="float" office:value="22.7273">
            <text:p>22.7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.5638">
            <text:p>18.56</text:p>
          </table:table-cell>
          <table:table-cell table:number-columns-repeated="2"/>
        </table:table-row>
        <table:table-row table:style-name="ro1">
          <table:table-cell office:value-type="float" office:value="24.7411">
            <text:p>24.74</text:p>
          </table:table-cell>
          <table:table-cell office:value-type="float" office:value="18.874">
            <text:p>18.87</text:p>
          </table:table-cell>
          <table:table-cell table:number-columns-repeated="2"/>
        </table:table-row>
        <table:table-row table:style-name="ro1">
          <table:table-cell office:value-type="float" office:value="25.0033">
            <text:p>25</text:p>
          </table:table-cell>
          <table:table-cell office:value-type="float" office:value="17.8572">
            <text:p>17.86</text:p>
          </table:table-cell>
          <table:table-cell table:number-columns-repeated="2"/>
        </table:table-row>
        <table:table-row table:style-name="ro1">
          <table:table-cell office:value-type="float" office:value="25.0225">
            <text:p>25.02</text:p>
          </table:table-cell>
          <table:table-cell office:value-type="float" office:value="18.8679">
            <text:p>18.87</text:p>
          </table:table-cell>
          <table:table-cell table:number-columns-repeated="2"/>
        </table:table-row>
        <table:table-row table:style-name="ro1">
          <table:table-cell office:value-type="float" office:value="25.0543">
            <text:p>25.05</text:p>
          </table:table-cell>
          <table:table-cell office:value-type="float" office:value="18.5398">
            <text:p>18.54</text:p>
          </table:table-cell>
          <table:table-cell table:number-columns-repeated="2"/>
        </table:table-row>
        <table:table-row table:style-name="ro1">
          <table:table-cell office:value-type="float" office:value="25.0506">
            <text:p>25.05</text:p>
          </table:table-cell>
          <table:table-cell office:value-type="float" office:value="18.8679">
            <text:p>18.87</text:p>
          </table:table-cell>
          <table:table-cell table:number-columns-repeated="2"/>
        </table:table-row>
        <table:table-row table:style-name="ro1">
          <table:table-cell office:value-type="float" office:value="25.647">
            <text:p>25.65</text:p>
          </table:table-cell>
          <table:table-cell office:value-type="float" office:value="21.7392">
            <text:p>21.74</text:p>
          </table:table-cell>
          <table:table-cell table:number-columns-repeated="2"/>
        </table:table-row>
        <table:table-row table:style-name="ro1">
          <table:table-cell office:value-type="float" office:value="25.3465">
            <text:p>25.35</text:p>
          </table:table-cell>
          <table:table-cell office:value-type="float" office:value="28.8119">
            <text:p>28.81</text:p>
          </table:table-cell>
          <table:table-cell table:number-columns-repeated="2"/>
        </table:table-row>
        <table:table-row table:style-name="ro1">
          <table:table-cell office:value-type="float" office:value="25.641">
            <text:p>25.64</text:p>
          </table:table-cell>
          <table:table-cell office:value-type="float" office:value="29.5361">
            <text:p>29.54</text:p>
          </table:table-cell>
          <table:table-cell table:number-columns-repeated="2"/>
        </table:table-row>
        <table:table-row table:style-name="ro1">
          <table:table-cell office:value-type="float" office:value="25.0218">
            <text:p>25.02</text:p>
          </table:table-cell>
          <table:table-cell office:value-type="float" office:value="28.5715">
            <text:p>28.57</text:p>
          </table:table-cell>
          <table:table-cell table:number-columns-repeated="2"/>
        </table:table-row>
        <table:table-row table:style-name="ro1">
          <table:table-cell office:value-type="float" office:value="25.0494">
            <text:p>25.05</text:p>
          </table:table-cell>
          <table:table-cell office:value-type="float" office:value="27.7778">
            <text:p>27.7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.4616">
            <text:p>26.46</text:p>
          </table:table-cell>
          <table:table-cell table:number-columns-repeated="2"/>
        </table:table-row>
        <table:table-row table:style-name="ro1">
          <table:table-cell office:value-type="float" office:value="25.1194">
            <text:p>25.12</text:p>
          </table:table-cell>
          <table:table-cell office:value-type="float" office:value="27.0271">
            <text:p>27.03</text:p>
          </table:table-cell>
          <table:table-cell table:number-columns-repeated="2"/>
        </table:table-row>
        <table:table-row table:style-name="ro1">
          <table:table-cell office:value-type="float" office:value="25.0322">
            <text:p>25.03</text:p>
          </table:table-cell>
          <table:table-cell office:value-type="float" office:value="25.6411">
            <text:p>25.64</text:p>
          </table:table-cell>
          <table:table-cell table:number-columns-repeated="2"/>
        </table:table-row>
        <table:table-row table:style-name="ro1">
          <table:table-cell office:value-type="float" office:value="25.0727">
            <text:p>25.07</text:p>
          </table:table-cell>
          <table:table-cell office:value-type="float" office:value="26.3158">
            <text:p>26.32</text:p>
          </table:table-cell>
          <table:table-cell table:number-columns-repeated="2"/>
        </table:table-row>
        <table:table-row table:style-name="ro1">
          <table:table-cell office:value-type="float" office:value="24.6203">
            <text:p>24.6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1945">
            <text:p>25.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5.0409">
            <text:p>25.04</text:p>
          </table:table-cell>
          <table:table-cell office:value-type="float" office:value="25.6411">
            <text:p>25.64</text:p>
          </table:table-cell>
          <table:table-cell table:number-columns-repeated="2"/>
        </table:table-row>
        <table:table-row table:style-name="ro1">
          <table:table-cell office:value-type="float" office:value="25.9985">
            <text:p>26</text:p>
          </table:table-cell>
          <table:table-cell office:value-type="float" office:value="25.643">
            <text:p>25.64</text:p>
          </table:table-cell>
          <table:table-cell table:number-columns-repeated="2"/>
        </table:table-row>
        <table:table-row table:style-name="ro1">
          <table:table-cell office:value-type="float" office:value="26.3167">
            <text:p>26.32</text:p>
          </table:table-cell>
          <table:table-cell office:value-type="float" office:value="26.4505">
            <text:p>26.45</text:p>
          </table:table-cell>
          <table:table-cell table:number-columns-repeated="2"/>
        </table:table-row>
        <table:table-row table:style-name="ro1">
          <table:table-cell office:value-type="float" office:value="26.3922">
            <text:p>26.39</text:p>
          </table:table-cell>
          <table:table-cell office:value-type="float" office:value="26.4231">
            <text:p>26.42</text:p>
          </table:table-cell>
          <table:table-cell table:number-columns-repeated="2"/>
        </table:table-row>
        <table:table-row table:style-name="ro1">
          <table:table-cell office:value-type="float" office:value="26.3861">
            <text:p>26.39</text:p>
          </table:table-cell>
          <table:table-cell office:value-type="float" office:value="27.0271">
            <text:p>27.03</text:p>
          </table:table-cell>
          <table:table-cell table:number-columns-repeated="2"/>
        </table:table-row>
        <table:table-row table:style-name="ro1">
          <table:table-cell office:value-type="float" office:value="25.6411">
            <text:p>25.64</text:p>
          </table:table-cell>
          <table:table-cell office:value-type="float" office:value="26.3158">
            <text:p>26.32</text:p>
          </table:table-cell>
          <table:table-cell table:number-columns-repeated="2"/>
        </table:table-row>
        <table:table-row table:style-name="ro1">
          <table:table-cell office:value-type="float" office:value="25.3617">
            <text:p>25.36</text:p>
          </table:table-cell>
          <table:table-cell office:value-type="float" office:value="25.6411">
            <text:p>25.64</text:p>
          </table:table-cell>
          <table:table-cell table:number-columns-repeated="2"/>
        </table:table-row>
        <table:table-row table:style-name="ro1">
          <table:table-cell office:value-type="float" office:value="24.6264">
            <text:p>24.63</text:p>
          </table:table-cell>
          <table:table-cell office:value-type="float" office:value="25.0001">
            <text:p>25</text:p>
          </table:table-cell>
          <table:table-cell table:number-columns-repeated="2"/>
        </table:table-row>
        <table:table-row table:style-name="ro1">
          <table:table-cell office:value-type="float" office:value="25.0419">
            <text:p>25.04</text:p>
          </table:table-cell>
          <table:table-cell office:value-type="float" office:value="26.0422">
            <text:p>26.04</text:p>
          </table:table-cell>
          <table:table-cell table:number-columns-repeated="2"/>
        </table:table-row>
        <table:table-row table:style-name="ro1">
          <table:table-cell office:value-type="float" office:value="25.6638">
            <text:p>25.66</text:p>
          </table:table-cell>
          <table:table-cell office:value-type="float" office:value="26.3768">
            <text:p>26.38</text:p>
          </table:table-cell>
          <table:table-cell table:number-columns-repeated="2"/>
        </table:table-row>
        <table:table-row table:style-name="ro1">
          <table:table-cell office:value-type="float" office:value="25.3">
            <text:p>25.3</text:p>
          </table:table-cell>
          <table:table-cell office:value-type="float" office:value="26.3553">
            <text:p>26.36</text:p>
          </table:table-cell>
          <table:table-cell table:number-columns-repeated="2"/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28.5714">
            <text:p>28.57</text:p>
          </table:table-cell>
          <table:table-cell table:number-columns-repeated="2"/>
        </table:table-row>
      </table:table>
      <table:table table:name="by Tech , Scene Complexity( lights and objects), No of clients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  <table:table-cell>
            <draw:frame table:end-cell-address="'by Tech , Scene Complexity( lights and objects), No of clients'.O31" table:end-x="0.6713in" table:end-y="0.1098in" draw:z-index="0" draw:style-name="gr1" draw:text-style-name="P1" svg:width="9.1232in" svg:height="5.4437in" svg:x="0.6024in" svg:y="0in">
              <draw:object draw:notify-on-update-of-ranges="'by Tech , Scene Complexity( lights and objects), No of clients'.B1:'by Tech , Scene Complexity( lights and objects), No of clients'.D1 'by Tech , Scene Complexity( lights and objects), No of clients'.A2:'by Tech , Scene Complexity( lights and objects), No of clients'.A2 'by Tech , Scene Complexity( lights and objects), No of clients'.B2:'by Tech , Scene Complexity( lights and objects), No of clients'.D2 'by Tech , Scene Complexity( lights and objects), No of clients'.A3:'by Tech , Scene Complexity( lights and objects), No of clients'.A3 'by Tech , Scene Complexity( lights and objects), No of clients'.B3:'by Tech , Scene Complexity( lights and objects), No of clients'.D3 'by Tech , Scene Complexity( lights and objects), No of clients'.A4:'by Tech , Scene Complexity( lights and objects), No of clients'.A4 'by Tech , Scene Complexity( lights and objects), No of clients'.B4:'by Tech , Scene Complexity( lights and objects), No of clients'.D4 'by Tech , Scene Complexity( lights and objects), No of clients'.A5:'by Tech , Scene Complexity( lights and objects), No of clients'.A5 'by Tech , Scene Complexity( lights and objects), No of clients'.B5:'by Tech , Scene Complexity( lights and objects), No of clients'.D5 'by Tech , Scene Complexity( lights and objects), No of clients'.A6:'by Tech , Scene Complexity( lights and objects), No of clients'.A6 'by Tech , Scene Complexity( lights and objects), No of clients'.B6:'by Tech , Scene Complexity( lights and objects), No of clients'.D6 'by Tech , Scene Complexity( lights and objects), No of clients'.A7:'by Tech , Scene Complexity( lights and objects), No of clients'.A7 'by Tech , Scene Complexity( lights and objects), No of clients'.B7:'by Tech , Scene Complexity( lights and objects), No of clients'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OpenGL – 10 lights</text:p>
          </table:table-cell>
          <table:table-cell office:value-type="float" office:value="12.4306225806">
            <text:p>12.43</text:p>
          </table:table-cell>
          <table:table-cell office:value-type="float" office:value="97.1337382389">
            <text:p>97.13</text:p>
          </table:table-cell>
          <table:table-cell office:value-type="float" office:value="81.4655676136">
            <text:p>81.47</text:p>
          </table:table-cell>
          <table:table-cell table:number-columns-repeated="4"/>
        </table:table-row>
        <table:table-row table:style-name="ro1">
          <table:table-cell office:value-type="string">
            <text:p>OpenGL – 100 0lights</text:p>
          </table:table-cell>
          <table:table-cell office:value-type="float" office:value="26.5866677419">
            <text:p>26.59</text:p>
          </table:table-cell>
          <table:table-cell office:value-type="float" office:value="65.6141597527">
            <text:p>65.61</text:p>
          </table:table-cell>
          <table:table-cell office:value-type="float" office:value="44.7505641219">
            <text:p>44.75</text:p>
          </table:table-cell>
          <table:table-cell table:number-columns-repeated="4"/>
        </table:table-row>
        <table:table-row table:style-name="ro1">
          <table:table-cell office:value-type="string">
            <text:p>OpenGL – 200 lights</text:p>
          </table:table-cell>
          <table:table-cell office:value-type="float" office:value="44.1435766667">
            <text:p>44.14</text:p>
          </table:table-cell>
          <table:table-cell office:value-type="float" office:value="76.0137581395">
            <text:p>76.01</text:p>
          </table:table-cell>
          <table:table-cell office:value-type="float" office:value="53.0012049672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Vulkan – 10 lights</text:p>
          </table:table-cell>
          <table:table-cell office:value-type="float" office:value="13.3045633333">
            <text:p>13.3</text:p>
          </table:table-cell>
          <table:table-cell office:value-type="float" office:value="90.3242712316">
            <text:p>90.32</text:p>
          </table:table-cell>
          <table:table-cell office:value-type="float" office:value="79.0964408487">
            <text:p>79.1</text:p>
          </table:table-cell>
          <table:table-cell table:number-columns-repeated="4"/>
        </table:table-row>
        <table:table-row table:style-name="ro1">
          <table:table-cell office:value-type="string">
            <text:p>Vulkan – 100 0lights</text:p>
          </table:table-cell>
          <table:table-cell office:value-type="float" office:value="24.72225">
            <text:p>24.72</text:p>
          </table:table-cell>
          <table:table-cell office:value-type="float" office:value="47.1825238095">
            <text:p>47.18</text:p>
          </table:table-cell>
          <table:table-cell office:value-type="float" office:value="83.1197596296">
            <text:p>83.12</text:p>
          </table:table-cell>
          <table:table-cell table:number-columns-repeated="4"/>
        </table:table-row>
        <table:table-row table:style-name="ro1">
          <table:table-cell office:value-type="string">
            <text:p>Vulkan – 200 lights</text:p>
          </table:table-cell>
          <table:table-cell office:value-type="float" office:value="37.878771875">
            <text:p>37.88</text:p>
          </table:table-cell>
          <table:table-cell office:value-type="float" office:value="47.4298682788">
            <text:p>47.43</text:p>
          </table:table-cell>
          <table:table-cell office:value-type="float" office:value="90.0396688122">
            <text:p>90.04</text:p>
          </table:table-cell>
          <table:table-cell table:number-columns-repeated="4"/>
        </table:table-row>
        <table:table-row table:style-name="ro1" table:number-rows-repeated="24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by Tech , Scene Complexity( lights and objects), No of clients'.O60" table:end-x="0.6563in" table:end-y="0.1098in" draw:z-index="1" draw:style-name="gr1" draw:text-style-name="P1" svg:width="9.152in" svg:height="4.9256in" svg:x="0.5587in" svg:y="0.1626in">
              <draw:object draw:notify-on-update-of-ranges="'by Tech , Scene Complexity( lights and objects), No of clients'.B33:'by Tech , Scene Complexity( lights and objects), No of clients'.D33 'by Tech , Scene Complexity( lights and objects), No of clients'.A34:'by Tech , Scene Complexity( lights and objects), No of clients'.A34 'by Tech , Scene Complexity( lights and objects), No of clients'.B34:'by Tech , Scene Complexity( lights and objects), No of clients'.D34 'by Tech , Scene Complexity( lights and objects), No of clients'.A35:'by Tech , Scene Complexity( lights and objects), No of clients'.A35 'by Tech , Scene Complexity( lights and objects), No of clients'.B35:'by Tech , Scene Complexity( lights and objects), No of clients'.D35 'by Tech , Scene Complexity( lights and objects), No of clients'.A36:'by Tech , Scene Complexity( lights and objects), No of clients'.A36 'by Tech , Scene Complexity( lights and objects), No of clients'.B36:'by Tech , Scene Complexity( lights and objects), No of clients'.D36 'by Tech , Scene Complexity( lights and objects), No of clients'.A37:'by Tech , Scene Complexity( lights and objects), No of clients'.A37 'by Tech , Scene Complexity( lights and objects), No of clients'.B37:'by Tech , Scene Complexity( lights and objects), No of clients'.D37 'by Tech , Scene Complexity( lights and objects), No of clients'.A38:'by Tech , Scene Complexity( lights and objects), No of clients'.A38 'by Tech , Scene Complexity( lights and objects), No of clients'.B38:'by Tech , Scene Complexity( lights and objects), No of clients'.D38 'by Tech , Scene Complexity( lights and objects), No of clients'.A39:'by Tech , Scene Complexity( lights and objects), No of clients'.A39 'by Tech , Scene Complexity( lights and objects), No of clients'.B39:'by Tech , Scene Complexity( lights and objects), No of clients'.D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0_OPENGL_1280x720_L10_C0.txt</text:p>
          </table:table-cell>
          <table:table-cell office:value-type="float" office:value="33.880853125">
            <text:p>33.88</text:p>
          </table:table-cell>
          <table:table-cell office:value-type="float" office:value="204.358919355">
            <text:p>204.36</text:p>
          </table:table-cell>
          <table:table-cell office:value-type="float" office:value="221.154842335">
            <text:p>221.15</text:p>
          </table:table-cell>
          <table:table-cell table:number-columns-repeated="4"/>
        </table:table-row>
        <table:table-row table:style-name="ro1">
          <table:table-cell office:value-type="string">
            <text:p>T0_OPENGL_1280x720_L100_C0</text:p>
          </table:table-cell>
          <table:table-cell office:value-type="float" office:value="81.1825235294">
            <text:p>81.18</text:p>
          </table:table-cell>
          <table:table-cell office:value-type="float" office:value="184.425330966">
            <text:p>184.43</text:p>
          </table:table-cell>
          <table:table-cell office:value-type="float" office:value="135.382495935">
            <text:p>135.38</text:p>
          </table:table-cell>
          <table:table-cell table:number-columns-repeated="4"/>
        </table:table-row>
        <table:table-row table:style-name="ro1">
          <table:table-cell office:value-type="string">
            <text:p>T0_OPENGL_1280x720_L200_C0.txt</text:p>
          </table:table-cell>
          <table:table-cell office:value-type="float" office:value="166.127935484">
            <text:p>166.13</text:p>
          </table:table-cell>
          <table:table-cell office:value-type="float" office:value="204.204315054">
            <text:p>204.2</text:p>
          </table:table-cell>
          <table:table-cell office:value-type="float" office:value="137.896156705">
            <text:p>137.9</text:p>
          </table:table-cell>
          <table:table-cell table:number-columns-repeated="4"/>
        </table:table-row>
        <table:table-row table:style-name="ro1">
          <table:table-cell office:value-type="string">
            <text:p>T0_VULKAN_1280x720_L10_C0.txt</text:p>
          </table:table-cell>
          <table:table-cell office:value-type="float" office:value="44.2673181818">
            <text:p>44.27</text:p>
          </table:table-cell>
          <table:table-cell office:value-type="float" office:value="195.767238095">
            <text:p>195.77</text:p>
          </table:table-cell>
          <table:table-cell office:value-type="float" office:value="217.385630036">
            <text:p>217.39</text:p>
          </table:table-cell>
          <table:table-cell table:number-columns-repeated="4"/>
        </table:table-row>
        <table:table-row table:style-name="ro1">
          <table:table-cell office:value-type="string">
            <text:p>T0_VULKAN_1280x720_L100_C0.txt</text:p>
          </table:table-cell>
          <table:table-cell office:value-type="float" office:value="91.9768935484">
            <text:p>91.98</text:p>
          </table:table-cell>
          <table:table-cell office:value-type="float" office:value="143.939530303">
            <text:p>143.94</text:p>
          </table:table-cell>
          <table:table-cell office:value-type="float" office:value="152.848865079">
            <text:p>152.85</text:p>
          </table:table-cell>
          <table:table-cell table:number-columns-repeated="4"/>
        </table:table-row>
        <table:table-row table:style-name="ro1">
          <table:table-cell office:value-type="string">
            <text:p>T0_VULKAN_1280x720_L200_C0.txt</text:p>
          </table:table-cell>
          <table:table-cell office:value-type="float" office:value="132.1446">
            <text:p>132.14</text:p>
          </table:table-cell>
          <table:table-cell office:value-type="float" office:value="280.164597782">
            <text:p>280.16</text:p>
          </table:table-cell>
          <table:table-cell office:value-type="float" office:value="162.135239068">
            <text:p>162.14</text:p>
          </table:table-cell>
          <table:table-cell table:number-columns-repeated="4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0_OPENGL_1920x1080_L10_C0</text:p>
          </table:table-cell>
          <table:table-cell office:value-type="float" office:value="98.7461921053">
            <text:p>98.75</text:p>
          </table:table-cell>
          <table:table-cell office:value-type="float" office:value="357.483141115">
            <text:p>357.48</text:p>
          </table:table-cell>
          <table:table-cell office:value-type="float" office:value="490.703086773">
            <text:p>490.7</text:p>
          </table:table-cell>
          <table:table-cell table:number-columns-repeated="4"/>
        </table:table-row>
        <table:table-row table:style-name="ro1">
          <table:table-cell office:value-type="string">
            <text:p>T0_OPENGL_1920x1080_L100_C0.txt</text:p>
          </table:table-cell>
          <table:table-cell office:value-type="float" office:value="206.669555556">
            <text:p>206.67</text:p>
          </table:table-cell>
          <table:table-cell office:value-type="float" office:value="357.873139617">
            <text:p>357.87</text:p>
          </table:table-cell>
          <table:table-cell office:value-type="float" office:value="250.483195402">
            <text:p>250.48</text:p>
          </table:table-cell>
          <table:table-cell table:number-columns-repeated="2"/>
          <table:table-cell>
            <draw:frame table:end-cell-address="'by Tech , Scene Complexity( lights and objects), No of clients'.O92" table:end-x="0.7004in" table:end-y="0.1642in" draw:z-index="2" draw:style-name="gr1" draw:text-style-name="P1" svg:width="9.1406in" svg:height="5.1413in" svg:x="0.6142in" svg:y="0.0012in">
              <draw:object draw:notify-on-update-of-ranges="'by Tech , Scene Complexity( lights and objects), No of clients'.B62:'by Tech , Scene Complexity( lights and objects), No of clients'.D62 'by Tech , Scene Complexity( lights and objects), No of clients'.A63:'by Tech , Scene Complexity( lights and objects), No of clients'.A63 'by Tech , Scene Complexity( lights and objects), No of clients'.B63:'by Tech , Scene Complexity( lights and objects), No of clients'.D63 'by Tech , Scene Complexity( lights and objects), No of clients'.A64:'by Tech , Scene Complexity( lights and objects), No of clients'.A64 'by Tech , Scene Complexity( lights and objects), No of clients'.B64:'by Tech , Scene Complexity( lights and objects), No of clients'.D64 'by Tech , Scene Complexity( lights and objects), No of clients'.A65:'by Tech , Scene Complexity( lights and objects), No of clients'.A65 'by Tech , Scene Complexity( lights and objects), No of clients'.B65:'by Tech , Scene Complexity( lights and objects), No of clients'.D65 'by Tech , Scene Complexity( lights and objects), No of clients'.A66:'by Tech , Scene Complexity( lights and objects), No of clients'.A66 'by Tech , Scene Complexity( lights and objects), No of clients'.B66:'by Tech , Scene Complexity( lights and objects), No of clients'.D66 'by Tech , Scene Complexity( lights and objects), No of clients'.A67:'by Tech , Scene Complexity( lights and objects), No of clients'.A67 'by Tech , Scene Complexity( lights and objects), No of clients'.B67:'by Tech , Scene Complexity( lights and objects), No of clients'.D67 'by Tech , Scene Complexity( lights and objects), No of clients'.A68:'by Tech , Scene Complexity( lights and objects), No of clients'.A68 'by Tech , Scene Complexity( lights and objects), No of clients'.B68:'by Tech , Scene Complexity( lights and objects), No of clients'.D6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T0_OPENGL_1920x1080_L200_C0.txt</text:p>
          </table:table-cell>
          <table:table-cell office:value-type="float" office:value="401.911404762">
            <text:p>401.91</text:p>
          </table:table-cell>
          <table:table-cell office:value-type="float" office:value="382.082806985">
            <text:p>382.08</text:p>
          </table:table-cell>
          <table:table-cell office:value-type="float" office:value="288.024959877">
            <text:p>288.02</text:p>
          </table:table-cell>
          <table:table-cell table:number-columns-repeated="4"/>
        </table:table-row>
        <table:table-row table:style-name="ro1">
          <table:table-cell office:value-type="string">
            <text:p>T0_1_VULKAN_1920x1080_L10_C0.txt</text:p>
          </table:table-cell>
          <table:table-cell office:value-type="float" office:value="110.14868">
            <text:p>110.15</text:p>
          </table:table-cell>
          <table:table-cell office:value-type="float" office:value="331.989562366">
            <text:p>331.99</text:p>
          </table:table-cell>
          <table:table-cell office:value-type="float" office:value="492.604233333">
            <text:p>492.6</text:p>
          </table:table-cell>
          <table:table-cell table:number-columns-repeated="4"/>
        </table:table-row>
        <table:table-row table:style-name="ro1">
          <table:table-cell office:value-type="string">
            <text:p>T0_1_VULKAN_1920x1080_L100_C0.txt</text:p>
          </table:table-cell>
          <table:table-cell office:value-type="float" office:value="254.495466667">
            <text:p>254.5</text:p>
          </table:table-cell>
          <table:table-cell office:value-type="float" office:value="294.445066667">
            <text:p>294.45</text:p>
          </table:table-cell>
          <table:table-cell office:value-type="float" office:value="258.579119854">
            <text:p>258.58</text:p>
          </table:table-cell>
          <table:table-cell table:number-columns-repeated="4"/>
        </table:table-row>
        <table:table-row table:style-name="ro1">
          <table:table-cell office:value-type="string">
            <text:p>T0_1_VULKAN_1920x1080_L200_C0.txt</text:p>
          </table:table-cell>
          <table:table-cell office:value-type="float" office:value="372.352275862">
            <text:p>372.35</text:p>
          </table:table-cell>
          <table:table-cell office:value-type="float" office:value="294.755018518">
            <text:p>294.76</text:p>
          </table:table-cell>
          <table:table-cell office:value-type="float" office:value="264.287689655">
            <text:p>264.29</text:p>
          </table:table-cell>
          <table:table-cell table:number-columns-repeated="4"/>
        </table:table-row>
        <table:table-row table:style-name="ro1" table:number-rows-repeated="26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by Tech , Scene Complexity( lights and objects), No of clients'.O125" table:end-x="0.8197in" table:end-y="0.0413in" draw:z-index="3" draw:style-name="gr1" draw:text-style-name="P1" svg:width="9.287in" svg:height="5.2236in" svg:x="0.587in" svg:y="0.152in">
              <draw:object draw:notify-on-update-of-ranges="'by Tech , Scene Complexity( lights and objects), No of clients'.B103:'by Tech , Scene Complexity( lights and objects), No of clients'.D103 'by Tech , Scene Complexity( lights and objects), No of clients'.A104:'by Tech , Scene Complexity( lights and objects), No of clients'.A104 'by Tech , Scene Complexity( lights and objects), No of clients'.B104:'by Tech , Scene Complexity( lights and objects), No of clients'.D104 'by Tech , Scene Complexity( lights and objects), No of clients'.A105:'by Tech , Scene Complexity( lights and objects), No of clients'.A105 'by Tech , Scene Complexity( lights and objects), No of clients'.B105:'by Tech , Scene Complexity( lights and objects), No of clients'.D105 'by Tech , Scene Complexity( lights and objects), No of clients'.A106:'by Tech , Scene Complexity( lights and objects), No of clients'.A106 'by Tech , Scene Complexity( lights and objects), No of clients'.B106:'by Tech , Scene Complexity( lights and objects), No of clients'.D106 'by Tech , Scene Complexity( lights and objects), No of clients'.A107:'by Tech , Scene Complexity( lights and objects), No of clients'.A107 'by Tech , Scene Complexity( lights and objects), No of clients'.B107:'by Tech , Scene Complexity( lights and objects), No of clients'.D107 'by Tech , Scene Complexity( lights and objects), No of clients'.A108:'by Tech , Scene Complexity( lights and objects), No of clients'.A108 'by Tech , Scene Complexity( lights and objects), No of clients'.B108:'by Tech , Scene Complexity( lights and objects), No of clients'.D108 'by Tech , Scene Complexity( lights and objects), No of clients'.A109:'by Tech , Scene Complexity( lights and objects), No of clients'.A109 'by Tech , Scene Complexity( lights and objects), No of clients'.B109:'by Tech , Scene Complexity( lights and objects), No of clients'.D10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1_1_OPENGL_640x480_L100_C0.txt</text:p>
          </table:table-cell>
          <table:table-cell office:value-type="float" office:value="23.6338142857">
            <text:p>23.63</text:p>
          </table:table-cell>
          <table:table-cell office:value-type="float" office:value="57.676937931">
            <text:p>57.68</text:p>
          </table:table-cell>
          <table:table-cell office:value-type="float" office:value="41.7721057932">
            <text:p>41.77</text:p>
          </table:table-cell>
          <table:table-cell table:number-columns-repeated="4"/>
        </table:table-row>
        <table:table-row table:style-name="ro1">
          <table:table-cell office:value-type="string">
            <text:p>T1_1_OPENGL_640x480_L500_C0.txt</text:p>
          </table:table-cell>
          <table:table-cell office:value-type="float" office:value="38.3102659091">
            <text:p>38.31</text:p>
          </table:table-cell>
          <table:table-cell office:value-type="float" office:value="61.5927530788">
            <text:p>61.59</text:p>
          </table:table-cell>
          <table:table-cell office:value-type="float" office:value="49.5423673611">
            <text:p>49.54</text:p>
          </table:table-cell>
          <table:table-cell table:number-columns-repeated="4"/>
        </table:table-row>
        <table:table-row table:style-name="ro1">
          <table:table-cell office:value-type="string">
            <text:p>T1_1_OPENGL_640x480_L1000_C0.txt</text:p>
          </table:table-cell>
          <table:table-cell office:value-type="float" office:value="56.9890066667">
            <text:p>56.99</text:p>
          </table:table-cell>
          <table:table-cell office:value-type="float" office:value="94.8374239132">
            <text:p>94.84</text:p>
          </table:table-cell>
          <table:table-cell office:value-type="float" office:value="51.3246699185">
            <text:p>51.32</text:p>
          </table:table-cell>
          <table:table-cell table:number-columns-repeated="4"/>
        </table:table-row>
        <table:table-row table:style-name="ro1">
          <table:table-cell office:value-type="string">
            <text:p>T1_1_VULKAN_640x480_L100_C0.txt</text:p>
          </table:table-cell>
          <table:table-cell office:value-type="float" office:value="20.6263555556">
            <text:p>20.63</text:p>
          </table:table-cell>
          <table:table-cell office:value-type="float" office:value="48.1298635484">
            <text:p>48.13</text:p>
          </table:table-cell>
          <table:table-cell office:value-type="float" office:value="64.7170391667">
            <text:p>64.72</text:p>
          </table:table-cell>
          <table:table-cell table:number-columns-repeated="4"/>
        </table:table-row>
        <table:table-row table:style-name="ro1">
          <table:table-cell office:value-type="string">
            <text:p>T1_1_VULKAN_640x480_L500_C0.txt</text:p>
          </table:table-cell>
          <table:table-cell office:value-type="float" office:value="34.9183655172">
            <text:p>34.92</text:p>
          </table:table-cell>
          <table:table-cell office:value-type="float" office:value="49.615432209">
            <text:p>49.62</text:p>
          </table:table-cell>
          <table:table-cell office:value-type="float" office:value="49.9086802189">
            <text:p>49.91</text:p>
          </table:table-cell>
          <table:table-cell table:number-columns-repeated="4"/>
        </table:table-row>
        <table:table-row table:style-name="ro1">
          <table:table-cell office:value-type="string">
            <text:p>T1_1_VULKAN_640x480_L1000_C0.txt</text:p>
          </table:table-cell>
          <table:table-cell office:value-type="float" office:value="53.0869454545">
            <text:p>53.09</text:p>
          </table:table-cell>
          <table:table-cell office:value-type="float" office:value="52.1226561905">
            <text:p>52.12</text:p>
          </table:table-cell>
          <table:table-cell office:value-type="float" office:value="43.3104849462">
            <text:p>43.31</text:p>
          </table:table-cell>
          <table:table-cell table:number-columns-repeated="4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by Tech , Scene Complexity( lights and objects), No of clients'.O158" table:end-x="0.7583in" table:end-y="0.0138in" draw:z-index="4" draw:style-name="gr1" draw:text-style-name="P1" svg:width="9.1709in" svg:height="5.1583in" svg:x="0.6417in" svg:y="0.0118in">
              <draw:object draw:notify-on-update-of-ranges="'by Tech , Scene Complexity( lights and objects), No of clients'.B136:'by Tech , Scene Complexity( lights and objects), No of clients'.D136 'by Tech , Scene Complexity( lights and objects), No of clients'.A137:'by Tech , Scene Complexity( lights and objects), No of clients'.A137 'by Tech , Scene Complexity( lights and objects), No of clients'.B137:'by Tech , Scene Complexity( lights and objects), No of clients'.D137 'by Tech , Scene Complexity( lights and objects), No of clients'.A138:'by Tech , Scene Complexity( lights and objects), No of clients'.A138 'by Tech , Scene Complexity( lights and objects), No of clients'.B138:'by Tech , Scene Complexity( lights and objects), No of clients'.D138 'by Tech , Scene Complexity( lights and objects), No of clients'.A139:'by Tech , Scene Complexity( lights and objects), No of clients'.A139 'by Tech , Scene Complexity( lights and objects), No of clients'.B139:'by Tech , Scene Complexity( lights and objects), No of clients'.D139 'by Tech , Scene Complexity( lights and objects), No of clients'.A140:'by Tech , Scene Complexity( lights and objects), No of clients'.A140 'by Tech , Scene Complexity( lights and objects), No of clients'.B140:'by Tech , Scene Complexity( lights and objects), No of clients'.D140 'by Tech , Scene Complexity( lights and objects), No of clients'.A141:'by Tech , Scene Complexity( lights and objects), No of clients'.A141 'by Tech , Scene Complexity( lights and objects), No of clients'.B141:'by Tech , Scene Complexity( lights and objects), No of clients'.D141 'by Tech , Scene Complexity( lights and objects), No of clients'.A142:'by Tech , Scene Complexity( lights and objects), No of clients'.A142 'by Tech , Scene Complexity( lights and objects), No of clients'.B142:'by Tech , Scene Complexity( lights and objects), No of clients'.D14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4"/>
        </table:table-row>
        <table:table-row table:style-name="ro1">
          <table:table-cell office:value-type="string">
            <text:p>T1_1_OPENGL_1280x720_L100_C0.txt</text:p>
          </table:table-cell>
          <table:table-cell office:value-type="float" office:value="96.7842774194">
            <text:p>96.78</text:p>
          </table:table-cell>
          <table:table-cell office:value-type="float" office:value="163.281687192">
            <text:p>163.28</text:p>
          </table:table-cell>
          <table:table-cell office:value-type="float" office:value="123.597504301">
            <text:p>123.6</text:p>
          </table:table-cell>
          <table:table-cell table:number-columns-repeated="4"/>
        </table:table-row>
        <table:table-row table:style-name="ro1">
          <table:table-cell office:value-type="string">
            <text:p>T1_1_OPENGL_1280x720_L500_C0.txt</text:p>
          </table:table-cell>
          <table:table-cell office:value-type="float" office:value="109.328865625">
            <text:p>109.33</text:p>
          </table:table-cell>
          <table:table-cell office:value-type="float" office:value="158.037821429">
            <text:p>158.04</text:p>
          </table:table-cell>
          <table:table-cell office:value-type="float" office:value="134.924660897">
            <text:p>134.92</text:p>
          </table:table-cell>
          <table:table-cell table:number-columns-repeated="4"/>
        </table:table-row>
        <table:table-row table:style-name="ro1">
          <table:table-cell office:value-type="string">
            <text:p>T1_1_OPENGL_1280x720_L1000_C0.txt</text:p>
          </table:table-cell>
          <table:table-cell office:value-type="float" office:value="242.40428125">
            <text:p>242.4</text:p>
          </table:table-cell>
          <table:table-cell office:value-type="float" office:value="165.152552381">
            <text:p>165.15</text:p>
          </table:table-cell>
          <table:table-cell office:value-type="float" office:value="159.447543325">
            <text:p>159.45</text:p>
          </table:table-cell>
          <table:table-cell table:number-columns-repeated="4"/>
        </table:table-row>
        <table:table-row table:style-name="ro1">
          <table:table-cell office:value-type="string">
            <text:p>T1_1_VULKAN_1280x720_L100_C0.txt</text:p>
          </table:table-cell>
          <table:table-cell office:value-type="float" office:value="80.8580965517">
            <text:p>80.86</text:p>
          </table:table-cell>
          <table:table-cell office:value-type="float" office:value="144.910310345">
            <text:p>144.91</text:p>
          </table:table-cell>
          <table:table-cell office:value-type="float" office:value="150.049473109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T1_1_VULKAN_1280x720_L500_C0.txt</text:p>
          </table:table-cell>
          <table:table-cell office:value-type="float" office:value="140.535369565">
            <text:p>140.54</text:p>
          </table:table-cell>
          <table:table-cell office:value-type="float" office:value="145.503092592">
            <text:p>145.5</text:p>
          </table:table-cell>
          <table:table-cell office:value-type="float" office:value="132.150636263">
            <text:p>132.15</text:p>
          </table:table-cell>
          <table:table-cell table:number-columns-repeated="4"/>
        </table:table-row>
        <table:table-row table:style-name="ro1">
          <table:table-cell office:value-type="string">
            <text:p>T1_1_VULKAN_1280x720_L1000_C0.txt</text:p>
          </table:table-cell>
          <table:table-cell office:value-type="float" office:value="197.954851852">
            <text:p>197.95</text:p>
          </table:table-cell>
          <table:table-cell office:value-type="float" office:value="153.587005628">
            <text:p>153.59</text:p>
          </table:table-cell>
          <table:table-cell office:value-type="float" office:value="162.531428823">
            <text:p>162.53</text:p>
          </table:table-cell>
          <table:table-cell table:number-columns-repeated="4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  <table:table-cell>
            <draw:frame table:end-cell-address="'by Tech , Scene Complexity( lights and objects), No of clients'.O190" table:end-x="0.8205in" table:end-y="0.0425in" draw:z-index="5" draw:style-name="gr1" draw:text-style-name="P1" svg:width="9.2465in" svg:height="5.2008in" svg:x="0.6283in" svg:y="0.176in">
              <draw:object draw:notify-on-update-of-ranges="'by Tech , Scene Complexity( lights and objects), No of clients'.B160:'by Tech , Scene Complexity( lights and objects), No of clients'.D160 'by Tech , Scene Complexity( lights and objects), No of clients'.A161:'by Tech , Scene Complexity( lights and objects), No of clients'.A161 'by Tech , Scene Complexity( lights and objects), No of clients'.B161:'by Tech , Scene Complexity( lights and objects), No of clients'.D161 'by Tech , Scene Complexity( lights and objects), No of clients'.A162:'by Tech , Scene Complexity( lights and objects), No of clients'.A162 'by Tech , Scene Complexity( lights and objects), No of clients'.B162:'by Tech , Scene Complexity( lights and objects), No of clients'.D162 'by Tech , Scene Complexity( lights and objects), No of clients'.A163:'by Tech , Scene Complexity( lights and objects), No of clients'.A163 'by Tech , Scene Complexity( lights and objects), No of clients'.B163:'by Tech , Scene Complexity( lights and objects), No of clients'.D163 'by Tech , Scene Complexity( lights and objects), No of clients'.A164:'by Tech , Scene Complexity( lights and objects), No of clients'.A164 'by Tech , Scene Complexity( lights and objects), No of clients'.B164:'by Tech , Scene Complexity( lights and objects), No of clients'.D164 'by Tech , Scene Complexity( lights and objects), No of clients'.A165:'by Tech , Scene Complexity( lights and objects), No of clients'.A165 'by Tech , Scene Complexity( lights and objects), No of clients'.B165:'by Tech , Scene Complexity( lights and objects), No of clients'.D165 'by Tech , Scene Complexity( lights and objects), No of clients'.A166:'by Tech , Scene Complexity( lights and objects), No of clients'.A166 'by Tech , Scene Complexity( lights and objects), No of clients'.B166:'by Tech , Scene Complexity( lights and objects), No of clients'.D16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OpenGL – 100 lights</text:p>
          </table:table-cell>
          <table:table-cell office:value-type="float" office:value="175.501909091">
            <text:p>175.5</text:p>
          </table:table-cell>
          <table:table-cell office:value-type="float" office:value="335.332297414">
            <text:p>335.33</text:p>
          </table:table-cell>
          <table:table-cell office:value-type="float" office:value="275.290588374">
            <text:p>275.29</text:p>
          </table:table-cell>
          <table:table-cell table:number-columns-repeated="4"/>
        </table:table-row>
        <table:table-row table:style-name="ro1">
          <table:table-cell office:value-type="string">
            <text:p>OpenGL – 500 0lights</text:p>
          </table:table-cell>
          <table:table-cell office:value-type="float" office:value="382.909756757">
            <text:p>382.91</text:p>
          </table:table-cell>
          <table:table-cell office:value-type="float" office:value="326.245625">
            <text:p>326.25</text:p>
          </table:table-cell>
          <table:table-cell office:value-type="float" office:value="260.077235249">
            <text:p>260.08</text:p>
          </table:table-cell>
          <table:table-cell table:number-columns-repeated="4"/>
        </table:table-row>
        <table:table-row table:style-name="ro1">
          <table:table-cell office:value-type="string">
            <text:p>OpenGL – 1000 lights</text:p>
          </table:table-cell>
          <table:table-cell office:value-type="float" office:value="847.286833333">
            <text:p>847.29</text:p>
          </table:table-cell>
          <table:table-cell office:value-type="float" office:value="324.824462595">
            <text:p>324.82</text:p>
          </table:table-cell>
          <table:table-cell office:value-type="float" office:value="246.18287266">
            <text:p>246.18</text:p>
          </table:table-cell>
          <table:table-cell table:number-columns-repeated="4"/>
        </table:table-row>
        <table:table-row table:style-name="ro1">
          <table:table-cell office:value-type="string">
            <text:p>Vulkan – 100 lights</text:p>
          </table:table-cell>
          <table:table-cell office:value-type="float" office:value="195.570551724">
            <text:p>195.57</text:p>
          </table:table-cell>
          <table:table-cell office:value-type="float" office:value="294.041447294">
            <text:p>294.04</text:p>
          </table:table-cell>
          <table:table-cell office:value-type="float" office:value="283.448024382">
            <text:p>283.45</text:p>
          </table:table-cell>
          <table:table-cell table:number-columns-repeated="4"/>
        </table:table-row>
        <table:table-row table:style-name="ro1">
          <table:table-cell office:value-type="string">
            <text:p>Vulkan – 500 0lights</text:p>
          </table:table-cell>
          <table:table-cell office:value-type="float" office:value="562.127333333">
            <text:p>562.13</text:p>
          </table:table-cell>
          <table:table-cell office:value-type="float" office:value="292.50382">
            <text:p>292.5</text:p>
          </table:table-cell>
          <table:table-cell office:value-type="float" office:value="288.07073399">
            <text:p>288.07</text:p>
          </table:table-cell>
          <table:table-cell table:number-columns-repeated="4"/>
        </table:table-row>
        <table:table-row table:style-name="ro1">
          <table:table-cell office:value-type="string">
            <text:p>Vulkan – 1000 lights</text:p>
          </table:table-cell>
          <table:table-cell office:value-type="float" office:value="787.555733333">
            <text:p>787.56</text:p>
          </table:table-cell>
          <table:table-cell office:value-type="float" office:value="299.656175">
            <text:p>299.66</text:p>
          </table:table-cell>
          <table:table-cell office:value-type="float" office:value="287.535006944">
            <text:p>287.54</text:p>
          </table:table-cell>
          <table:table-cell table:number-columns-repeated="4"/>
        </table:table-row>
      </table:table>
      <table:table table:name="Compression" table:style-name="ta1" table:print="false">
        <office:forms form:automatic-focus="false" form:apply-design-mode="false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/>
          <table:table-cell>
            <draw:frame table:end-cell-address="Compression.M21" table:end-x="0.5122in" table:end-y="0.1634in" draw:z-index="0" draw:style-name="gr1" draw:text-style-name="P1" svg:width="6.2988in" svg:height="3.5429in" svg:x="0.4366in" svg:y="0.1764in">
              <draw:object draw:notify-on-update-of-ranges="Compression.B1:Compression.D1 Compression.A2:Compression.A2 Compression.B2:Compression.D2 Compression.A3:Compression.A3 Compression.B3:Compression.D3 Compression.A4:Compression.A4 Compression.B4:Compression.D4 Compression.A5:Compression.A5 Compression.B5:Compression.D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>
            <text:p>OpenGL uncompressed</text:p>
          </table:table-cell>
          <table:table-cell office:value-type="float" office:value="26.5866677419">
            <text:p>26.59</text:p>
          </table:table-cell>
          <table:table-cell office:value-type="float" office:value="65.6141597527">
            <text:p>65.61</text:p>
          </table:table-cell>
          <table:table-cell office:value-type="float" office:value="44.7505641219">
            <text:p>44.75</text:p>
          </table:table-cell>
          <table:table-cell table:number-columns-repeated="2"/>
        </table:table-row>
        <table:table-row table:style-name="ro1">
          <table:table-cell office:value-type="string">
            <text:p>OpenGL compressed</text:p>
          </table:table-cell>
          <table:table-cell office:value-type="float" office:value="49.1852096774">
            <text:p>49.19</text:p>
          </table:table-cell>
          <table:table-cell office:value-type="float" office:value="56.0090548531">
            <text:p>56.01</text:p>
          </table:table-cell>
          <table:table-cell office:value-type="float" office:value="33.3175675175">
            <text:p>33.32</text:p>
          </table:table-cell>
          <table:table-cell table:number-columns-repeated="2"/>
        </table:table-row>
        <table:table-row table:style-name="ro1">
          <table:table-cell office:value-type="string">
            <text:p>Vulkan uncompressed</text:p>
          </table:table-cell>
          <table:table-cell office:value-type="float" office:value="24.72225">
            <text:p>24.72</text:p>
          </table:table-cell>
          <table:table-cell office:value-type="float" office:value="47.1825238095">
            <text:p>47.18</text:p>
          </table:table-cell>
          <table:table-cell office:value-type="float" office:value="83.1197596296">
            <text:p>83.12</text:p>
          </table:table-cell>
          <table:table-cell table:number-columns-repeated="2"/>
        </table:table-row>
        <table:table-row table:style-name="ro1">
          <table:table-cell office:value-type="string">
            <text:p>Vulkan compressed</text:p>
          </table:table-cell>
          <table:table-cell office:value-type="float" office:value="368.856535714">
            <text:p>368.86</text:p>
          </table:table-cell>
          <table:table-cell office:value-type="float" office:value="95.7356454301">
            <text:p>95.74</text:p>
          </table:table-cell>
          <table:table-cell office:value-type="float" office:value="78.4086751058">
            <text:p>78.41</text:p>
          </table:table-cell>
          <table:table-cell table:number-columns-repeated="2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Compression.M49" table:end-x="0.65in" table:end-y="0.1217in" draw:z-index="1" draw:style-name="gr1" draw:text-style-name="P1" svg:width="6.2988in" svg:height="3.5429in" svg:x="0.5744in" svg:y="0.135in">
              <draw:object draw:notify-on-update-of-ranges="Compression.B31:Compression.D31 Compression.A32:Compression.A32 Compression.B32:Compression.D32 Compression.A33:Compression.A33 Compression.B33:Compression.D33 Compression.A34:Compression.A34 Compression.B34:Compression.D34 Compression.A35:Compression.A35 Compression.B35:Compression.D35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</table:table-row>
        <table:table-row table:style-name="ro1">
          <table:table-cell office:value-type="string">
            <text:p>T1_1_OPENGL_1280x720_L100_C0.txt</text:p>
          </table:table-cell>
          <table:table-cell office:value-type="float" office:value="96.7842774194">
            <text:p>96.78</text:p>
          </table:table-cell>
          <table:table-cell office:value-type="float" office:value="163.281687192">
            <text:p>163.28</text:p>
          </table:table-cell>
          <table:table-cell office:value-type="float" office:value="123.597504301">
            <text:p>123.6</text:p>
          </table:table-cell>
          <table:table-cell table:number-columns-repeated="2"/>
        </table:table-row>
        <table:table-row table:style-name="ro1">
          <table:table-cell office:value-type="string">
            <text:p>T1_1_OPENGL_1280x720_L100_C1.txt</text:p>
          </table:table-cell>
          <table:table-cell office:value-type="float" office:value="164.319172414">
            <text:p>164.32</text:p>
          </table:table-cell>
          <table:table-cell office:value-type="float" office:value="56.1506364942">
            <text:p>56.15</text:p>
          </table:table-cell>
          <table:table-cell office:value-type="float" office:value="61.2485829861">
            <text:p>61.25</text:p>
          </table:table-cell>
          <table:table-cell table:number-columns-repeated="2"/>
        </table:table-row>
        <table:table-row table:style-name="ro1">
          <table:table-cell office:value-type="string">
            <text:p>T1_1_VULKAN_1280x720_L100_C0.txt</text:p>
          </table:table-cell>
          <table:table-cell office:value-type="float" office:value="80.8580965517">
            <text:p>80.86</text:p>
          </table:table-cell>
          <table:table-cell office:value-type="float" office:value="144.910310345">
            <text:p>144.91</text:p>
          </table:table-cell>
          <table:table-cell office:value-type="float" office:value="150.049473109">
            <text:p>150.05</text:p>
          </table:table-cell>
          <table:table-cell table:number-columns-repeated="2"/>
        </table:table-row>
        <table:table-row table:style-name="ro1">
          <table:table-cell office:value-type="string">
            <text:p>T1_1_VULKAN_1280x720_L100_C1.txt</text:p>
          </table:table-cell>
          <table:table-cell office:value-type="float" office:value="1234.52177419">
            <text:p>1234.52</text:p>
          </table:table-cell>
          <table:table-cell office:value-type="float" office:value="179.752035714">
            <text:p>179.75</text:p>
          </table:table-cell>
          <table:table-cell office:value-type="float" office:value="148.781486772">
            <text:p>148.78</text:p>
          </table:table-cell>
          <table:table-cell table:number-columns-repeated="2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1 Client</text:p>
          </table:table-cell>
          <table:table-cell office:value-type="string">
            <text:p>2 Clients</text:p>
          </table:table-cell>
          <table:table-cell office:value-type="string">
            <text:p>3 Clients</text:p>
          </table:table-cell>
          <table:table-cell table:number-columns-repeated="2"/>
        </table:table-row>
        <table:table-row table:style-name="ro1">
          <table:table-cell office:value-type="string">
            <text:p>T1_1_OPENGL_1920x1080_L1000_C0.txt</text:p>
          </table:table-cell>
          <table:table-cell office:value-type="float" office:value="847.286833333">
            <text:p>847.29</text:p>
          </table:table-cell>
          <table:table-cell office:value-type="float" office:value="324.824462595">
            <text:p>324.82</text:p>
          </table:table-cell>
          <table:table-cell office:value-type="float" office:value="246.18287266">
            <text:p>246.18</text:p>
          </table:table-cell>
          <table:table-cell table:number-columns-repeated="2"/>
        </table:table-row>
        <table:table-row table:style-name="ro1">
          <table:table-cell office:value-type="string">
            <text:p>T1_1_OPENGL_1920x1080_L1000_C1.txt</text:p>
          </table:table-cell>
          <table:table-cell office:value-type="float" office:value="911.7948125">
            <text:p>911.79</text:p>
          </table:table-cell>
          <table:table-cell office:value-type="float" office:value="214.772319965">
            <text:p>214.77</text:p>
          </table:table-cell>
          <table:table-cell office:value-type="float" office:value="200.7119924">
            <text:p>200.71</text:p>
          </table:table-cell>
          <table:table-cell table:number-columns-repeated="2"/>
        </table:table-row>
        <table:table-row table:style-name="ro1">
          <table:table-cell office:value-type="string">
            <text:p>T1_1_VULKAN_1920x1080_L1000_C0.txt</text:p>
          </table:table-cell>
          <table:table-cell office:value-type="float" office:value="787.555733333">
            <text:p>787.56</text:p>
          </table:table-cell>
          <table:table-cell office:value-type="float" office:value="299.656175">
            <text:p>299.66</text:p>
          </table:table-cell>
          <table:table-cell office:value-type="float" office:value="287.535006944">
            <text:p>287.54</text:p>
          </table:table-cell>
          <table:table-cell table:number-columns-repeated="2"/>
        </table:table-row>
        <table:table-row table:style-name="ro1">
          <table:table-cell office:value-type="string">
            <text:p>T1_1_VULKAN_1920x1080_L1000_C1.txt</text:p>
          </table:table-cell>
          <table:table-cell office:value-type="float" office:value="4213.66807692">
            <text:p>4213.67</text:p>
          </table:table-cell>
          <table:table-cell office:value-type="float" office:value="609.559152143">
            <text:p>609.56</text:p>
          </table:table-cell>
          <table:table-cell table:style-name="ce1" office:value-type="float" office:value="400">
            <text:p>4.00E+002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Compression.M85" table:end-x="0.1154in" table:end-y="0.0264in" draw:z-index="2" draw:style-name="gr1" draw:text-style-name="P1" svg:width="6.2988in" svg:height="3.5429in" svg:x="0.0398in" svg:y="0.0394in">
              <draw:object draw:notify-on-update-of-ranges="Compression.B56:Compression.D56 Compression.A57:Compression.A57 Compression.B57:Compression.D57 Compression.A58:Compression.A58 Compression.B58:Compression.D58 Compression.A59:Compression.A59 Compression.B59:Compression.D59 Compression.A60:Compression.A60 Compression.B60:Compression.D6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</table:table>
      <table:database-ranges>
        <table:database-range table:target-range-address="Stability.A2:Stability.B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9/19/2018</text:date>, <text:time>22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M7S</meta:editing-duration>
    <meta:editing-cycles>40</meta:editing-cycles>
    <meta:generator>OpenOffice/4.1.5$Win32 OpenOffice.org_project/415m1$Build-9789</meta:generator>
    <dc:date>2018-09-19T22:46:39.25</dc:date>
    <meta:document-statistic meta:table-count="4" meta:cell-count="789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74cm" svg:height="13.828cm" xlink:href=".." xlink:type="simple" chart:class="chart:line" chart:style-name="ch1">
        <chart:title svg:x="10.273cm" svg:y="0.412cm" chart:style-name="ch2">
          <text:p>Static Scene</text:p>
        </chart:title>
        <chart:subtitle svg:x="9.228cm" svg:y="1.467cm" chart:style-name="ch3">
          <text:p>640x480 - no compression</text:p>
        </chart:subtitle>
        <chart:legend chart:legend-position="end" svg:x="18.496cm" svg:y="5.292cm" style:legend-expansion="high" chart:style-name="ch4"/>
        <chart:plot-area chart:style-name="ch5" table:cell-range-address="'by Tech , Scene Complexity( lights and objects), No of clients'.A1:'by Tech , Scene Complexity( lights and objects), No of clients'.D7" chart:data-source-has-labels="both" svg:x="0.913cm" svg:y="2.702cm" svg:width="16.657cm" svg:height="10.43cm">
          <chartooo:coordinate-region svg:x="1.72cm" svg:y="2.914cm" svg:width="15.174cm" svg:height="9.545cm"/>
          <chart:axis chart:dimension="x" chart:name="primary-x" chart:style-name="ch6" chartooo:axis-type="auto">
            <chartooo:date-scale/>
            <chart:categories table:cell-range-address="'by Tech , Scene Complexity( lights and objects), No of clients'.B1:'by Tech , Scene Complexity( lights and objects), No of clients'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y Tech , Scene Complexity( lights and objects), No of clients'.B2:'by Tech , Scene Complexity( lights and objects), No of clients'.D2" chart:label-cell-address="'by Tech , Scene Complexity( lights and objects), No of clients'.A2:'by Tech , Scene Complexity( lights and objects), No of clients'.A2" chart:class="chart:line">
            <chart:data-point chart:repeated="3"/>
          </chart:series>
          <chart:series chart:style-name="ch9" chart:values-cell-range-address="'by Tech , Scene Complexity( lights and objects), No of clients'.B3:'by Tech , Scene Complexity( lights and objects), No of clients'.D3" chart:label-cell-address="'by Tech , Scene Complexity( lights and objects), No of clients'.A3:'by Tech , Scene Complexity( lights and objects), No of clients'.A3" chart:class="chart:line">
            <chart:data-point chart:repeated="3"/>
          </chart:series>
          <chart:series chart:style-name="ch10" chart:values-cell-range-address="'by Tech , Scene Complexity( lights and objects), No of clients'.B4:'by Tech , Scene Complexity( lights and objects), No of clients'.D4" chart:label-cell-address="'by Tech , Scene Complexity( lights and objects), No of clients'.A4:'by Tech , Scene Complexity( lights and objects), No of clients'.A4" chart:class="chart:line">
            <chart:data-point chart:repeated="3"/>
          </chart:series>
          <chart:series chart:style-name="ch11" chart:values-cell-range-address="'by Tech , Scene Complexity( lights and objects), No of clients'.B5:'by Tech , Scene Complexity( lights and objects), No of clients'.D5" chart:label-cell-address="'by Tech , Scene Complexity( lights and objects), No of clients'.A5:'by Tech , Scene Complexity( lights and objects), No of clients'.A5" chart:class="chart:line">
            <chart:data-point chart:repeated="3"/>
          </chart:series>
          <chart:series chart:style-name="ch12" chart:values-cell-range-address="'by Tech , Scene Complexity( lights and objects), No of clients'.B6:'by Tech , Scene Complexity( lights and objects), No of clients'.D6" chart:label-cell-address="'by Tech , Scene Complexity( lights and objects), No of clients'.A6:'by Tech , Scene Complexity( lights and objects), No of clients'.A6" chart:class="chart:line">
            <chart:data-point chart:repeated="3"/>
          </chart:series>
          <chart:series chart:style-name="ch13" chart:values-cell-range-address="'by Tech , Scene Complexity( lights and objects), No of clients'.B7:'by Tech , Scene Complexity( lights and objects), No of clients'.D7" chart:label-cell-address="'by Tech , Scene Complexity( lights and objects), No of clients'.A7:'by Tech , Scene Complexity( lights and objects), No of clients'.A7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:'by Tech , Scene Complexity( lights and objects), No of clients'.D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OpenGL – 10 lights</text:p>
                <draw:g>
                  <svg:desc>'by Tech , Scene Complexity( lights and objects), No of clients'.A2:'by Tech , Scene Complexity( lights and objects), No of clients'.A2</svg:desc>
                </draw:g>
              </table:table-cell>
              <table:table-cell office:value-type="float" office:value="12.4306225806">
                <text:p>12.4306225806</text:p>
                <draw:g>
                  <svg:desc>'by Tech , Scene Complexity( lights and objects), No of clients'.B2:'by Tech , Scene Complexity( lights and objects), No of clients'.D2</svg:desc>
                </draw:g>
              </table:table-cell>
              <table:table-cell office:value-type="float" office:value="97.1337382389">
                <text:p>97.1337382389</text:p>
              </table:table-cell>
              <table:table-cell office:value-type="float" office:value="81.4655676136">
                <text:p>81.4655676136</text:p>
              </table:table-cell>
            </table:table-row>
            <table:table-row>
              <table:table-cell office:value-type="string">
                <text:p>OpenGL – 100 0lights</text:p>
                <draw:g>
                  <svg:desc>'by Tech , Scene Complexity( lights and objects), No of clients'.A3:'by Tech , Scene Complexity( lights and objects), No of clients'.A3</svg:desc>
                </draw:g>
              </table:table-cell>
              <table:table-cell office:value-type="float" office:value="26.5866677419">
                <text:p>26.5866677419</text:p>
                <draw:g>
                  <svg:desc>'by Tech , Scene Complexity( lights and objects), No of clients'.B3:'by Tech , Scene Complexity( lights and objects), No of clients'.D3</svg:desc>
                </draw:g>
              </table:table-cell>
              <table:table-cell office:value-type="float" office:value="65.6141597527">
                <text:p>65.6141597527</text:p>
              </table:table-cell>
              <table:table-cell office:value-type="float" office:value="44.7505641219">
                <text:p>44.7505641219</text:p>
              </table:table-cell>
            </table:table-row>
            <table:table-row>
              <table:table-cell office:value-type="string">
                <text:p>OpenGL – 200 lights</text:p>
                <draw:g>
                  <svg:desc>'by Tech , Scene Complexity( lights and objects), No of clients'.A4:'by Tech , Scene Complexity( lights and objects), No of clients'.A4</svg:desc>
                </draw:g>
              </table:table-cell>
              <table:table-cell office:value-type="float" office:value="44.1435766667">
                <text:p>44.1435766667</text:p>
                <draw:g>
                  <svg:desc>'by Tech , Scene Complexity( lights and objects), No of clients'.B4:'by Tech , Scene Complexity( lights and objects), No of clients'.D4</svg:desc>
                </draw:g>
              </table:table-cell>
              <table:table-cell office:value-type="float" office:value="76.0137581395">
                <text:p>76.0137581395</text:p>
              </table:table-cell>
              <table:table-cell office:value-type="float" office:value="53.0012049672">
                <text:p>53.0012049672</text:p>
              </table:table-cell>
            </table:table-row>
            <table:table-row>
              <table:table-cell office:value-type="string">
                <text:p>Vulkan – 10 lights</text:p>
                <draw:g>
                  <svg:desc>'by Tech , Scene Complexity( lights and objects), No of clients'.A5:'by Tech , Scene Complexity( lights and objects), No of clients'.A5</svg:desc>
                </draw:g>
              </table:table-cell>
              <table:table-cell office:value-type="float" office:value="13.3045633333">
                <text:p>13.3045633333</text:p>
                <draw:g>
                  <svg:desc>'by Tech , Scene Complexity( lights and objects), No of clients'.B5:'by Tech , Scene Complexity( lights and objects), No of clients'.D5</svg:desc>
                </draw:g>
              </table:table-cell>
              <table:table-cell office:value-type="float" office:value="90.3242712316">
                <text:p>90.3242712316</text:p>
              </table:table-cell>
              <table:table-cell office:value-type="float" office:value="79.0964408487">
                <text:p>79.0964408487</text:p>
              </table:table-cell>
            </table:table-row>
            <table:table-row>
              <table:table-cell office:value-type="string">
                <text:p>Vulkan – 100 0lights</text:p>
                <draw:g>
                  <svg:desc>'by Tech , Scene Complexity( lights and objects), No of clients'.A6:'by Tech , Scene Complexity( lights and objects), No of clients'.A6</svg:desc>
                </draw:g>
              </table:table-cell>
              <table:table-cell office:value-type="float" office:value="24.72225">
                <text:p>24.72225</text:p>
                <draw:g>
                  <svg:desc>'by Tech , Scene Complexity( lights and objects), No of clients'.B6:'by Tech , Scene Complexity( lights and objects), No of clients'.D6</svg:desc>
                </draw:g>
              </table:table-cell>
              <table:table-cell office:value-type="float" office:value="47.1825238095">
                <text:p>47.1825238095</text:p>
              </table:table-cell>
              <table:table-cell office:value-type="float" office:value="83.1197596296">
                <text:p>83.1197596296</text:p>
              </table:table-cell>
            </table:table-row>
            <table:table-row>
              <table:table-cell office:value-type="string">
                <text:p>Vulkan – 200 lights</text:p>
                <draw:g>
                  <svg:desc>'by Tech , Scene Complexity( lights and objects), No of clients'.A7:'by Tech , Scene Complexity( lights and objects), No of clients'.A7</svg:desc>
                </draw:g>
              </table:table-cell>
              <table:table-cell office:value-type="float" office:value="37.878771875">
                <text:p>37.878771875</text:p>
                <draw:g>
                  <svg:desc>'by Tech , Scene Complexity( lights and objects), No of clients'.B7:'by Tech , Scene Complexity( lights and objects), No of clients'.D7</svg:desc>
                </draw:g>
              </table:table-cell>
              <table:table-cell office:value-type="float" office:value="47.4298682788">
                <text:p>47.4298682788</text:p>
              </table:table-cell>
              <table:table-cell office:value-type="float" office:value="90.0396688122">
                <text:p>90.0396688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26cm" style:legend-expansion="high" chart:style-name="ch2"/>
        <chart:plot-area chart:style-name="ch3" table:cell-range-address="Stability.A44:Stability.B44 Stability.A2:Stability.B31" chart:data-source-has-labels="row" svg:x="0.77cm" svg:y="0.855cm" svg:width="11.976cm" svg:height="7.545cm">
          <chartooo:coordinate-region svg:x="1.391cm" svg:y="1.067cm" svg:width="11.16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bility.A2:Stability.A31" chart:label-cell-address="Stability.A44:Stability.A44" chart:class="chart:line">
            <chart:data-point chart:repeated="30"/>
          </chart:series>
          <chart:series chart:style-name="ch7" chart:values-cell-range-address="Stability.B2:Stability.B31" chart:label-cell-address="Stability.B44:Stability.B44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GL</text:p>
                <draw:g>
                  <svg:desc>Stability.A44:Stability.A44</svg:desc>
                </draw:g>
              </table:table-cell>
              <table:table-cell office:value-type="string">
                <text:p>Vulkan</text:p>
                <draw:g>
                  <svg:desc>Stability.B44:Stability.B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318">
                <text:p>12.5318</text:p>
                <draw:g>
                  <svg:desc>Stability.A2:Stability.A31</svg:desc>
                </draw:g>
              </table:table-cell>
              <table:table-cell office:value-type="float" office:value="12.5266">
                <text:p>12.5266</text:p>
                <draw:g>
                  <svg:desc>Stability.B2:Stability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195">
                <text:p>12.5195</text:p>
              </table:table-cell>
              <table:table-cell office:value-type="float" office:value="12.8205">
                <text:p>12.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313">
                <text:p>13.0313</text:p>
              </table:table-cell>
              <table:table-cell office:value-type="float" office:value="13.019">
                <text:p>13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021">
                <text:p>12.7021</text:p>
              </table:table-cell>
              <table:table-cell office:value-type="float" office:value="12.8529">
                <text:p>12.8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04">
                <text:p>12.404</text:p>
              </table:table-cell>
              <table:table-cell office:value-type="float" office:value="12.8473">
                <text:p>12.8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12.9871">
                <text:p>12.9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4026">
                <text:p>12.4026</text:p>
              </table:table-cell>
              <table:table-cell office:value-type="float" office:value="12.9873">
                <text:p>12.9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171">
                <text:p>12.1171</text:p>
              </table:table-cell>
              <table:table-cell office:value-type="float" office:value="12.8623">
                <text:p>12.8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1951">
                <text:p>12.1951</text:p>
              </table:table-cell>
              <table:table-cell office:value-type="float" office:value="12.8488">
                <text:p>12.8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248">
                <text:p>11.9248</text:p>
              </table:table-cell>
              <table:table-cell office:value-type="float" office:value="13.1681">
                <text:p>13.1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815">
                <text:p>12.2815</text:p>
              </table:table-cell>
              <table:table-cell office:value-type="float" office:value="13.3617">
                <text:p>13.3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951">
                <text:p>12.1951</text:p>
              </table:table-cell>
              <table:table-cell office:value-type="float" office:value="15.4083">
                <text:p>15.4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482">
                <text:p>12.0482</text:p>
              </table:table-cell>
              <table:table-cell office:value-type="float" office:value="14.9266">
                <text:p>14.9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187">
                <text:p>12.2187</text:p>
              </table:table-cell>
              <table:table-cell office:value-type="float" office:value="13.8894">
                <text:p>13.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0482">
                <text:p>12.0482</text:p>
              </table:table-cell>
              <table:table-cell office:value-type="float" office:value="13.8889">
                <text:p>13.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807">
                <text:p>12.3807</text:p>
              </table:table-cell>
              <table:table-cell office:value-type="float" office:value="13.7421">
                <text:p>13.7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1952">
                <text:p>12.1952</text:p>
              </table:table-cell>
              <table:table-cell office:value-type="float" office:value="13.5151">
                <text:p>13.5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9786">
                <text:p>11.9786</text:p>
              </table:table-cell>
              <table:table-cell office:value-type="float" office:value="13.5205">
                <text:p>13.5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457">
                <text:p>12.3457</text:p>
              </table:table-cell>
              <table:table-cell office:value-type="float" office:value="13.9252">
                <text:p>13.9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2552">
                <text:p>12.2552</text:p>
              </table:table-cell>
              <table:table-cell office:value-type="float" office:value="13.158">
                <text:p>13.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2027">
                <text:p>12.2027</text:p>
              </table:table-cell>
              <table:table-cell office:value-type="float" office:value="12.1951">
                <text:p>12.1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3853">
                <text:p>12.3853</text:p>
              </table:table-cell>
              <table:table-cell office:value-type="float" office:value="13.3334">
                <text:p>13.3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457">
                <text:p>12.3457</text:p>
              </table:table-cell>
              <table:table-cell office:value-type="float" office:value="13.5135">
                <text:p>13.5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0923">
                <text:p>12.0923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04">
                <text:p>12.504</text:p>
              </table:table-cell>
              <table:table-cell office:value-type="float" office:value="12.2144">
                <text:p>12.2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3457">
                <text:p>12.3457</text:p>
              </table:table-cell>
              <table:table-cell office:value-type="float" office:value="12.3457">
                <text:p>12.34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457">
                <text:p>12.3457</text:p>
              </table:table-cell>
              <table:table-cell office:value-type="float" office:value="13.8889">
                <text:p>13.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391">
                <text:p>12.5391</text:p>
              </table:table-cell>
              <table:table-cell office:value-type="float" office:value="13.1619">
                <text:p>13.1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6619">
                <text:p>12.6619</text:p>
              </table:table-cell>
              <table:table-cell office:value-type="float" office:value="13.172">
                <text:p>13.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5">
                <text:p>12.5</text:p>
              </table:table-cell>
              <table:table-cell office:value-type="float" office:value="15.1515">
                <text:p>15.15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26cm" style:legend-expansion="high" chart:style-name="ch2"/>
        <chart:plot-area chart:style-name="ch3" table:cell-range-address="Stability.A44:Stability.B74" chart:data-source-has-labels="row" svg:x="0.77cm" svg:y="0.855cm" svg:width="11.976cm" svg:height="7.545cm">
          <chartooo:coordinate-region svg:x="1.391cm" svg:y="1.067cm" svg:width="11.16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bility.A45:Stability.A74" chart:label-cell-address="Stability.A44:Stability.A44" chart:class="chart:line">
            <chart:data-point chart:repeated="30"/>
          </chart:series>
          <chart:series chart:style-name="ch7" chart:values-cell-range-address="Stability.B45:Stability.B74" chart:label-cell-address="Stability.B44:Stability.B44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GL</text:p>
                <draw:g>
                  <svg:desc>Stability.A44:Stability.A44</svg:desc>
                </draw:g>
              </table:table-cell>
              <table:table-cell office:value-type="string">
                <text:p>Vulkan</text:p>
                <draw:g>
                  <svg:desc>Stability.B44:Stability.B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027">
                <text:p>27.027</text:p>
                <draw:g>
                  <svg:desc>Stability.A45:Stability.A74</svg:desc>
                </draw:g>
              </table:table-cell>
              <table:table-cell office:value-type="float" office:value="22.7273">
                <text:p>22.7273</text:p>
                <draw:g>
                  <svg:desc>Stability.B45:Stability.B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8.5638">
                <text:p>18.5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7411">
                <text:p>24.7411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0033">
                <text:p>25.0033</text:p>
              </table:table-cell>
              <table:table-cell office:value-type="float" office:value="17.8572">
                <text:p>17.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0225">
                <text:p>25.0225</text:p>
              </table:table-cell>
              <table:table-cell office:value-type="float" office:value="18.8679">
                <text:p>18.8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0543">
                <text:p>25.0543</text:p>
              </table:table-cell>
              <table:table-cell office:value-type="float" office:value="18.5398">
                <text:p>18.5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0506">
                <text:p>25.0506</text:p>
              </table:table-cell>
              <table:table-cell office:value-type="float" office:value="18.8679">
                <text:p>18.8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647">
                <text:p>25.647</text:p>
              </table:table-cell>
              <table:table-cell office:value-type="float" office:value="21.7392">
                <text:p>21.7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3465">
                <text:p>25.3465</text:p>
              </table:table-cell>
              <table:table-cell office:value-type="float" office:value="28.8119">
                <text:p>28.8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641">
                <text:p>25.641</text:p>
              </table:table-cell>
              <table:table-cell office:value-type="float" office:value="29.5361">
                <text:p>29.5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0218">
                <text:p>25.0218</text:p>
              </table:table-cell>
              <table:table-cell office:value-type="float" office:value="28.5715">
                <text:p>28.5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0494">
                <text:p>25.0494</text:p>
              </table:table-cell>
              <table:table-cell office:value-type="float" office:value="27.7778">
                <text:p>27.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6.4616">
                <text:p>26.4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1194">
                <text:p>25.1194</text:p>
              </table:table-cell>
              <table:table-cell office:value-type="float" office:value="27.0271">
                <text:p>27.0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0322">
                <text:p>25.0322</text:p>
              </table:table-cell>
              <table:table-cell office:value-type="float" office:value="25.6411">
                <text:p>25.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0727">
                <text:p>25.0727</text:p>
              </table:table-cell>
              <table:table-cell office:value-type="float" office:value="26.3158">
                <text:p>26.3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6203">
                <text:p>24.6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1945">
                <text:p>25.19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0409">
                <text:p>25.0409</text:p>
              </table:table-cell>
              <table:table-cell office:value-type="float" office:value="25.6411">
                <text:p>25.6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9985">
                <text:p>25.9985</text:p>
              </table:table-cell>
              <table:table-cell office:value-type="float" office:value="25.643">
                <text:p>25.6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3167">
                <text:p>26.3167</text:p>
              </table:table-cell>
              <table:table-cell office:value-type="float" office:value="26.4505">
                <text:p>26.4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3922">
                <text:p>26.3922</text:p>
              </table:table-cell>
              <table:table-cell office:value-type="float" office:value="26.4231">
                <text:p>26.4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3861">
                <text:p>26.3861</text:p>
              </table:table-cell>
              <table:table-cell office:value-type="float" office:value="27.0271">
                <text:p>27.0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6411">
                <text:p>25.6411</text:p>
              </table:table-cell>
              <table:table-cell office:value-type="float" office:value="26.3158">
                <text:p>26.3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3617">
                <text:p>25.3617</text:p>
              </table:table-cell>
              <table:table-cell office:value-type="float" office:value="25.6411">
                <text:p>25.6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6264">
                <text:p>24.6264</text:p>
              </table:table-cell>
              <table:table-cell office:value-type="float" office:value="25.0001">
                <text:p>25.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0419">
                <text:p>25.0419</text:p>
              </table:table-cell>
              <table:table-cell office:value-type="float" office:value="26.0422">
                <text:p>26.0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638">
                <text:p>25.6638</text:p>
              </table:table-cell>
              <table:table-cell office:value-type="float" office:value="26.3768">
                <text:p>26.37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3">
                <text:p>25.3</text:p>
              </table:table-cell>
              <table:table-cell office:value-type="float" office:value="26.3553">
                <text:p>26.3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5">
                <text:p>25.5</text:p>
              </table:table-cell>
              <table:table-cell office:value-type="float" office:value="28.5714">
                <text:p>28.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47cm" svg:height="12.512cm" xlink:href=".." xlink:type="simple" chart:class="chart:line" chart:style-name="ch1">
        <chart:title svg:x="10.309cm" svg:y="0.386cm" chart:style-name="ch2">
          <text:p>Static Scene</text:p>
        </chart:title>
        <chart:subtitle svg:x="9.158cm" svg:y="1.415cm" chart:style-name="ch3">
          <text:p>1280x720 - no compression</text:p>
        </chart:subtitle>
        <chart:legend chart:legend-position="end" svg:x="16.214cm" svg:y="4.634cm" style:legend-expansion="high" chart:style-name="ch4"/>
        <chart:plot-area chart:style-name="ch5" table:cell-range-address="'by Tech , Scene Complexity( lights and objects), No of clients'.A33:'by Tech , Scene Complexity( lights and objects), No of clients'.D39" chart:data-source-has-labels="both" svg:x="0.914cm" svg:y="2.598cm" svg:width="14.372cm" svg:height="9.244cm">
          <chartooo:coordinate-region svg:x="1.721cm" svg:y="2.811cm" svg:width="12.889cm" svg:height="8.358cm"/>
          <chart:axis chart:dimension="x" chart:name="primary-x" chart:style-name="ch6" chartooo:axis-type="auto">
            <chartooo:date-scale/>
            <chart:categories table:cell-range-address="'by Tech , Scene Complexity( lights and objects), No of clients'.B33:'by Tech , Scene Complexity( lights and objects), No of clients'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y Tech , Scene Complexity( lights and objects), No of clients'.B34:'by Tech , Scene Complexity( lights and objects), No of clients'.D34" chart:label-cell-address="'by Tech , Scene Complexity( lights and objects), No of clients'.A34:'by Tech , Scene Complexity( lights and objects), No of clients'.A34" chart:class="chart:line">
            <chart:data-point chart:repeated="3"/>
          </chart:series>
          <chart:series chart:style-name="ch9" chart:values-cell-range-address="'by Tech , Scene Complexity( lights and objects), No of clients'.B35:'by Tech , Scene Complexity( lights and objects), No of clients'.D35" chart:label-cell-address="'by Tech , Scene Complexity( lights and objects), No of clients'.A35:'by Tech , Scene Complexity( lights and objects), No of clients'.A35" chart:class="chart:line">
            <chart:data-point chart:repeated="3"/>
          </chart:series>
          <chart:series chart:style-name="ch10" chart:values-cell-range-address="'by Tech , Scene Complexity( lights and objects), No of clients'.B36:'by Tech , Scene Complexity( lights and objects), No of clients'.D36" chart:label-cell-address="'by Tech , Scene Complexity( lights and objects), No of clients'.A36:'by Tech , Scene Complexity( lights and objects), No of clients'.A36" chart:class="chart:line">
            <chart:data-point chart:repeated="3"/>
          </chart:series>
          <chart:series chart:style-name="ch11" chart:values-cell-range-address="'by Tech , Scene Complexity( lights and objects), No of clients'.B37:'by Tech , Scene Complexity( lights and objects), No of clients'.D37" chart:label-cell-address="'by Tech , Scene Complexity( lights and objects), No of clients'.A37:'by Tech , Scene Complexity( lights and objects), No of clients'.A37" chart:class="chart:line">
            <chart:data-point chart:repeated="3"/>
          </chart:series>
          <chart:series chart:style-name="ch12" chart:values-cell-range-address="'by Tech , Scene Complexity( lights and objects), No of clients'.B38:'by Tech , Scene Complexity( lights and objects), No of clients'.D38" chart:label-cell-address="'by Tech , Scene Complexity( lights and objects), No of clients'.A38:'by Tech , Scene Complexity( lights and objects), No of clients'.A38" chart:class="chart:line">
            <chart:data-point chart:repeated="3"/>
          </chart:series>
          <chart:series chart:style-name="ch13" chart:values-cell-range-address="'by Tech , Scene Complexity( lights and objects), No of clients'.B39:'by Tech , Scene Complexity( lights and objects), No of clients'.D39" chart:label-cell-address="'by Tech , Scene Complexity( lights and objects), No of clients'.A39:'by Tech , Scene Complexity( lights and objects), No of clients'.A3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33:'by Tech , Scene Complexity( lights and objects), No of clients'.D33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0_OPENGL_1280x720_L10_C0.txt</text:p>
                <draw:g>
                  <svg:desc>'by Tech , Scene Complexity( lights and objects), No of clients'.A34:'by Tech , Scene Complexity( lights and objects), No of clients'.A34</svg:desc>
                </draw:g>
              </table:table-cell>
              <table:table-cell office:value-type="float" office:value="33.880853125">
                <text:p>33.880853125</text:p>
                <draw:g>
                  <svg:desc>'by Tech , Scene Complexity( lights and objects), No of clients'.B34:'by Tech , Scene Complexity( lights and objects), No of clients'.D34</svg:desc>
                </draw:g>
              </table:table-cell>
              <table:table-cell office:value-type="float" office:value="204.358919355">
                <text:p>204.358919355</text:p>
              </table:table-cell>
              <table:table-cell office:value-type="float" office:value="221.154842335">
                <text:p>221.154842335</text:p>
              </table:table-cell>
            </table:table-row>
            <table:table-row>
              <table:table-cell office:value-type="string">
                <text:p>T0_OPENGL_1280x720_L100_C0</text:p>
                <draw:g>
                  <svg:desc>'by Tech , Scene Complexity( lights and objects), No of clients'.A35:'by Tech , Scene Complexity( lights and objects), No of clients'.A35</svg:desc>
                </draw:g>
              </table:table-cell>
              <table:table-cell office:value-type="float" office:value="81.1825235294">
                <text:p>81.1825235294</text:p>
                <draw:g>
                  <svg:desc>'by Tech , Scene Complexity( lights and objects), No of clients'.B35:'by Tech , Scene Complexity( lights and objects), No of clients'.D35</svg:desc>
                </draw:g>
              </table:table-cell>
              <table:table-cell office:value-type="float" office:value="184.425330966">
                <text:p>184.425330966</text:p>
              </table:table-cell>
              <table:table-cell office:value-type="float" office:value="135.382495935">
                <text:p>135.382495935</text:p>
              </table:table-cell>
            </table:table-row>
            <table:table-row>
              <table:table-cell office:value-type="string">
                <text:p>T0_OPENGL_1280x720_L200_C0.txt</text:p>
                <draw:g>
                  <svg:desc>'by Tech , Scene Complexity( lights and objects), No of clients'.A36:'by Tech , Scene Complexity( lights and objects), No of clients'.A36</svg:desc>
                </draw:g>
              </table:table-cell>
              <table:table-cell office:value-type="float" office:value="166.127935484">
                <text:p>166.127935484</text:p>
                <draw:g>
                  <svg:desc>'by Tech , Scene Complexity( lights and objects), No of clients'.B36:'by Tech , Scene Complexity( lights and objects), No of clients'.D36</svg:desc>
                </draw:g>
              </table:table-cell>
              <table:table-cell office:value-type="float" office:value="204.204315054">
                <text:p>204.204315054</text:p>
              </table:table-cell>
              <table:table-cell office:value-type="float" office:value="137.896156705">
                <text:p>137.896156705</text:p>
              </table:table-cell>
            </table:table-row>
            <table:table-row>
              <table:table-cell office:value-type="string">
                <text:p>T0_VULKAN_1280x720_L10_C0.txt</text:p>
                <draw:g>
                  <svg:desc>'by Tech , Scene Complexity( lights and objects), No of clients'.A37:'by Tech , Scene Complexity( lights and objects), No of clients'.A37</svg:desc>
                </draw:g>
              </table:table-cell>
              <table:table-cell office:value-type="float" office:value="44.2673181818">
                <text:p>44.2673181818</text:p>
                <draw:g>
                  <svg:desc>'by Tech , Scene Complexity( lights and objects), No of clients'.B37:'by Tech , Scene Complexity( lights and objects), No of clients'.D37</svg:desc>
                </draw:g>
              </table:table-cell>
              <table:table-cell office:value-type="float" office:value="195.767238095">
                <text:p>195.767238095</text:p>
              </table:table-cell>
              <table:table-cell office:value-type="float" office:value="217.385630036">
                <text:p>217.385630036</text:p>
              </table:table-cell>
            </table:table-row>
            <table:table-row>
              <table:table-cell office:value-type="string">
                <text:p>T0_VULKAN_1280x720_L100_C0.txt</text:p>
                <draw:g>
                  <svg:desc>'by Tech , Scene Complexity( lights and objects), No of clients'.A38:'by Tech , Scene Complexity( lights and objects), No of clients'.A38</svg:desc>
                </draw:g>
              </table:table-cell>
              <table:table-cell office:value-type="float" office:value="91.9768935484">
                <text:p>91.9768935484</text:p>
                <draw:g>
                  <svg:desc>'by Tech , Scene Complexity( lights and objects), No of clients'.B38:'by Tech , Scene Complexity( lights and objects), No of clients'.D38</svg:desc>
                </draw:g>
              </table:table-cell>
              <table:table-cell office:value-type="float" office:value="143.939530303">
                <text:p>143.939530303</text:p>
              </table:table-cell>
              <table:table-cell office:value-type="float" office:value="152.848865079">
                <text:p>152.848865079</text:p>
              </table:table-cell>
            </table:table-row>
            <table:table-row>
              <table:table-cell office:value-type="string">
                <text:p>T0_VULKAN_1280x720_L200_C0.txt</text:p>
                <draw:g>
                  <svg:desc>'by Tech , Scene Complexity( lights and objects), No of clients'.A39:'by Tech , Scene Complexity( lights and objects), No of clients'.A39</svg:desc>
                </draw:g>
              </table:table-cell>
              <table:table-cell office:value-type="float" office:value="132.1446">
                <text:p>132.1446</text:p>
                <draw:g>
                  <svg:desc>'by Tech , Scene Complexity( lights and objects), No of clients'.B39:'by Tech , Scene Complexity( lights and objects), No of clients'.D39</svg:desc>
                </draw:g>
              </table:table-cell>
              <table:table-cell office:value-type="float" office:value="280.164597782">
                <text:p>280.164597782</text:p>
              </table:table-cell>
              <table:table-cell office:value-type="float" office:value="162.135239068">
                <text:p>162.135239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18cm" svg:height="13.06cm" xlink:href=".." xlink:type="simple" chart:class="chart:line" chart:style-name="ch1">
        <chart:legend chart:legend-position="end" svg:x="15.683cm" svg:y="4.908cm" style:legend-expansion="high" chart:style-name="ch2"/>
        <chart:plot-area chart:style-name="ch3" table:cell-range-address="'by Tech , Scene Complexity( lights and objects), No of clients'.A62:'by Tech , Scene Complexity( lights and objects), No of clients'.D68" chart:data-source-has-labels="both" svg:x="0.914cm" svg:y="1.179cm" svg:width="13.841cm" svg:height="11.2cm">
          <chartooo:coordinate-region svg:x="1.721cm" svg:y="1.391cm" svg:width="12.358cm" svg:height="10.315cm"/>
          <chart:axis chart:dimension="x" chart:name="primary-x" chart:style-name="ch4" chartooo:axis-type="auto">
            <chartooo:date-scale/>
            <chart:categories table:cell-range-address="'by Tech , Scene Complexity( lights and objects), No of clients'.B62:'by Tech , Scene Complexity( lights and objects), No of clients'.D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63:'by Tech , Scene Complexity( lights and objects), No of clients'.D63" chart:label-cell-address="'by Tech , Scene Complexity( lights and objects), No of clients'.A63:'by Tech , Scene Complexity( lights and objects), No of clients'.A63" chart:class="chart:line">
            <chart:data-point chart:repeated="3"/>
          </chart:series>
          <chart:series chart:style-name="ch7" chart:values-cell-range-address="'by Tech , Scene Complexity( lights and objects), No of clients'.B64:'by Tech , Scene Complexity( lights and objects), No of clients'.D64" chart:label-cell-address="'by Tech , Scene Complexity( lights and objects), No of clients'.A64:'by Tech , Scene Complexity( lights and objects), No of clients'.A64" chart:class="chart:line">
            <chart:data-point chart:repeated="3"/>
          </chart:series>
          <chart:series chart:style-name="ch8" chart:values-cell-range-address="'by Tech , Scene Complexity( lights and objects), No of clients'.B65:'by Tech , Scene Complexity( lights and objects), No of clients'.D65" chart:label-cell-address="'by Tech , Scene Complexity( lights and objects), No of clients'.A65:'by Tech , Scene Complexity( lights and objects), No of clients'.A65" chart:class="chart:line">
            <chart:data-point chart:repeated="3"/>
          </chart:series>
          <chart:series chart:style-name="ch9" chart:values-cell-range-address="'by Tech , Scene Complexity( lights and objects), No of clients'.B66:'by Tech , Scene Complexity( lights and objects), No of clients'.D66" chart:label-cell-address="'by Tech , Scene Complexity( lights and objects), No of clients'.A66:'by Tech , Scene Complexity( lights and objects), No of clients'.A66" chart:class="chart:line">
            <chart:data-point chart:repeated="3"/>
          </chart:series>
          <chart:series chart:style-name="ch10" chart:values-cell-range-address="'by Tech , Scene Complexity( lights and objects), No of clients'.B67:'by Tech , Scene Complexity( lights and objects), No of clients'.D67" chart:label-cell-address="'by Tech , Scene Complexity( lights and objects), No of clients'.A67:'by Tech , Scene Complexity( lights and objects), No of clients'.A67" chart:class="chart:line">
            <chart:data-point chart:repeated="3"/>
          </chart:series>
          <chart:series chart:style-name="ch11" chart:values-cell-range-address="'by Tech , Scene Complexity( lights and objects), No of clients'.B68:'by Tech , Scene Complexity( lights and objects), No of clients'.D68" chart:label-cell-address="'by Tech , Scene Complexity( lights and objects), No of clients'.A68:'by Tech , Scene Complexity( lights and objects), No of clients'.A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62:'by Tech , Scene Complexity( lights and objects), No of clients'.D62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0_OPENGL_1920x1080_L10_C0</text:p>
                <draw:g>
                  <svg:desc>'by Tech , Scene Complexity( lights and objects), No of clients'.A63:'by Tech , Scene Complexity( lights and objects), No of clients'.A63</svg:desc>
                </draw:g>
              </table:table-cell>
              <table:table-cell office:value-type="float" office:value="98.7461921053">
                <text:p>98.7461921053</text:p>
                <draw:g>
                  <svg:desc>'by Tech , Scene Complexity( lights and objects), No of clients'.B63:'by Tech , Scene Complexity( lights and objects), No of clients'.D63</svg:desc>
                </draw:g>
              </table:table-cell>
              <table:table-cell office:value-type="float" office:value="357.483141115">
                <text:p>357.483141115</text:p>
              </table:table-cell>
              <table:table-cell office:value-type="float" office:value="490.703086773">
                <text:p>490.703086773</text:p>
              </table:table-cell>
            </table:table-row>
            <table:table-row>
              <table:table-cell office:value-type="string">
                <text:p>T0_OPENGL_1920x1080_L100_C0.txt</text:p>
                <draw:g>
                  <svg:desc>'by Tech , Scene Complexity( lights and objects), No of clients'.A64:'by Tech , Scene Complexity( lights and objects), No of clients'.A64</svg:desc>
                </draw:g>
              </table:table-cell>
              <table:table-cell office:value-type="float" office:value="206.669555556">
                <text:p>206.669555556</text:p>
                <draw:g>
                  <svg:desc>'by Tech , Scene Complexity( lights and objects), No of clients'.B64:'by Tech , Scene Complexity( lights and objects), No of clients'.D64</svg:desc>
                </draw:g>
              </table:table-cell>
              <table:table-cell office:value-type="float" office:value="357.873139617">
                <text:p>357.873139617</text:p>
              </table:table-cell>
              <table:table-cell office:value-type="float" office:value="250.483195402">
                <text:p>250.483195402</text:p>
              </table:table-cell>
            </table:table-row>
            <table:table-row>
              <table:table-cell office:value-type="string">
                <text:p>T0_OPENGL_1920x1080_L200_C0.txt</text:p>
                <draw:g>
                  <svg:desc>'by Tech , Scene Complexity( lights and objects), No of clients'.A65:'by Tech , Scene Complexity( lights and objects), No of clients'.A65</svg:desc>
                </draw:g>
              </table:table-cell>
              <table:table-cell office:value-type="float" office:value="401.911404762">
                <text:p>401.911404762</text:p>
                <draw:g>
                  <svg:desc>'by Tech , Scene Complexity( lights and objects), No of clients'.B65:'by Tech , Scene Complexity( lights and objects), No of clients'.D65</svg:desc>
                </draw:g>
              </table:table-cell>
              <table:table-cell office:value-type="float" office:value="382.082806985">
                <text:p>382.082806985</text:p>
              </table:table-cell>
              <table:table-cell office:value-type="float" office:value="288.024959877">
                <text:p>288.024959877</text:p>
              </table:table-cell>
            </table:table-row>
            <table:table-row>
              <table:table-cell office:value-type="string">
                <text:p>T0_1_VULKAN_1920x1080_L10_C0.txt</text:p>
                <draw:g>
                  <svg:desc>'by Tech , Scene Complexity( lights and objects), No of clients'.A66:'by Tech , Scene Complexity( lights and objects), No of clients'.A66</svg:desc>
                </draw:g>
              </table:table-cell>
              <table:table-cell office:value-type="float" office:value="110.14868">
                <text:p>110.14868</text:p>
                <draw:g>
                  <svg:desc>'by Tech , Scene Complexity( lights and objects), No of clients'.B66:'by Tech , Scene Complexity( lights and objects), No of clients'.D66</svg:desc>
                </draw:g>
              </table:table-cell>
              <table:table-cell office:value-type="float" office:value="331.989562366">
                <text:p>331.989562366</text:p>
              </table:table-cell>
              <table:table-cell office:value-type="float" office:value="492.604233333">
                <text:p>492.604233333</text:p>
              </table:table-cell>
            </table:table-row>
            <table:table-row>
              <table:table-cell office:value-type="string">
                <text:p>T0_1_VULKAN_1920x1080_L100_C0.txt</text:p>
                <draw:g>
                  <svg:desc>'by Tech , Scene Complexity( lights and objects), No of clients'.A67:'by Tech , Scene Complexity( lights and objects), No of clients'.A67</svg:desc>
                </draw:g>
              </table:table-cell>
              <table:table-cell office:value-type="float" office:value="254.495466667">
                <text:p>254.495466667</text:p>
                <draw:g>
                  <svg:desc>'by Tech , Scene Complexity( lights and objects), No of clients'.B67:'by Tech , Scene Complexity( lights and objects), No of clients'.D67</svg:desc>
                </draw:g>
              </table:table-cell>
              <table:table-cell office:value-type="float" office:value="294.445066667">
                <text:p>294.445066667</text:p>
              </table:table-cell>
              <table:table-cell office:value-type="float" office:value="258.579119854">
                <text:p>258.579119854</text:p>
              </table:table-cell>
            </table:table-row>
            <table:table-row>
              <table:table-cell office:value-type="string">
                <text:p>T0_1_VULKAN_1920x1080_L200_C0.txt</text:p>
                <draw:g>
                  <svg:desc>'by Tech , Scene Complexity( lights and objects), No of clients'.A68:'by Tech , Scene Complexity( lights and objects), No of clients'.A68</svg:desc>
                </draw:g>
              </table:table-cell>
              <table:table-cell office:value-type="float" office:value="372.352275862">
                <text:p>372.352275862</text:p>
                <draw:g>
                  <svg:desc>'by Tech , Scene Complexity( lights and objects), No of clients'.B68:'by Tech , Scene Complexity( lights and objects), No of clients'.D68</svg:desc>
                </draw:g>
              </table:table-cell>
              <table:table-cell office:value-type="float" office:value="294.755018518">
                <text:p>294.755018518</text:p>
              </table:table-cell>
              <table:table-cell office:value-type="float" office:value="264.287689655">
                <text:p>264.2876896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9cm" svg:height="13.269cm" xlink:href=".." xlink:type="simple" chart:class="chart:line" chart:style-name="ch1">
        <chart:legend chart:legend-position="end" svg:x="16.187cm" svg:y="5.012cm" style:legend-expansion="high" chart:style-name="ch2"/>
        <chart:plot-area chart:style-name="ch3" table:cell-range-address="'by Tech , Scene Complexity( lights and objects), No of clients'.A103:'by Tech , Scene Complexity( lights and objects), No of clients'.D109" chart:data-source-has-labels="both" svg:x="0.921cm" svg:y="1.195cm" svg:width="14.324cm" svg:height="11.389cm">
          <chartooo:coordinate-region svg:x="1.728cm" svg:y="1.407cm" svg:width="12.841cm" svg:height="10.504cm"/>
          <chart:axis chart:dimension="x" chart:name="primary-x" chart:style-name="ch4" chartooo:axis-type="auto">
            <chartooo:date-scale/>
            <chart:categories table:cell-range-address="'by Tech , Scene Complexity( lights and objects), No of clients'.B103:'by Tech , Scene Complexity( lights and objects), No of clients'.D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104:'by Tech , Scene Complexity( lights and objects), No of clients'.D104" chart:label-cell-address="'by Tech , Scene Complexity( lights and objects), No of clients'.A104:'by Tech , Scene Complexity( lights and objects), No of clients'.A104" chart:class="chart:line">
            <chart:data-point chart:repeated="3"/>
          </chart:series>
          <chart:series chart:style-name="ch7" chart:values-cell-range-address="'by Tech , Scene Complexity( lights and objects), No of clients'.B105:'by Tech , Scene Complexity( lights and objects), No of clients'.D105" chart:label-cell-address="'by Tech , Scene Complexity( lights and objects), No of clients'.A105:'by Tech , Scene Complexity( lights and objects), No of clients'.A105" chart:class="chart:line">
            <chart:data-point chart:repeated="3"/>
          </chart:series>
          <chart:series chart:style-name="ch8" chart:values-cell-range-address="'by Tech , Scene Complexity( lights and objects), No of clients'.B106:'by Tech , Scene Complexity( lights and objects), No of clients'.D106" chart:label-cell-address="'by Tech , Scene Complexity( lights and objects), No of clients'.A106:'by Tech , Scene Complexity( lights and objects), No of clients'.A106" chart:class="chart:line">
            <chart:data-point chart:repeated="3"/>
          </chart:series>
          <chart:series chart:style-name="ch9" chart:values-cell-range-address="'by Tech , Scene Complexity( lights and objects), No of clients'.B107:'by Tech , Scene Complexity( lights and objects), No of clients'.D107" chart:label-cell-address="'by Tech , Scene Complexity( lights and objects), No of clients'.A107:'by Tech , Scene Complexity( lights and objects), No of clients'.A107" chart:class="chart:line">
            <chart:data-point chart:repeated="3"/>
          </chart:series>
          <chart:series chart:style-name="ch10" chart:values-cell-range-address="'by Tech , Scene Complexity( lights and objects), No of clients'.B108:'by Tech , Scene Complexity( lights and objects), No of clients'.D108" chart:label-cell-address="'by Tech , Scene Complexity( lights and objects), No of clients'.A108:'by Tech , Scene Complexity( lights and objects), No of clients'.A108" chart:class="chart:line">
            <chart:data-point chart:repeated="3"/>
          </chart:series>
          <chart:series chart:style-name="ch11" chart:values-cell-range-address="'by Tech , Scene Complexity( lights and objects), No of clients'.B109:'by Tech , Scene Complexity( lights and objects), No of clients'.D109" chart:label-cell-address="'by Tech , Scene Complexity( lights and objects), No of clients'.A109:'by Tech , Scene Complexity( lights and objects), No of clients'.A10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03:'by Tech , Scene Complexity( lights and objects), No of clients'.D103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640x480_L100_C0.txt</text:p>
                <draw:g>
                  <svg:desc>'by Tech , Scene Complexity( lights and objects), No of clients'.A104:'by Tech , Scene Complexity( lights and objects), No of clients'.A104</svg:desc>
                </draw:g>
              </table:table-cell>
              <table:table-cell office:value-type="float" office:value="23.6338142857">
                <text:p>23.6338142857</text:p>
                <draw:g>
                  <svg:desc>'by Tech , Scene Complexity( lights and objects), No of clients'.B104:'by Tech , Scene Complexity( lights and objects), No of clients'.D104</svg:desc>
                </draw:g>
              </table:table-cell>
              <table:table-cell office:value-type="float" office:value="57.676937931">
                <text:p>57.676937931</text:p>
              </table:table-cell>
              <table:table-cell office:value-type="float" office:value="41.7721057932">
                <text:p>41.7721057932</text:p>
              </table:table-cell>
            </table:table-row>
            <table:table-row>
              <table:table-cell office:value-type="string">
                <text:p>T1_1_OPENGL_640x480_L500_C0.txt</text:p>
                <draw:g>
                  <svg:desc>'by Tech , Scene Complexity( lights and objects), No of clients'.A105:'by Tech , Scene Complexity( lights and objects), No of clients'.A105</svg:desc>
                </draw:g>
              </table:table-cell>
              <table:table-cell office:value-type="float" office:value="38.3102659091">
                <text:p>38.3102659091</text:p>
                <draw:g>
                  <svg:desc>'by Tech , Scene Complexity( lights and objects), No of clients'.B105:'by Tech , Scene Complexity( lights and objects), No of clients'.D105</svg:desc>
                </draw:g>
              </table:table-cell>
              <table:table-cell office:value-type="float" office:value="61.5927530788">
                <text:p>61.5927530788</text:p>
              </table:table-cell>
              <table:table-cell office:value-type="float" office:value="49.5423673611">
                <text:p>49.5423673611</text:p>
              </table:table-cell>
            </table:table-row>
            <table:table-row>
              <table:table-cell office:value-type="string">
                <text:p>T1_1_OPENGL_640x480_L1000_C0.txt</text:p>
                <draw:g>
                  <svg:desc>'by Tech , Scene Complexity( lights and objects), No of clients'.A106:'by Tech , Scene Complexity( lights and objects), No of clients'.A106</svg:desc>
                </draw:g>
              </table:table-cell>
              <table:table-cell office:value-type="float" office:value="56.9890066667">
                <text:p>56.9890066667</text:p>
                <draw:g>
                  <svg:desc>'by Tech , Scene Complexity( lights and objects), No of clients'.B106:'by Tech , Scene Complexity( lights and objects), No of clients'.D106</svg:desc>
                </draw:g>
              </table:table-cell>
              <table:table-cell office:value-type="float" office:value="94.8374239132">
                <text:p>94.8374239132</text:p>
              </table:table-cell>
              <table:table-cell office:value-type="float" office:value="51.3246699185">
                <text:p>51.3246699185</text:p>
              </table:table-cell>
            </table:table-row>
            <table:table-row>
              <table:table-cell office:value-type="string">
                <text:p>T1_1_VULKAN_640x480_L100_C0.txt</text:p>
                <draw:g>
                  <svg:desc>'by Tech , Scene Complexity( lights and objects), No of clients'.A107:'by Tech , Scene Complexity( lights and objects), No of clients'.A107</svg:desc>
                </draw:g>
              </table:table-cell>
              <table:table-cell office:value-type="float" office:value="20.6263555556">
                <text:p>20.6263555556</text:p>
                <draw:g>
                  <svg:desc>'by Tech , Scene Complexity( lights and objects), No of clients'.B107:'by Tech , Scene Complexity( lights and objects), No of clients'.D107</svg:desc>
                </draw:g>
              </table:table-cell>
              <table:table-cell office:value-type="float" office:value="48.1298635484">
                <text:p>48.1298635484</text:p>
              </table:table-cell>
              <table:table-cell office:value-type="float" office:value="64.7170391667">
                <text:p>64.7170391667</text:p>
              </table:table-cell>
            </table:table-row>
            <table:table-row>
              <table:table-cell office:value-type="string">
                <text:p>T1_1_VULKAN_640x480_L500_C0.txt</text:p>
                <draw:g>
                  <svg:desc>'by Tech , Scene Complexity( lights and objects), No of clients'.A108:'by Tech , Scene Complexity( lights and objects), No of clients'.A108</svg:desc>
                </draw:g>
              </table:table-cell>
              <table:table-cell office:value-type="float" office:value="34.9183655172">
                <text:p>34.9183655172</text:p>
                <draw:g>
                  <svg:desc>'by Tech , Scene Complexity( lights and objects), No of clients'.B108:'by Tech , Scene Complexity( lights and objects), No of clients'.D108</svg:desc>
                </draw:g>
              </table:table-cell>
              <table:table-cell office:value-type="float" office:value="49.615432209">
                <text:p>49.615432209</text:p>
              </table:table-cell>
              <table:table-cell office:value-type="float" office:value="49.9086802189">
                <text:p>49.9086802189</text:p>
              </table:table-cell>
            </table:table-row>
            <table:table-row>
              <table:table-cell office:value-type="string">
                <text:p>T1_1_VULKAN_640x480_L1000_C0.txt</text:p>
                <draw:g>
                  <svg:desc>'by Tech , Scene Complexity( lights and objects), No of clients'.A109:'by Tech , Scene Complexity( lights and objects), No of clients'.A109</svg:desc>
                </draw:g>
              </table:table-cell>
              <table:table-cell office:value-type="float" office:value="53.0869454545">
                <text:p>53.0869454545</text:p>
                <draw:g>
                  <svg:desc>'by Tech , Scene Complexity( lights and objects), No of clients'.B109:'by Tech , Scene Complexity( lights and objects), No of clients'.D109</svg:desc>
                </draw:g>
              </table:table-cell>
              <table:table-cell office:value-type="float" office:value="52.1226561905">
                <text:p>52.1226561905</text:p>
              </table:table-cell>
              <table:table-cell office:value-type="float" office:value="43.3104849462">
                <text:p>43.3104849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95cm" svg:height="13.103cm" xlink:href=".." xlink:type="simple" chart:class="chart:line" chart:style-name="ch1">
        <chart:legend chart:legend-position="end" svg:x="15.707cm" svg:y="4.929cm" style:legend-expansion="high" chart:style-name="ch2"/>
        <chart:plot-area chart:style-name="ch3" table:cell-range-address="'by Tech , Scene Complexity( lights and objects), No of clients'.A136:'by Tech , Scene Complexity( lights and objects), No of clients'.D142" chart:data-source-has-labels="both" svg:x="0.915cm" svg:y="1.183cm" svg:width="13.862cm" svg:height="11.238cm">
          <chartooo:coordinate-region svg:x="1.722cm" svg:y="1.396cm" svg:width="12.379cm" svg:height="10.352cm"/>
          <chart:axis chart:dimension="x" chart:name="primary-x" chart:style-name="ch4" chartooo:axis-type="auto">
            <chartooo:date-scale/>
            <chart:categories table:cell-range-address="'by Tech , Scene Complexity( lights and objects), No of clients'.B136:'by Tech , Scene Complexity( lights and objects), No of clients'.D1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137:'by Tech , Scene Complexity( lights and objects), No of clients'.D137" chart:label-cell-address="'by Tech , Scene Complexity( lights and objects), No of clients'.A137:'by Tech , Scene Complexity( lights and objects), No of clients'.A137" chart:class="chart:line">
            <chart:data-point chart:repeated="3"/>
          </chart:series>
          <chart:series chart:style-name="ch7" chart:values-cell-range-address="'by Tech , Scene Complexity( lights and objects), No of clients'.B138:'by Tech , Scene Complexity( lights and objects), No of clients'.D138" chart:label-cell-address="'by Tech , Scene Complexity( lights and objects), No of clients'.A138:'by Tech , Scene Complexity( lights and objects), No of clients'.A138" chart:class="chart:line">
            <chart:data-point chart:repeated="3"/>
          </chart:series>
          <chart:series chart:style-name="ch8" chart:values-cell-range-address="'by Tech , Scene Complexity( lights and objects), No of clients'.B139:'by Tech , Scene Complexity( lights and objects), No of clients'.D139" chart:label-cell-address="'by Tech , Scene Complexity( lights and objects), No of clients'.A139:'by Tech , Scene Complexity( lights and objects), No of clients'.A139" chart:class="chart:line">
            <chart:data-point chart:repeated="3"/>
          </chart:series>
          <chart:series chart:style-name="ch9" chart:values-cell-range-address="'by Tech , Scene Complexity( lights and objects), No of clients'.B140:'by Tech , Scene Complexity( lights and objects), No of clients'.D140" chart:label-cell-address="'by Tech , Scene Complexity( lights and objects), No of clients'.A140:'by Tech , Scene Complexity( lights and objects), No of clients'.A140" chart:class="chart:line">
            <chart:data-point chart:repeated="3"/>
          </chart:series>
          <chart:series chart:style-name="ch10" chart:values-cell-range-address="'by Tech , Scene Complexity( lights and objects), No of clients'.B141:'by Tech , Scene Complexity( lights and objects), No of clients'.D141" chart:label-cell-address="'by Tech , Scene Complexity( lights and objects), No of clients'.A141:'by Tech , Scene Complexity( lights and objects), No of clients'.A141" chart:class="chart:line">
            <chart:data-point chart:repeated="3"/>
          </chart:series>
          <chart:series chart:style-name="ch11" chart:values-cell-range-address="'by Tech , Scene Complexity( lights and objects), No of clients'.B142:'by Tech , Scene Complexity( lights and objects), No of clients'.D142" chart:label-cell-address="'by Tech , Scene Complexity( lights and objects), No of clients'.A142:'by Tech , Scene Complexity( lights and objects), No of clients'.A14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36:'by Tech , Scene Complexity( lights and objects), No of clients'.D136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1280x720_L100_C0.txt</text:p>
                <draw:g>
                  <svg:desc>'by Tech , Scene Complexity( lights and objects), No of clients'.A137:'by Tech , Scene Complexity( lights and objects), No of clients'.A137</svg:desc>
                </draw:g>
              </table:table-cell>
              <table:table-cell office:value-type="float" office:value="96.7842774194">
                <text:p>96.7842774194</text:p>
                <draw:g>
                  <svg:desc>'by Tech , Scene Complexity( lights and objects), No of clients'.B137:'by Tech , Scene Complexity( lights and objects), No of clients'.D137</svg:desc>
                </draw:g>
              </table:table-cell>
              <table:table-cell office:value-type="float" office:value="163.281687192">
                <text:p>163.281687192</text:p>
              </table:table-cell>
              <table:table-cell office:value-type="float" office:value="123.597504301">
                <text:p>123.597504301</text:p>
              </table:table-cell>
            </table:table-row>
            <table:table-row>
              <table:table-cell office:value-type="string">
                <text:p>T1_1_OPENGL_1280x720_L500_C0.txt</text:p>
                <draw:g>
                  <svg:desc>'by Tech , Scene Complexity( lights and objects), No of clients'.A138:'by Tech , Scene Complexity( lights and objects), No of clients'.A138</svg:desc>
                </draw:g>
              </table:table-cell>
              <table:table-cell office:value-type="float" office:value="109.328865625">
                <text:p>109.328865625</text:p>
                <draw:g>
                  <svg:desc>'by Tech , Scene Complexity( lights and objects), No of clients'.B138:'by Tech , Scene Complexity( lights and objects), No of clients'.D138</svg:desc>
                </draw:g>
              </table:table-cell>
              <table:table-cell office:value-type="float" office:value="158.037821429">
                <text:p>158.037821429</text:p>
              </table:table-cell>
              <table:table-cell office:value-type="float" office:value="134.924660897">
                <text:p>134.924660897</text:p>
              </table:table-cell>
            </table:table-row>
            <table:table-row>
              <table:table-cell office:value-type="string">
                <text:p>T1_1_OPENGL_1280x720_L1000_C0.txt</text:p>
                <draw:g>
                  <svg:desc>'by Tech , Scene Complexity( lights and objects), No of clients'.A139:'by Tech , Scene Complexity( lights and objects), No of clients'.A139</svg:desc>
                </draw:g>
              </table:table-cell>
              <table:table-cell office:value-type="float" office:value="242.40428125">
                <text:p>242.40428125</text:p>
                <draw:g>
                  <svg:desc>'by Tech , Scene Complexity( lights and objects), No of clients'.B139:'by Tech , Scene Complexity( lights and objects), No of clients'.D139</svg:desc>
                </draw:g>
              </table:table-cell>
              <table:table-cell office:value-type="float" office:value="165.152552381">
                <text:p>165.152552381</text:p>
              </table:table-cell>
              <table:table-cell office:value-type="float" office:value="159.447543325">
                <text:p>159.447543325</text:p>
              </table:table-cell>
            </table:table-row>
            <table:table-row>
              <table:table-cell office:value-type="string">
                <text:p>T1_1_VULKAN_1280x720_L100_C0.txt</text:p>
                <draw:g>
                  <svg:desc>'by Tech , Scene Complexity( lights and objects), No of clients'.A140:'by Tech , Scene Complexity( lights and objects), No of clients'.A140</svg:desc>
                </draw:g>
              </table:table-cell>
              <table:table-cell office:value-type="float" office:value="80.8580965517">
                <text:p>80.8580965517</text:p>
                <draw:g>
                  <svg:desc>'by Tech , Scene Complexity( lights and objects), No of clients'.B140:'by Tech , Scene Complexity( lights and objects), No of clients'.D140</svg:desc>
                </draw:g>
              </table:table-cell>
              <table:table-cell office:value-type="float" office:value="144.910310345">
                <text:p>144.910310345</text:p>
              </table:table-cell>
              <table:table-cell office:value-type="float" office:value="150.049473109">
                <text:p>150.049473109</text:p>
              </table:table-cell>
            </table:table-row>
            <table:table-row>
              <table:table-cell office:value-type="string">
                <text:p>T1_1_VULKAN_1280x720_L500_C0.txt</text:p>
                <draw:g>
                  <svg:desc>'by Tech , Scene Complexity( lights and objects), No of clients'.A141:'by Tech , Scene Complexity( lights and objects), No of clients'.A141</svg:desc>
                </draw:g>
              </table:table-cell>
              <table:table-cell office:value-type="float" office:value="140.535369565">
                <text:p>140.535369565</text:p>
                <draw:g>
                  <svg:desc>'by Tech , Scene Complexity( lights and objects), No of clients'.B141:'by Tech , Scene Complexity( lights and objects), No of clients'.D141</svg:desc>
                </draw:g>
              </table:table-cell>
              <table:table-cell office:value-type="float" office:value="145.503092592">
                <text:p>145.503092592</text:p>
              </table:table-cell>
              <table:table-cell office:value-type="float" office:value="132.150636263">
                <text:p>132.150636263</text:p>
              </table:table-cell>
            </table:table-row>
            <table:table-row>
              <table:table-cell office:value-type="string">
                <text:p>T1_1_VULKAN_1280x720_L1000_C0.txt</text:p>
                <draw:g>
                  <svg:desc>'by Tech , Scene Complexity( lights and objects), No of clients'.A142:'by Tech , Scene Complexity( lights and objects), No of clients'.A142</svg:desc>
                </draw:g>
              </table:table-cell>
              <table:table-cell office:value-type="float" office:value="197.954851852">
                <text:p>197.954851852</text:p>
                <draw:g>
                  <svg:desc>'by Tech , Scene Complexity( lights and objects), No of clients'.B142:'by Tech , Scene Complexity( lights and objects), No of clients'.D142</svg:desc>
                </draw:g>
              </table:table-cell>
              <table:table-cell office:value-type="float" office:value="153.587005628">
                <text:p>153.587005628</text:p>
              </table:table-cell>
              <table:table-cell office:value-type="float" office:value="162.531428823">
                <text:p>162.5314288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3.487cm" svg:height="13.211cm" xlink:href=".." xlink:type="simple" chart:class="chart:line" chart:style-name="ch1">
        <chart:legend chart:legend-position="end" svg:x="18.809cm" svg:y="4.983cm" style:legend-expansion="high" chart:style-name="ch2"/>
        <chart:plot-area chart:style-name="ch3" table:cell-range-address="'by Tech , Scene Complexity( lights and objects), No of clients'.A160:'by Tech , Scene Complexity( lights and objects), No of clients'.D166" chart:data-source-has-labels="both" svg:x="0.919cm" svg:y="1.191cm" svg:width="16.952cm" svg:height="11.336cm">
          <chartooo:coordinate-region svg:x="1.726cm" svg:y="1.403cm" svg:width="15.469cm" svg:height="10.451cm"/>
          <chart:axis chart:dimension="x" chart:name="primary-x" chart:style-name="ch4" chartooo:axis-type="auto">
            <chartooo:date-scale/>
            <chart:categories table:cell-range-address="'by Tech , Scene Complexity( lights and objects), No of clients'.B160:'by Tech , Scene Complexity( lights and objects), No of clients'.D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y Tech , Scene Complexity( lights and objects), No of clients'.B161:'by Tech , Scene Complexity( lights and objects), No of clients'.D161" chart:label-cell-address="'by Tech , Scene Complexity( lights and objects), No of clients'.A161:'by Tech , Scene Complexity( lights and objects), No of clients'.A161" chart:class="chart:line">
            <chart:data-point chart:repeated="3"/>
          </chart:series>
          <chart:series chart:style-name="ch7" chart:values-cell-range-address="'by Tech , Scene Complexity( lights and objects), No of clients'.B162:'by Tech , Scene Complexity( lights and objects), No of clients'.D162" chart:label-cell-address="'by Tech , Scene Complexity( lights and objects), No of clients'.A162:'by Tech , Scene Complexity( lights and objects), No of clients'.A162" chart:class="chart:line">
            <chart:data-point chart:repeated="3"/>
          </chart:series>
          <chart:series chart:style-name="ch8" chart:values-cell-range-address="'by Tech , Scene Complexity( lights and objects), No of clients'.B163:'by Tech , Scene Complexity( lights and objects), No of clients'.D163" chart:label-cell-address="'by Tech , Scene Complexity( lights and objects), No of clients'.A163:'by Tech , Scene Complexity( lights and objects), No of clients'.A163" chart:class="chart:line">
            <chart:data-point chart:repeated="3"/>
          </chart:series>
          <chart:series chart:style-name="ch9" chart:values-cell-range-address="'by Tech , Scene Complexity( lights and objects), No of clients'.B164:'by Tech , Scene Complexity( lights and objects), No of clients'.D164" chart:label-cell-address="'by Tech , Scene Complexity( lights and objects), No of clients'.A164:'by Tech , Scene Complexity( lights and objects), No of clients'.A164" chart:class="chart:line">
            <chart:data-point chart:repeated="3"/>
          </chart:series>
          <chart:series chart:style-name="ch10" chart:values-cell-range-address="'by Tech , Scene Complexity( lights and objects), No of clients'.B165:'by Tech , Scene Complexity( lights and objects), No of clients'.D165" chart:label-cell-address="'by Tech , Scene Complexity( lights and objects), No of clients'.A165:'by Tech , Scene Complexity( lights and objects), No of clients'.A165" chart:class="chart:line">
            <chart:data-point chart:repeated="3"/>
          </chart:series>
          <chart:series chart:style-name="ch11" chart:values-cell-range-address="'by Tech , Scene Complexity( lights and objects), No of clients'.B166:'by Tech , Scene Complexity( lights and objects), No of clients'.D166" chart:label-cell-address="'by Tech , Scene Complexity( lights and objects), No of clients'.A166:'by Tech , Scene Complexity( lights and objects), No of clients'.A166" chart:class="chart:line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4.469cm" svg:height="3.245cm" svg:x="0cm" svg:y="0cm">
          <draw:image xlink:href="Pictures/200001060000117500000CAD520555C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'by Tech , Scene Complexity( lights and objects), No of clients'.B160:'by Tech , Scene Complexity( lights and objects), No of clients'.D160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OpenGL – 100 lights</text:p>
                <draw:g>
                  <svg:desc>'by Tech , Scene Complexity( lights and objects), No of clients'.A161:'by Tech , Scene Complexity( lights and objects), No of clients'.A161</svg:desc>
                </draw:g>
              </table:table-cell>
              <table:table-cell office:value-type="float" office:value="175.501909091">
                <text:p>175.501909091</text:p>
                <draw:g>
                  <svg:desc>'by Tech , Scene Complexity( lights and objects), No of clients'.B161:'by Tech , Scene Complexity( lights and objects), No of clients'.D161</svg:desc>
                </draw:g>
              </table:table-cell>
              <table:table-cell office:value-type="float" office:value="335.332297414">
                <text:p>335.332297414</text:p>
              </table:table-cell>
              <table:table-cell office:value-type="float" office:value="275.290588374">
                <text:p>275.290588374</text:p>
              </table:table-cell>
            </table:table-row>
            <table:table-row>
              <table:table-cell office:value-type="string">
                <text:p>OpenGL – 500 0lights</text:p>
                <draw:g>
                  <svg:desc>'by Tech , Scene Complexity( lights and objects), No of clients'.A162:'by Tech , Scene Complexity( lights and objects), No of clients'.A162</svg:desc>
                </draw:g>
              </table:table-cell>
              <table:table-cell office:value-type="float" office:value="382.909756757">
                <text:p>382.909756757</text:p>
                <draw:g>
                  <svg:desc>'by Tech , Scene Complexity( lights and objects), No of clients'.B162:'by Tech , Scene Complexity( lights and objects), No of clients'.D162</svg:desc>
                </draw:g>
              </table:table-cell>
              <table:table-cell office:value-type="float" office:value="326.245625">
                <text:p>326.245625</text:p>
              </table:table-cell>
              <table:table-cell office:value-type="float" office:value="260.077235249">
                <text:p>260.077235249</text:p>
              </table:table-cell>
            </table:table-row>
            <table:table-row>
              <table:table-cell office:value-type="string">
                <text:p>OpenGL – 1000 lights</text:p>
                <draw:g>
                  <svg:desc>'by Tech , Scene Complexity( lights and objects), No of clients'.A163:'by Tech , Scene Complexity( lights and objects), No of clients'.A163</svg:desc>
                </draw:g>
              </table:table-cell>
              <table:table-cell office:value-type="float" office:value="847.286833333">
                <text:p>847.286833333</text:p>
                <draw:g>
                  <svg:desc>'by Tech , Scene Complexity( lights and objects), No of clients'.B163:'by Tech , Scene Complexity( lights and objects), No of clients'.D163</svg:desc>
                </draw:g>
              </table:table-cell>
              <table:table-cell office:value-type="float" office:value="324.824462595">
                <text:p>324.824462595</text:p>
              </table:table-cell>
              <table:table-cell office:value-type="float" office:value="246.18287266">
                <text:p>246.18287266</text:p>
              </table:table-cell>
            </table:table-row>
            <table:table-row>
              <table:table-cell office:value-type="string">
                <text:p>Vulkan – 100 lights</text:p>
                <draw:g>
                  <svg:desc>'by Tech , Scene Complexity( lights and objects), No of clients'.A164:'by Tech , Scene Complexity( lights and objects), No of clients'.A164</svg:desc>
                </draw:g>
              </table:table-cell>
              <table:table-cell office:value-type="float" office:value="195.570551724">
                <text:p>195.570551724</text:p>
                <draw:g>
                  <svg:desc>'by Tech , Scene Complexity( lights and objects), No of clients'.B164:'by Tech , Scene Complexity( lights and objects), No of clients'.D164</svg:desc>
                </draw:g>
              </table:table-cell>
              <table:table-cell office:value-type="float" office:value="294.041447294">
                <text:p>294.041447294</text:p>
              </table:table-cell>
              <table:table-cell office:value-type="float" office:value="283.448024382">
                <text:p>283.448024382</text:p>
              </table:table-cell>
            </table:table-row>
            <table:table-row>
              <table:table-cell office:value-type="string">
                <text:p>Vulkan – 500 0lights</text:p>
                <draw:g>
                  <svg:desc>'by Tech , Scene Complexity( lights and objects), No of clients'.A165:'by Tech , Scene Complexity( lights and objects), No of clients'.A165</svg:desc>
                </draw:g>
              </table:table-cell>
              <table:table-cell office:value-type="float" office:value="562.127333333">
                <text:p>562.127333333</text:p>
                <draw:g>
                  <svg:desc>'by Tech , Scene Complexity( lights and objects), No of clients'.B165:'by Tech , Scene Complexity( lights and objects), No of clients'.D165</svg:desc>
                </draw:g>
              </table:table-cell>
              <table:table-cell office:value-type="float" office:value="292.50382">
                <text:p>292.50382</text:p>
              </table:table-cell>
              <table:table-cell office:value-type="float" office:value="288.07073399">
                <text:p>288.07073399</text:p>
              </table:table-cell>
            </table:table-row>
            <table:table-row>
              <table:table-cell office:value-type="string">
                <text:p>Vulkan – 1000 lights</text:p>
                <draw:g>
                  <svg:desc>'by Tech , Scene Complexity( lights and objects), No of clients'.A166:'by Tech , Scene Complexity( lights and objects), No of clients'.A166</svg:desc>
                </draw:g>
              </table:table-cell>
              <table:table-cell office:value-type="float" office:value="787.555733333">
                <text:p>787.555733333</text:p>
                <draw:g>
                  <svg:desc>'by Tech , Scene Complexity( lights and objects), No of clients'.B166:'by Tech , Scene Complexity( lights and objects), No of clients'.D166</svg:desc>
                </draw:g>
              </table:table-cell>
              <table:table-cell office:value-type="float" office:value="299.656175">
                <text:p>299.656175</text:p>
              </table:table-cell>
              <table:table-cell office:value-type="float" office:value="287.535006944">
                <text:p>287.5350069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31cm" svg:y="3.402cm" style:legend-expansion="high" chart:style-name="ch2"/>
        <chart:plot-area chart:style-name="ch3" table:cell-range-address="Compression.A1:Compression.D5" chart:data-source-has-labels="both" svg:x="0.77cm" svg:y="0.855cm" svg:width="9.621cm" svg:height="7.545cm">
          <chartooo:coordinate-region svg:x="1.577cm" svg:y="1.068cm" svg:width="8.138cm" svg:height="6.659cm"/>
          <chart:axis chart:dimension="x" chart:name="primary-x" chart:style-name="ch4" chartooo:axis-type="auto">
            <chartooo:date-scale/>
            <chart:categories table:cell-range-address="Compression.B1:Compression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ression.B2:Compression.D2" chart:label-cell-address="Compression.A2:Compression.A2" chart:class="chart:line">
            <chart:data-point chart:repeated="3"/>
          </chart:series>
          <chart:series chart:style-name="ch7" chart:values-cell-range-address="Compression.B3:Compression.D3" chart:label-cell-address="Compression.A3:Compression.A3" chart:class="chart:line">
            <chart:data-point chart:repeated="3"/>
          </chart:series>
          <chart:series chart:style-name="ch8" chart:values-cell-range-address="Compression.B4:Compression.D4" chart:label-cell-address="Compression.A4:Compression.A4" chart:class="chart:line">
            <chart:data-point chart:repeated="3"/>
          </chart:series>
          <chart:series chart:style-name="ch9" chart:values-cell-range-address="Compression.B5:Compression.D5" chart:label-cell-address="Compression.A5:Compression.A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Compression.B1:Compression.D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OpenGL uncompressed</text:p>
                <draw:g>
                  <svg:desc>Compression.A2:Compression.A2</svg:desc>
                </draw:g>
              </table:table-cell>
              <table:table-cell office:value-type="float" office:value="26.5866677419">
                <text:p>26.5866677419</text:p>
                <draw:g>
                  <svg:desc>Compression.B2:Compression.D2</svg:desc>
                </draw:g>
              </table:table-cell>
              <table:table-cell office:value-type="float" office:value="65.6141597527">
                <text:p>65.6141597527</text:p>
              </table:table-cell>
              <table:table-cell office:value-type="float" office:value="44.7505641219">
                <text:p>44.7505641219</text:p>
              </table:table-cell>
            </table:table-row>
            <table:table-row>
              <table:table-cell office:value-type="string">
                <text:p>OpenGL compressed</text:p>
                <draw:g>
                  <svg:desc>Compression.A3:Compression.A3</svg:desc>
                </draw:g>
              </table:table-cell>
              <table:table-cell office:value-type="float" office:value="49.1852096774">
                <text:p>49.1852096774</text:p>
                <draw:g>
                  <svg:desc>Compression.B3:Compression.D3</svg:desc>
                </draw:g>
              </table:table-cell>
              <table:table-cell office:value-type="float" office:value="56.0090548531">
                <text:p>56.0090548531</text:p>
              </table:table-cell>
              <table:table-cell office:value-type="float" office:value="33.3175675175">
                <text:p>33.3175675175</text:p>
              </table:table-cell>
            </table:table-row>
            <table:table-row>
              <table:table-cell office:value-type="string">
                <text:p>Vulkan uncompressed</text:p>
                <draw:g>
                  <svg:desc>Compression.A4:Compression.A4</svg:desc>
                </draw:g>
              </table:table-cell>
              <table:table-cell office:value-type="float" office:value="24.72225">
                <text:p>24.72225</text:p>
                <draw:g>
                  <svg:desc>Compression.B4:Compression.D4</svg:desc>
                </draw:g>
              </table:table-cell>
              <table:table-cell office:value-type="float" office:value="47.1825238095">
                <text:p>47.1825238095</text:p>
              </table:table-cell>
              <table:table-cell office:value-type="float" office:value="83.1197596296">
                <text:p>83.1197596296</text:p>
              </table:table-cell>
            </table:table-row>
            <table:table-row>
              <table:table-cell office:value-type="string">
                <text:p>Vulkan compressed</text:p>
                <draw:g>
                  <svg:desc>Compression.A5:Compression.A5</svg:desc>
                </draw:g>
              </table:table-cell>
              <table:table-cell office:value-type="float" office:value="368.856535714">
                <text:p>368.856535714</text:p>
                <draw:g>
                  <svg:desc>Compression.B5:Compression.D5</svg:desc>
                </draw:g>
              </table:table-cell>
              <table:table-cell office:value-type="float" office:value="95.7356454301">
                <text:p>95.7356454301</text:p>
              </table:table-cell>
              <table:table-cell office:value-type="float" office:value="78.4086751058">
                <text:p>78.4086751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556cm" style:legend-expansion="high" chart:style-name="ch2"/>
        <chart:plot-area chart:style-name="ch3" table:cell-range-address="Compression.A31:Compression.D35" chart:data-source-has-labels="both" svg:x="0.77cm" svg:y="0.855cm" svg:width="8.483cm" svg:height="7.545cm">
          <chartooo:coordinate-region svg:x="1.762cm" svg:y="1.068cm" svg:width="6.815cm" svg:height="6.659cm"/>
          <chart:axis chart:dimension="x" chart:name="primary-x" chart:style-name="ch4" chartooo:axis-type="auto">
            <chartooo:date-scale/>
            <chart:categories table:cell-range-address="Compression.B31:Compression.D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ression.B32:Compression.D32" chart:label-cell-address="Compression.A32:Compression.A32" chart:class="chart:line">
            <chart:data-point chart:repeated="3"/>
          </chart:series>
          <chart:series chart:style-name="ch7" chart:values-cell-range-address="Compression.B33:Compression.D33" chart:label-cell-address="Compression.A33:Compression.A33" chart:class="chart:line">
            <chart:data-point chart:repeated="3"/>
          </chart:series>
          <chart:series chart:style-name="ch8" chart:values-cell-range-address="Compression.B34:Compression.D34" chart:label-cell-address="Compression.A34:Compression.A34" chart:class="chart:line">
            <chart:data-point chart:repeated="3"/>
          </chart:series>
          <chart:series chart:style-name="ch9" chart:values-cell-range-address="Compression.B35:Compression.D35" chart:label-cell-address="Compression.A35:Compression.A3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Compression.B31:Compression.D3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1280x720_L100_C0.txt</text:p>
                <draw:g>
                  <svg:desc>Compression.A32:Compression.A32</svg:desc>
                </draw:g>
              </table:table-cell>
              <table:table-cell office:value-type="float" office:value="96.7842774194">
                <text:p>96.7842774194</text:p>
                <draw:g>
                  <svg:desc>Compression.B32:Compression.D32</svg:desc>
                </draw:g>
              </table:table-cell>
              <table:table-cell office:value-type="float" office:value="163.281687192">
                <text:p>163.281687192</text:p>
              </table:table-cell>
              <table:table-cell office:value-type="float" office:value="123.597504301">
                <text:p>123.597504301</text:p>
              </table:table-cell>
            </table:table-row>
            <table:table-row>
              <table:table-cell office:value-type="string">
                <text:p>T1_1_OPENGL_1280x720_L100_C1.txt</text:p>
                <draw:g>
                  <svg:desc>Compression.A33:Compression.A33</svg:desc>
                </draw:g>
              </table:table-cell>
              <table:table-cell office:value-type="float" office:value="164.319172414">
                <text:p>164.319172414</text:p>
                <draw:g>
                  <svg:desc>Compression.B33:Compression.D33</svg:desc>
                </draw:g>
              </table:table-cell>
              <table:table-cell office:value-type="float" office:value="56.1506364942">
                <text:p>56.1506364942</text:p>
              </table:table-cell>
              <table:table-cell office:value-type="float" office:value="61.2485829861">
                <text:p>61.2485829861</text:p>
              </table:table-cell>
            </table:table-row>
            <table:table-row>
              <table:table-cell office:value-type="string">
                <text:p>T1_1_VULKAN_1280x720_L100_C0.txt</text:p>
                <draw:g>
                  <svg:desc>Compression.A34:Compression.A34</svg:desc>
                </draw:g>
              </table:table-cell>
              <table:table-cell office:value-type="float" office:value="80.8580965517">
                <text:p>80.8580965517</text:p>
                <draw:g>
                  <svg:desc>Compression.B34:Compression.D34</svg:desc>
                </draw:g>
              </table:table-cell>
              <table:table-cell office:value-type="float" office:value="144.910310345">
                <text:p>144.910310345</text:p>
              </table:table-cell>
              <table:table-cell office:value-type="float" office:value="150.049473109">
                <text:p>150.049473109</text:p>
              </table:table-cell>
            </table:table-row>
            <table:table-row>
              <table:table-cell office:value-type="string">
                <text:p>T1_1_VULKAN_1280x720_L100_C1.txt</text:p>
                <draw:g>
                  <svg:desc>Compression.A35:Compression.A35</svg:desc>
                </draw:g>
              </table:table-cell>
              <table:table-cell office:value-type="float" office:value="1234.52177419">
                <text:p>1234.52177419</text:p>
                <draw:g>
                  <svg:desc>Compression.B35:Compression.D35</svg:desc>
                </draw:g>
              </table:table-cell>
              <table:table-cell office:value-type="float" office:value="179.752035714">
                <text:p>179.752035714</text:p>
              </table:table-cell>
              <table:table-cell office:value-type="float" office:value="148.781486772">
                <text:p>148.7814867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556cm" style:legend-expansion="high" chart:style-name="ch2"/>
        <chart:plot-area chart:style-name="ch3" table:cell-range-address="Compression.A56:Compression.D60" chart:data-source-has-labels="both" svg:x="0.77cm" svg:y="0.855cm" svg:width="8.483cm" svg:height="7.545cm">
          <chartooo:coordinate-region svg:x="1.762cm" svg:y="1.068cm" svg:width="6.815cm" svg:height="6.659cm"/>
          <chart:axis chart:dimension="x" chart:name="primary-x" chart:style-name="ch4" chartooo:axis-type="auto">
            <chartooo:date-scale/>
            <chart:categories table:cell-range-address="Compression.B56:Compression.D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ression.B57:Compression.D57" chart:label-cell-address="Compression.A57:Compression.A57" chart:class="chart:line">
            <chart:data-point chart:repeated="3"/>
          </chart:series>
          <chart:series chart:style-name="ch7" chart:values-cell-range-address="Compression.B58:Compression.D58" chart:label-cell-address="Compression.A58:Compression.A58" chart:class="chart:line">
            <chart:data-point chart:repeated="3"/>
          </chart:series>
          <chart:series chart:style-name="ch8" chart:values-cell-range-address="Compression.B59:Compression.D59" chart:label-cell-address="Compression.A59:Compression.A59" chart:class="chart:line">
            <chart:data-point chart:repeated="3"/>
          </chart:series>
          <chart:series chart:style-name="ch9" chart:values-cell-range-address="Compression.B60:Compression.D60" chart:label-cell-address="Compression.A60:Compression.A6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</text:p>
                <draw:g>
                  <svg:desc>Compression.B56:Compression.D56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3 Clients</text:p>
              </table:table-cell>
            </table:table-row>
          </table:table-header-rows>
          <table:table-rows>
            <table:table-row>
              <table:table-cell office:value-type="string">
                <text:p>T1_1_OPENGL_1920x1080_L1000_C0.txt</text:p>
                <draw:g>
                  <svg:desc>Compression.A57:Compression.A57</svg:desc>
                </draw:g>
              </table:table-cell>
              <table:table-cell office:value-type="float" office:value="847.286833333">
                <text:p>847.286833333</text:p>
                <draw:g>
                  <svg:desc>Compression.B57:Compression.D57</svg:desc>
                </draw:g>
              </table:table-cell>
              <table:table-cell office:value-type="float" office:value="324.824462595">
                <text:p>324.824462595</text:p>
              </table:table-cell>
              <table:table-cell office:value-type="float" office:value="246.18287266">
                <text:p>246.18287266</text:p>
              </table:table-cell>
            </table:table-row>
            <table:table-row>
              <table:table-cell office:value-type="string">
                <text:p>T1_1_OPENGL_1920x1080_L1000_C1.txt</text:p>
                <draw:g>
                  <svg:desc>Compression.A58:Compression.A58</svg:desc>
                </draw:g>
              </table:table-cell>
              <table:table-cell office:value-type="float" office:value="911.7948125">
                <text:p>911.7948125</text:p>
                <draw:g>
                  <svg:desc>Compression.B58:Compression.D58</svg:desc>
                </draw:g>
              </table:table-cell>
              <table:table-cell office:value-type="float" office:value="214.772319965">
                <text:p>214.772319965</text:p>
              </table:table-cell>
              <table:table-cell office:value-type="float" office:value="200.7119924">
                <text:p>200.7119924</text:p>
              </table:table-cell>
            </table:table-row>
            <table:table-row>
              <table:table-cell office:value-type="string">
                <text:p>T1_1_VULKAN_1920x1080_L1000_C0.txt</text:p>
                <draw:g>
                  <svg:desc>Compression.A59:Compression.A59</svg:desc>
                </draw:g>
              </table:table-cell>
              <table:table-cell office:value-type="float" office:value="787.555733333">
                <text:p>787.555733333</text:p>
                <draw:g>
                  <svg:desc>Compression.B59:Compression.D59</svg:desc>
                </draw:g>
              </table:table-cell>
              <table:table-cell office:value-type="float" office:value="299.656175">
                <text:p>299.656175</text:p>
              </table:table-cell>
              <table:table-cell office:value-type="float" office:value="287.535006944">
                <text:p>287.535006944</text:p>
              </table:table-cell>
            </table:table-row>
            <table:table-row>
              <table:table-cell office:value-type="string">
                <text:p>T1_1_VULKAN_1920x1080_L1000_C1.txt</text:p>
                <draw:g>
                  <svg:desc>Compression.A60:Compression.A60</svg:desc>
                </draw:g>
              </table:table-cell>
              <table:table-cell office:value-type="float" office:value="4213.66807692">
                <text:p>4213.66807692</text:p>
                <draw:g>
                  <svg:desc>Compression.B60:Compression.D60</svg:desc>
                </draw:g>
              </table:table-cell>
              <table:table-cell office:value-type="float" office:value="609.559152143">
                <text:p>609.559152143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